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43">
            <text:p>143</text:p>
          </table:table-cell>
          <table:table-cell office:value-type="float" office:value="27">
            <text:p>27</text:p>
          </table:table-cell>
          <table:table-cell table:formula="of:=([.A1]-[.F$2])^2" office:value-type="float" office:value="244.2969">
            <text:p>244.2969</text:p>
          </table:table-cell>
          <table:table-cell table:formula="of:=([.B1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table:formula="of:=([.A2]-[.F$2])^2" office:value-type="float" office:value="2848.3569">
            <text:p>2848.3569</text:p>
          </table:table-cell>
          <table:table-cell table:formula="of:=([.B2]-[.G$2])^2" office:value-type="float" office:value="7.3441">
            <text:p>7.3441</text:p>
          </table:table-cell>
          <table:table-cell/>
          <table:table-cell table:formula="of:=SUM([.A1:.A1000])/1000" office:value-type="float" office:value="127.37">
            <text:p>127.37</text:p>
          </table:table-cell>
          <table:table-cell table:formula="of:=SUM([.B1:.B1000])/1000" office:value-type="float" office:value="21.71">
            <text:p>21.71</text:p>
          </table:table-cell>
          <table:table-cell/>
          <table:table-cell table:formula="of:=SUM([.C1:.C1000])/999" office:value-type="float" office:value="1308.53363363363">
            <text:p>1308.5336336336</text:p>
          </table:table-cell>
          <table:table-cell table:formula="of:=SUM([.D1:.D1000])/999" office:value-type="float" office:value="107.653553553554">
            <text:p>107.653553553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table:formula="of:=([.A3]-[.F$2])^2" office:value-type="float" office:value="1629.7369">
            <text:p>1629.7369</text:p>
          </table:table-cell>
          <table:table-cell table:formula="of:=([.B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formula="of:=([.A4]-[.F$2])^2" office:value-type="float" office:value="643.6369">
            <text:p>643.6369</text:p>
          </table:table-cell>
          <table:table-cell table:formula="of:=([.B4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table:formula="of:=([.A5]-[.F$2])^2" office:value-type="float" office:value="1181.2969">
            <text:p>1181.2969</text:p>
          </table:table-cell>
          <table:table-cell table:formula="of:=([.B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6]-[.F$2])^2" office:value-type="float" office:value="40.5769000000001">
            <text:p>40.5769</text:p>
          </table:table-cell>
          <table:table-cell table:formula="of:=([.B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table:formula="of:=([.A7]-[.F$2])^2" office:value-type="float" office:value="11.3569">
            <text:p>11.3569</text:p>
          </table:table-cell>
          <table:table-cell table:formula="of:=([.B7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2">
            <text:p>22</text:p>
          </table:table-cell>
          <table:table-cell table:formula="of:=([.A8]-[.F$2])^2" office:value-type="float" office:value="709.1569">
            <text:p>709.1569</text:p>
          </table:table-cell>
          <table:table-cell table:formula="of:=([.B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9]-[.F$2])^2" office:value-type="float" office:value="1.87690000000001">
            <text:p>1.8769</text:p>
          </table:table-cell>
          <table:table-cell table:formula="of:=([.B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5">
            <text:p>25</text:p>
          </table:table-cell>
          <table:table-cell table:formula="of:=([.A10]-[.F$2])^2" office:value-type="float" office:value="40.5769000000001">
            <text:p>40.5769</text:p>
          </table:table-cell>
          <table:table-cell table:formula="of:=([.B10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11]-[.F$2])^2" office:value-type="float" office:value="643.6369">
            <text:p>643.6369</text:p>
          </table:table-cell>
          <table:table-cell table:formula="of:=([.B1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table:formula="of:=([.A12]-[.F$2])^2" office:value-type="float" office:value="593.8969">
            <text:p>593.8969</text:p>
          </table:table-cell>
          <table:table-cell table:formula="of:=([.B12]-[.G$2])^2" office:value-type="float" office:value="68.7241">
            <text:p>68.72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formula="of:=([.A13]-[.F$2])^2" office:value-type="float" office:value="643.6369">
            <text:p>643.6369</text:p>
          </table:table-cell>
          <table:table-cell table:formula="of:=([.B1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table:formula="of:=([.A14]-[.F$2])^2" office:value-type="float" office:value="2243.9169">
            <text:p>2243.9169</text:p>
          </table:table-cell>
          <table:table-cell table:formula="of:=([.B1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15]-[.F$2])^2" office:value-type="float" office:value="414.9369">
            <text:p>414.9369</text:p>
          </table:table-cell>
          <table:table-cell table:formula="of:=([.B1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table:formula="of:=([.A16]-[.F$2])^2" office:value-type="float" office:value="546.1569">
            <text:p>546.1569</text:p>
          </table:table-cell>
          <table:table-cell table:formula="of:=([.B1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17]-[.F$2])^2" office:value-type="float" office:value="206.4969">
            <text:p>206.4969</text:p>
          </table:table-cell>
          <table:table-cell table:formula="of:=([.B17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table:formula="of:=([.A18]-[.F$2])^2" office:value-type="float" office:value="984.0769">
            <text:p>984.0769</text:p>
          </table:table-cell>
          <table:table-cell table:formula="of:=([.B1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table:formula="of:=([.A19]-[.F$2])^2" office:value-type="float" office:value="0.396899999999994">
            <text:p>0.3969</text:p>
          </table:table-cell>
          <table:table-cell table:formula="of:=([.B19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20]-[.F$2])^2" office:value-type="float" office:value="87.7969000000001">
            <text:p>87.7969</text:p>
          </table:table-cell>
          <table:table-cell table:formula="of:=([.B2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table:formula="of:=([.A21]-[.F$2])^2" office:value-type="float" office:value="643.6369">
            <text:p>643.6369</text:p>
          </table:table-cell>
          <table:table-cell table:formula="of:=([.B2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table:formula="of:=([.A22]-[.F$2])^2" office:value-type="float" office:value="1130.9769">
            <text:p>1130.9769</text:p>
          </table:table-cell>
          <table:table-cell table:formula="of:=([.B2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table:formula="of:=([.A23]-[.F$2])^2" office:value-type="float" office:value="1711.4769">
            <text:p>1711.4769</text:p>
          </table:table-cell>
          <table:table-cell table:formula="of:=([.B2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table:formula="of:=([.A24]-[.F$2])^2" office:value-type="float" office:value="5.61690000000002">
            <text:p>5.6169</text:p>
          </table:table-cell>
          <table:table-cell table:formula="of:=([.B24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25]-[.F$2])^2" office:value-type="float" office:value="593.8969">
            <text:p>593.8969</text:p>
          </table:table-cell>
          <table:table-cell table:formula="of:=([.B2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table:formula="of:=([.A26]-[.F$2])^2" office:value-type="float" office:value="819.6769">
            <text:p>819.6769</text:p>
          </table:table-cell>
          <table:table-cell table:formula="of:=([.B2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table:formula="of:=([.A27]-[.F$2])^2" office:value-type="float" office:value="159.5169">
            <text:p>159.5169</text:p>
          </table:table-cell>
          <table:table-cell table:formula="of:=([.B2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1">
            <text:p>21</text:p>
          </table:table-cell>
          <table:table-cell table:formula="of:=([.A28]-[.F$2])^2" office:value-type="float" office:value="310.8169">
            <text:p>310.8169</text:p>
          </table:table-cell>
          <table:table-cell table:formula="of:=([.B28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table:formula="of:=([.A29]-[.F$2])^2" office:value-type="float" office:value="267.9769">
            <text:p>267.9769</text:p>
          </table:table-cell>
          <table:table-cell table:formula="of:=([.B29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table:formula="of:=([.A30]-[.F$2])^2" office:value-type="float" office:value="1472.2569">
            <text:p>1472.2569</text:p>
          </table:table-cell>
          <table:table-cell table:formula="of:=([.B3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table:formula="of:=([.A31]-[.F$2])^2" office:value-type="float" office:value="6.91689999999998">
            <text:p>6.9169</text:p>
          </table:table-cell>
          <table:table-cell table:formula="of:=([.B3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32]-[.F$2])^2" office:value-type="float" office:value="310.8169">
            <text:p>310.8169</text:p>
          </table:table-cell>
          <table:table-cell table:formula="of:=([.B3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8">
            <text:p>28</text:p>
          </table:table-cell>
          <table:table-cell table:formula="of:=([.A33]-[.F$2])^2" office:value-type="float" office:value="13.1769">
            <text:p>13.1769</text:p>
          </table:table-cell>
          <table:table-cell table:formula="of:=([.B33]-[.G$2])^2" office:value-type="float" office:value="39.5641">
            <text:p>39.56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table:formula="of:=([.A34]-[.F$2])^2" office:value-type="float" office:value="236.2369">
            <text:p>236.2369</text:p>
          </table:table-cell>
          <table:table-cell table:formula="of:=([.B34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table:formula="of:=([.A35]-[.F$2])^2" office:value-type="float" office:value="31.6968999999999">
            <text:p>31.6969</text:p>
          </table:table-cell>
          <table:table-cell table:formula="of:=([.B35]-[.G$2])^2" office:value-type="float" office:value="39.5641">
            <text:p>39.56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table:formula="of:=([.A36]-[.F$2])^2" office:value-type="float" office:value="40.5769000000001">
            <text:p>40.5769</text:p>
          </table:table-cell>
          <table:table-cell table:formula="of:=([.B36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37]-[.F$2])^2" office:value-type="float" office:value="414.9369">
            <text:p>414.9369</text:p>
          </table:table-cell>
          <table:table-cell table:formula="of:=([.B3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1">
            <text:p>21</text:p>
          </table:table-cell>
          <table:table-cell table:formula="of:=([.A38]-[.F$2])^2" office:value-type="float" office:value="385.3369">
            <text:p>385.3369</text:p>
          </table:table-cell>
          <table:table-cell table:formula="of:=([.B38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">
            <text:p>20</text:p>
          </table:table-cell>
          <table:table-cell table:formula="of:=([.A39]-[.F$2])^2" office:value-type="float" office:value="819.6769">
            <text:p>819.6769</text:p>
          </table:table-cell>
          <table:table-cell table:formula="of:=([.B39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40]-[.F$2])^2" office:value-type="float" office:value="129.2769">
            <text:p>129.2769</text:p>
          </table:table-cell>
          <table:table-cell table:formula="of:=([.B4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41]-[.F$2])^2" office:value-type="float" office:value="87.7969000000001">
            <text:p>87.7969</text:p>
          </table:table-cell>
          <table:table-cell table:formula="of:=([.B4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table:formula="of:=([.A42]-[.F$2])^2" office:value-type="float" office:value="593.8969">
            <text:p>593.8969</text:p>
          </table:table-cell>
          <table:table-cell table:formula="of:=([.B4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43]-[.F$2])^2" office:value-type="float" office:value="87.7969000000001">
            <text:p>87.7969</text:p>
          </table:table-cell>
          <table:table-cell table:formula="of:=([.B4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  <table:table-cell table:formula="of:=([.A44]-[.F$2])^2" office:value-type="float" office:value="1130.9769">
            <text:p>1130.9769</text:p>
          </table:table-cell>
          <table:table-cell table:formula="of:=([.B44]-[.G$2])^2" office:value-type="float" office:value="22.1841">
            <text:p>22.18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table:formula="of:=([.A45]-[.F$2])^2" office:value-type="float" office:value="2.65689999999999">
            <text:p>2.6569</text:p>
          </table:table-cell>
          <table:table-cell table:formula="of:=([.B4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46]-[.F$2])^2" office:value-type="float" office:value="385.3369">
            <text:p>385.3369</text:p>
          </table:table-cell>
          <table:table-cell table:formula="of:=([.B4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47]-[.F$2])^2" office:value-type="float" office:value="310.8169">
            <text:p>310.8169</text:p>
          </table:table-cell>
          <table:table-cell table:formula="of:=([.B4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table:formula="of:=([.A48]-[.F$2])^2" office:value-type="float" office:value="206.4969">
            <text:p>206.4969</text:p>
          </table:table-cell>
          <table:table-cell table:formula="of:=([.B4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49]-[.F$2])^2" office:value-type="float" office:value="593.8969">
            <text:p>593.8969</text:p>
          </table:table-cell>
          <table:table-cell table:formula="of:=([.B4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0">
            <text:p>20</text:p>
          </table:table-cell>
          <table:table-cell table:formula="of:=([.A50]-[.F$2])^2" office:value-type="float" office:value="135.2569">
            <text:p>135.2569</text:p>
          </table:table-cell>
          <table:table-cell table:formula="of:=([.B5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table:formula="of:=([.A51]-[.F$2])^2" office:value-type="float" office:value="236.2369">
            <text:p>236.2369</text:p>
          </table:table-cell>
          <table:table-cell table:formula="of:=([.B5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table:formula="of:=([.A52]-[.F$2])^2" office:value-type="float" office:value="2339.6569">
            <text:p>2339.6569</text:p>
          </table:table-cell>
          <table:table-cell table:formula="of:=([.B52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table:formula="of:=([.A53]-[.F$2])^2" office:value-type="float" office:value="276.5569">
            <text:p>276.5569</text:p>
          </table:table-cell>
          <table:table-cell table:formula="of:=([.B53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table:formula="of:=([.A54]-[.F$2])^2" office:value-type="float" office:value="375.1969">
            <text:p>375.1969</text:p>
          </table:table-cell>
          <table:table-cell table:formula="of:=([.B5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table:formula="of:=([.A55]-[.F$2])^2" office:value-type="float" office:value="375.1969">
            <text:p>375.1969</text:p>
          </table:table-cell>
          <table:table-cell table:formula="of:=([.B55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9">
            <text:p>19</text:p>
          </table:table-cell>
          <table:table-cell table:formula="of:=([.A56]-[.F$2])^2" office:value-type="float" office:value="19.0969">
            <text:p>19.0969</text:p>
          </table:table-cell>
          <table:table-cell table:formula="of:=([.B5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table:formula="of:=([.A57]-[.F$2])^2" office:value-type="float" office:value="512.1169">
            <text:p>512.1169</text:p>
          </table:table-cell>
          <table:table-cell table:formula="of:=([.B57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4">
            <text:p>24</text:p>
          </table:table-cell>
          <table:table-cell table:formula="of:=([.A58]-[.F$2])^2" office:value-type="float" office:value="643.6369">
            <text:p>643.6369</text:p>
          </table:table-cell>
          <table:table-cell table:formula="of:=([.B58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59]-[.F$2])^2" office:value-type="float" office:value="54.3169000000001">
            <text:p>54.3169</text:p>
          </table:table-cell>
          <table:table-cell table:formula="of:=([.B5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table:formula="of:=([.A60]-[.F$2])^2" office:value-type="float" office:value="606.6369">
            <text:p>606.6369</text:p>
          </table:table-cell>
          <table:table-cell table:formula="of:=([.B6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table:formula="of:=([.A61]-[.F$2])^2" office:value-type="float" office:value="178.7569">
            <text:p>178.7569</text:p>
          </table:table-cell>
          <table:table-cell table:formula="of:=([.B6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6">
            <text:p>26</text:p>
          </table:table-cell>
          <table:table-cell table:formula="of:=([.A62]-[.F$2])^2" office:value-type="float" office:value="414.9369">
            <text:p>414.9369</text:p>
          </table:table-cell>
          <table:table-cell table:formula="of:=([.B62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">
            <text:p>25</text:p>
          </table:table-cell>
          <table:table-cell table:formula="of:=([.A63]-[.F$2])^2" office:value-type="float" office:value="0.136900000000003">
            <text:p>0.1369</text:p>
          </table:table-cell>
          <table:table-cell table:formula="of:=([.B63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8">
            <text:p>28</text:p>
          </table:table-cell>
          <table:table-cell table:formula="of:=([.A64]-[.F$2])^2" office:value-type="float" office:value="0.396899999999994">
            <text:p>0.3969</text:p>
          </table:table-cell>
          <table:table-cell table:formula="of:=([.B64]-[.G$2])^2" office:value-type="float" office:value="39.5641">
            <text:p>39.56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table:formula="of:=([.A65]-[.F$2])^2" office:value-type="float" office:value="500.4169">
            <text:p>500.4169</text:p>
          </table:table-cell>
          <table:table-cell table:formula="of:=([.B65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table:formula="of:=([.A66]-[.F$2])^2" office:value-type="float" office:value="375.1969">
            <text:p>375.1969</text:p>
          </table:table-cell>
          <table:table-cell table:formula="of:=([.B66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([.A67]-[.F$2])^2" office:value-type="float" office:value="54.3169000000001">
            <text:p>54.3169</text:p>
          </table:table-cell>
          <table:table-cell table:formula="of:=([.B67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2">
            <text:p>22</text:p>
          </table:table-cell>
          <table:table-cell table:formula="of:=([.A68]-[.F$2])^2" office:value-type="float" office:value="244.2969">
            <text:p>244.2969</text:p>
          </table:table-cell>
          <table:table-cell table:formula="of:=([.B6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table:formula="of:=([.A69]-[.F$2])^2" office:value-type="float" office:value="40.5769000000001">
            <text:p>40.5769</text:p>
          </table:table-cell>
          <table:table-cell table:formula="of:=([.B6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  <table:table-cell table:formula="of:=([.A70]-[.F$2])^2" office:value-type="float" office:value="40.5769000000001">
            <text:p>40.5769</text:p>
          </table:table-cell>
          <table:table-cell table:formula="of:=([.B7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">
            <text:p>21</text:p>
          </table:table-cell>
          <table:table-cell table:formula="of:=([.A71]-[.F$2])^2" office:value-type="float" office:value="40.5769000000001">
            <text:p>40.5769</text:p>
          </table:table-cell>
          <table:table-cell table:formula="of:=([.B7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formula="of:=([.A72]-[.F$2])^2" office:value-type="float" office:value="1251.0369">
            <text:p>1251.0369</text:p>
          </table:table-cell>
          <table:table-cell table:formula="of:=([.B7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0">
            <text:p>20</text:p>
          </table:table-cell>
          <table:table-cell table:formula="of:=([.A73]-[.F$2])^2" office:value-type="float" office:value="214.0369">
            <text:p>214.0369</text:p>
          </table:table-cell>
          <table:table-cell table:formula="of:=([.B73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table:formula="of:=([.A74]-[.F$2])^2" office:value-type="float" office:value="1113.5569">
            <text:p>1113.5569</text:p>
          </table:table-cell>
          <table:table-cell table:formula="of:=([.B7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table:formula="of:=([.A75]-[.F$2])^2" office:value-type="float" office:value="153.0169">
            <text:p>153.0169</text:p>
          </table:table-cell>
          <table:table-cell table:formula="of:=([.B7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table:formula="of:=([.A76]-[.F$2])^2" office:value-type="float" office:value="804.8569">
            <text:p>804.8569</text:p>
          </table:table-cell>
          <table:table-cell table:formula="of:=([.B7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table:formula="of:=([.A77]-[.F$2])^2" office:value-type="float" office:value="5275.1169">
            <text:p>5275.1169</text:p>
          </table:table-cell>
          <table:table-cell table:formula="of:=([.B77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table:formula="of:=([.A78]-[.F$2])^2" office:value-type="float" office:value="2058.4369">
            <text:p>2058.4369</text:p>
          </table:table-cell>
          <table:table-cell table:formula="of:=([.B7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5">
            <text:p>25</text:p>
          </table:table-cell>
          <table:table-cell table:formula="of:=([.A79]-[.F$2])^2" office:value-type="float" office:value="606.6369">
            <text:p>606.6369</text:p>
          </table:table-cell>
          <table:table-cell table:formula="of:=([.B79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  <table:table-cell table:formula="of:=([.A80]-[.F$2])^2" office:value-type="float" office:value="28.8369">
            <text:p>28.8369</text:p>
          </table:table-cell>
          <table:table-cell table:formula="of:=([.B80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81]-[.F$2])^2" office:value-type="float" office:value="922.3369">
            <text:p>922.3369</text:p>
          </table:table-cell>
          <table:table-cell table:formula="of:=([.B8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table:formula="of:=([.A82]-[.F$2])^2" office:value-type="float" office:value="862.5969">
            <text:p>862.5969</text:p>
          </table:table-cell>
          <table:table-cell table:formula="of:=([.B82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1">
            <text:p>21</text:p>
          </table:table-cell>
          <table:table-cell table:formula="of:=([.A83]-[.F$2])^2" office:value-type="float" office:value="310.8169">
            <text:p>310.8169</text:p>
          </table:table-cell>
          <table:table-cell table:formula="of:=([.B8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table:formula="of:=([.A84]-[.F$2])^2" office:value-type="float" office:value="129.2769">
            <text:p>129.2769</text:p>
          </table:table-cell>
          <table:table-cell table:formula="of:=([.B84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85]-[.F$2])^2" office:value-type="float" office:value="347.0769">
            <text:p>347.0769</text:p>
          </table:table-cell>
          <table:table-cell table:formula="of:=([.B85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([.A86]-[.F$2])^2" office:value-type="float" office:value="862.5969">
            <text:p>862.5969</text:p>
          </table:table-cell>
          <table:table-cell table:formula="of:=([.B86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([.A87]-[.F$2])^2" office:value-type="float" office:value="31.6968999999999">
            <text:p>31.6969</text:p>
          </table:table-cell>
          <table:table-cell table:formula="of:=([.B87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9">
            <text:p>19</text:p>
          </table:table-cell>
          <table:table-cell table:formula="of:=([.A88]-[.F$2])^2" office:value-type="float" office:value="1570.5369">
            <text:p>1570.5369</text:p>
          </table:table-cell>
          <table:table-cell table:formula="of:=([.B8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table:formula="of:=([.A89]-[.F$2])^2" office:value-type="float" office:value="695.3769">
            <text:p>695.3769</text:p>
          </table:table-cell>
          <table:table-cell table:formula="of:=([.B8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90]-[.F$2])^2" office:value-type="float" office:value="206.4969">
            <text:p>206.4969</text:p>
          </table:table-cell>
          <table:table-cell table:formula="of:=([.B90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table:formula="of:=([.A91]-[.F$2])^2" office:value-type="float" office:value="643.6369">
            <text:p>643.6369</text:p>
          </table:table-cell>
          <table:table-cell table:formula="of:=([.B9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table:formula="of:=([.A92]-[.F$2])^2" office:value-type="float" office:value="546.1569">
            <text:p>546.1569</text:p>
          </table:table-cell>
          <table:table-cell table:formula="of:=([.B92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93]-[.F$2])^2" office:value-type="float" office:value="984.0769">
            <text:p>984.0769</text:p>
          </table:table-cell>
          <table:table-cell table:formula="of:=([.B9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table:formula="of:=([.A94]-[.F$2])^2" office:value-type="float" office:value="456.6769">
            <text:p>456.6769</text:p>
          </table:table-cell>
          <table:table-cell table:formula="of:=([.B94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95]-[.F$2])^2" office:value-type="float" office:value="804.8569">
            <text:p>804.8569</text:p>
          </table:table-cell>
          <table:table-cell table:formula="of:=([.B9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([.A96]-[.F$2])^2" office:value-type="float" office:value="267.9769">
            <text:p>267.9769</text:p>
          </table:table-cell>
          <table:table-cell table:formula="of:=([.B9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9">
            <text:p>29</text:p>
          </table:table-cell>
          <table:table-cell table:formula="of:=([.A97]-[.F$2])^2" office:value-type="float" office:value="28.8369">
            <text:p>28.8369</text:p>
          </table:table-cell>
          <table:table-cell table:formula="of:=([.B97]-[.G$2])^2" office:value-type="float" office:value="53.1441">
            <text:p>53.14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formula="of:=([.A98]-[.F$2])^2" office:value-type="float" office:value="107.5369">
            <text:p>107.5369</text:p>
          </table:table-cell>
          <table:table-cell table:formula="of:=([.B9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6">
            <text:p>26</text:p>
          </table:table-cell>
          <table:table-cell table:formula="of:=([.A99]-[.F$2])^2" office:value-type="float" office:value="2.65689999999999">
            <text:p>2.6569</text:p>
          </table:table-cell>
          <table:table-cell table:formula="of:=([.B99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9">
            <text:p>19</text:p>
          </table:table-cell>
          <table:table-cell table:formula="of:=([.A100]-[.F$2])^2" office:value-type="float" office:value="347.0769">
            <text:p>347.0769</text:p>
          </table:table-cell>
          <table:table-cell table:formula="of:=([.B10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table:formula="of:=([.A101]-[.F$2])^2" office:value-type="float" office:value="2268.6169">
            <text:p>2268.6169</text:p>
          </table:table-cell>
          <table:table-cell table:formula="of:=([.B10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table:formula="of:=([.A102]-[.F$2])^2" office:value-type="float" office:value="1396.5169">
            <text:p>1396.5169</text:p>
          </table:table-cell>
          <table:table-cell table:formula="of:=([.B102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103]-[.F$2])^2" office:value-type="float" office:value="1549.9969">
            <text:p>1549.9969</text:p>
          </table:table-cell>
          <table:table-cell table:formula="of:=([.B103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">
            <text:p>18</text:p>
          </table:table-cell>
          <table:table-cell table:formula="of:=([.A104]-[.F$2])^2" office:value-type="float" office:value="819.6769">
            <text:p>819.6769</text:p>
          </table:table-cell>
          <table:table-cell table:formula="of:=([.B10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table:formula="of:=([.A105]-[.F$2])^2" office:value-type="float" office:value="159.5169">
            <text:p>159.5169</text:p>
          </table:table-cell>
          <table:table-cell table:formula="of:=([.B10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table:formula="of:=([.A106]-[.F$2])^2" office:value-type="float" office:value="643.6369">
            <text:p>643.6369</text:p>
          </table:table-cell>
          <table:table-cell table:formula="of:=([.B10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">
            <text:p>18</text:p>
          </table:table-cell>
          <table:table-cell table:formula="of:=([.A107]-[.F$2])^2" office:value-type="float" office:value="92.7368999999999">
            <text:p>92.7369</text:p>
          </table:table-cell>
          <table:table-cell table:formula="of:=([.B10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108]-[.F$2])^2" office:value-type="float" office:value="2.65689999999999">
            <text:p>2.6569</text:p>
          </table:table-cell>
          <table:table-cell table:formula="of:=([.B10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">
            <text:p>18</text:p>
          </table:table-cell>
          <table:table-cell table:formula="of:=([.A109]-[.F$2])^2" office:value-type="float" office:value="24847.2169">
            <text:p>24847.2169</text:p>
          </table:table-cell>
          <table:table-cell table:formula="of:=([.B10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([.A110]-[.F$2])^2" office:value-type="float" office:value="1711.4769">
            <text:p>1711.4769</text:p>
          </table:table-cell>
          <table:table-cell table:formula="of:=([.B11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formula="of:=([.A111]-[.F$2])^2" office:value-type="float" office:value="107.5369">
            <text:p>107.5369</text:p>
          </table:table-cell>
          <table:table-cell table:formula="of:=([.B11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">
            <text:p>22</text:p>
          </table:table-cell>
          <table:table-cell table:formula="of:=([.A112]-[.F$2])^2" office:value-type="float" office:value="28.8369">
            <text:p>28.8369</text:p>
          </table:table-cell>
          <table:table-cell table:formula="of:=([.B11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table:formula="of:=([.A113]-[.F$2])^2" office:value-type="float" office:value="159.5169">
            <text:p>159.5169</text:p>
          </table:table-cell>
          <table:table-cell table:formula="of:=([.B11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">
            <text:p>18</text:p>
          </table:table-cell>
          <table:table-cell table:formula="of:=([.A114]-[.F$2])^2" office:value-type="float" office:value="656.8969">
            <text:p>656.8969</text:p>
          </table:table-cell>
          <table:table-cell table:formula="of:=([.B11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table:formula="of:=([.A115]-[.F$2])^2" office:value-type="float" office:value="236.2369">
            <text:p>236.2369</text:p>
          </table:table-cell>
          <table:table-cell table:formula="of:=([.B11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4">
            <text:p>24</text:p>
          </table:table-cell>
          <table:table-cell table:formula="of:=([.A116]-[.F$2])^2" office:value-type="float" office:value="107.5369">
            <text:p>107.5369</text:p>
          </table:table-cell>
          <table:table-cell table:formula="of:=([.B116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117]-[.F$2])^2" office:value-type="float" office:value="375.1969">
            <text:p>375.1969</text:p>
          </table:table-cell>
          <table:table-cell table:formula="of:=([.B11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formula="of:=([.A118]-[.F$2])^2" office:value-type="float" office:value="500.4169">
            <text:p>500.4169</text:p>
          </table:table-cell>
          <table:table-cell table:formula="of:=([.B11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table:formula="of:=([.A119]-[.F$2])^2" office:value-type="float" office:value="112.9969">
            <text:p>112.9969</text:p>
          </table:table-cell>
          <table:table-cell table:formula="of:=([.B119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120]-[.F$2])^2" office:value-type="float" office:value="40.5769000000001">
            <text:p>40.5769</text:p>
          </table:table-cell>
          <table:table-cell table:formula="of:=([.B12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table:formula="of:=([.A121]-[.F$2])^2" office:value-type="float" office:value="877.9369">
            <text:p>877.9369</text:p>
          </table:table-cell>
          <table:table-cell table:formula="of:=([.B12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122]-[.F$2])^2" office:value-type="float" office:value="1181.2969">
            <text:p>1181.2969</text:p>
          </table:table-cell>
          <table:table-cell table:formula="of:=([.B12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table:formula="of:=([.A123]-[.F$2])^2" office:value-type="float" office:value="1650.7969">
            <text:p>1650.7969</text:p>
          </table:table-cell>
          <table:table-cell table:formula="of:=([.B12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6">
            <text:p>26</text:p>
          </table:table-cell>
          <table:table-cell table:formula="of:=([.A124]-[.F$2])^2" office:value-type="float" office:value="593.8969">
            <text:p>593.8969</text:p>
          </table:table-cell>
          <table:table-cell table:formula="of:=([.B124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table:formula="of:=([.A125]-[.F$2])^2" office:value-type="float" office:value="1113.5569">
            <text:p>1113.5569</text:p>
          </table:table-cell>
          <table:table-cell table:formula="of:=([.B12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5">
            <text:p>25</text:p>
          </table:table-cell>
          <table:table-cell table:formula="of:=([.A126]-[.F$2])^2" office:value-type="float" office:value="456.6769">
            <text:p>456.6769</text:p>
          </table:table-cell>
          <table:table-cell table:formula="of:=([.B126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5">
            <text:p>25</text:p>
          </table:table-cell>
          <table:table-cell table:formula="of:=([.A127]-[.F$2])^2" office:value-type="float" office:value="87.7969000000001">
            <text:p>87.7969</text:p>
          </table:table-cell>
          <table:table-cell table:formula="of:=([.B127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128]-[.F$2])^2" office:value-type="float" office:value="54.3169000000001">
            <text:p>54.3169</text:p>
          </table:table-cell>
          <table:table-cell table:formula="of:=([.B12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table:formula="of:=([.A129]-[.F$2])^2" office:value-type="float" office:value="0.136900000000003">
            <text:p>0.1369</text:p>
          </table:table-cell>
          <table:table-cell table:formula="of:=([.B129]-[.G$2])^2" office:value-type="float" office:value="68.7241">
            <text:p>68.72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table:formula="of:=([.A130]-[.F$2])^2" office:value-type="float" office:value="593.8969">
            <text:p>593.8969</text:p>
          </table:table-cell>
          <table:table-cell table:formula="of:=([.B130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table:formula="of:=([.A131]-[.F$2])^2" office:value-type="float" office:value="1795.2169">
            <text:p>1795.2169</text:p>
          </table:table-cell>
          <table:table-cell table:formula="of:=([.B13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table:formula="of:=([.A132]-[.F$2])^2" office:value-type="float" office:value="593.8969">
            <text:p>593.8969</text:p>
          </table:table-cell>
          <table:table-cell table:formula="of:=([.B132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133]-[.F$2])^2" office:value-type="float" office:value="1549.9969">
            <text:p>1549.9969</text:p>
          </table:table-cell>
          <table:table-cell table:formula="of:=([.B133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1">
            <text:p>21</text:p>
          </table:table-cell>
          <table:table-cell table:formula="of:=([.A134]-[.F$2])^2" office:value-type="float" office:value="1492.2769">
            <text:p>1492.2769</text:p>
          </table:table-cell>
          <table:table-cell table:formula="of:=([.B134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135]-[.F$2])^2" office:value-type="float" office:value="54.3169000000001">
            <text:p>54.3169</text:p>
          </table:table-cell>
          <table:table-cell table:formula="of:=([.B13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136]-[.F$2])^2" office:value-type="float" office:value="984.0769">
            <text:p>984.0769</text:p>
          </table:table-cell>
          <table:table-cell table:formula="of:=([.B13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table:formula="of:=([.A137]-[.F$2])^2" office:value-type="float" office:value="28.8369">
            <text:p>28.8369</text:p>
          </table:table-cell>
          <table:table-cell table:formula="of:=([.B13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0">
            <text:p>20</text:p>
          </table:table-cell>
          <table:table-cell table:formula="of:=([.A138]-[.F$2])^2" office:value-type="float" office:value="385.3369">
            <text:p>385.3369</text:p>
          </table:table-cell>
          <table:table-cell table:formula="of:=([.B13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table:formula="of:=([.A139]-[.F$2])^2" office:value-type="float" office:value="236.2369">
            <text:p>236.2369</text:p>
          </table:table-cell>
          <table:table-cell table:formula="of:=([.B139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table:formula="of:=([.A140]-[.F$2])^2" office:value-type="float" office:value="593.8969">
            <text:p>593.8969</text:p>
          </table:table-cell>
          <table:table-cell table:formula="of:=([.B14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2">
            <text:p>22</text:p>
          </table:table-cell>
          <table:table-cell table:formula="of:=([.A141]-[.F$2])^2" office:value-type="float" office:value="43.9568999999999">
            <text:p>43.9569</text:p>
          </table:table-cell>
          <table:table-cell table:formula="of:=([.B14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table:formula="of:=([.A142]-[.F$2])^2" office:value-type="float" office:value="593.8969">
            <text:p>593.8969</text:p>
          </table:table-cell>
          <table:table-cell table:formula="of:=([.B142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table:formula="of:=([.A143]-[.F$2])^2" office:value-type="float" office:value="347.0769">
            <text:p>347.0769</text:p>
          </table:table-cell>
          <table:table-cell table:formula="of:=([.B14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table:formula="of:=([.A144]-[.F$2])^2" office:value-type="float" office:value="1047.8169">
            <text:p>1047.8169</text:p>
          </table:table-cell>
          <table:table-cell table:formula="of:=([.B14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3">
            <text:p>23</text:p>
          </table:table-cell>
          <table:table-cell table:formula="of:=([.A145]-[.F$2])^2" office:value-type="float" office:value="467.8569">
            <text:p>467.8569</text:p>
          </table:table-cell>
          <table:table-cell table:formula="of:=([.B145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table:formula="of:=([.A146]-[.F$2])^2" office:value-type="float" office:value="276.5569">
            <text:p>276.5569</text:p>
          </table:table-cell>
          <table:table-cell table:formula="of:=([.B14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147]-[.F$2])^2" office:value-type="float" office:value="375.1969">
            <text:p>375.1969</text:p>
          </table:table-cell>
          <table:table-cell table:formula="of:=([.B14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table:formula="of:=([.A148]-[.F$2])^2" office:value-type="float" office:value="214.0369">
            <text:p>214.0369</text:p>
          </table:table-cell>
          <table:table-cell table:formula="of:=([.B148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table:formula="of:=([.A149]-[.F$2])^2" office:value-type="float" office:value="456.6769">
            <text:p>456.6769</text:p>
          </table:table-cell>
          <table:table-cell table:formula="of:=([.B149]-[.G$2])^2" office:value-type="float" office:value="68.7241">
            <text:p>68.7241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table:formula="of:=([.A150]-[.F$2])^2" office:value-type="float" office:value="656.8969">
            <text:p>656.8969</text:p>
          </table:table-cell>
          <table:table-cell table:formula="of:=([.B15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table:formula="of:=([.A151]-[.F$2])^2" office:value-type="float" office:value="21.4369">
            <text:p>21.4369</text:p>
          </table:table-cell>
          <table:table-cell table:formula="of:=([.B15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table:formula="of:=([.A152]-[.F$2])^2" office:value-type="float" office:value="456.6769">
            <text:p>456.6769</text:p>
          </table:table-cell>
          <table:table-cell table:formula="of:=([.B15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5">
            <text:p>25</text:p>
          </table:table-cell>
          <table:table-cell table:formula="of:=([.A153]-[.F$2])^2" office:value-type="float" office:value="695.3769">
            <text:p>695.3769</text:p>
          </table:table-cell>
          <table:table-cell table:formula="of:=([.B153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3">
            <text:p>23</text:p>
          </table:table-cell>
          <table:table-cell table:formula="of:=([.A154]-[.F$2])^2" office:value-type="float" office:value="21.4369">
            <text:p>21.4369</text:p>
          </table:table-cell>
          <table:table-cell table:formula="of:=([.B154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formula="of:=([.A155]-[.F$2])^2" office:value-type="float" office:value="546.1569">
            <text:p>546.1569</text:p>
          </table:table-cell>
          <table:table-cell table:formula="of:=([.B15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table:formula="of:=([.A156]-[.F$2])^2" office:value-type="float" office:value="244.2969">
            <text:p>244.2969</text:p>
          </table:table-cell>
          <table:table-cell table:formula="of:=([.B156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table:formula="of:=([.A157]-[.F$2])^2" office:value-type="float" office:value="301.7169">
            <text:p>301.7169</text:p>
          </table:table-cell>
          <table:table-cell table:formula="of:=([.B157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table:formula="of:=([.A158]-[.F$2])^2" office:value-type="float" office:value="74.4768999999999">
            <text:p>74.4769</text:p>
          </table:table-cell>
          <table:table-cell table:formula="of:=([.B15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159]-[.F$2])^2" office:value-type="float" office:value="593.8969">
            <text:p>593.8969</text:p>
          </table:table-cell>
          <table:table-cell table:formula="of:=([.B15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3">
            <text:p>23</text:p>
          </table:table-cell>
          <table:table-cell table:formula="of:=([.A160]-[.F$2])^2" office:value-type="float" office:value="185.7769">
            <text:p>185.7769</text:p>
          </table:table-cell>
          <table:table-cell table:formula="of:=([.B160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table:formula="of:=([.A161]-[.F$2])^2" office:value-type="float" office:value="546.1569">
            <text:p>546.1569</text:p>
          </table:table-cell>
          <table:table-cell table:formula="of:=([.B161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([.A162]-[.F$2])^2" office:value-type="float" office:value="1322.7769">
            <text:p>1322.7769</text:p>
          </table:table-cell>
          <table:table-cell table:formula="of:=([.B162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[.A163]-[.F$2])^2" office:value-type="float" office:value="6.91689999999998">
            <text:p>6.9169</text:p>
          </table:table-cell>
          <table:table-cell table:formula="of:=([.B16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0">
            <text:p>20</text:p>
          </table:table-cell>
          <table:table-cell table:formula="of:=([.A164]-[.F$2])^2" office:value-type="float" office:value="74.4768999999999">
            <text:p>74.4769</text:p>
          </table:table-cell>
          <table:table-cell table:formula="of:=([.B16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table:formula="of:=([.A165]-[.F$2])^2" office:value-type="float" office:value="236.2369">
            <text:p>236.2369</text:p>
          </table:table-cell>
          <table:table-cell table:formula="of:=([.B165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table:formula="of:=([.A166]-[.F$2])^2" office:value-type="float" office:value="656.8969">
            <text:p>656.8969</text:p>
          </table:table-cell>
          <table:table-cell table:formula="of:=([.B16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3">
            <text:p>23</text:p>
          </table:table-cell>
          <table:table-cell table:formula="of:=([.A167]-[.F$2])^2" office:value-type="float" office:value="1064.7169">
            <text:p>1064.7169</text:p>
          </table:table-cell>
          <table:table-cell table:formula="of:=([.B167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  <table:table-cell table:formula="of:=([.A168]-[.F$2])^2" office:value-type="float" office:value="546.1569">
            <text:p>546.1569</text:p>
          </table:table-cell>
          <table:table-cell table:formula="of:=([.B168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169]-[.F$2])^2" office:value-type="float" office:value="2.65689999999999">
            <text:p>2.6569</text:p>
          </table:table-cell>
          <table:table-cell table:formula="of:=([.B16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1">
            <text:p>31</text:p>
          </table:table-cell>
          <table:table-cell table:formula="of:=([.A170]-[.F$2])^2" office:value-type="float" office:value="40.5769000000001">
            <text:p>40.5769</text:p>
          </table:table-cell>
          <table:table-cell table:formula="of:=([.B170]-[.G$2])^2" office:value-type="float" office:value="86.3041">
            <text:p>86.304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table:formula="of:=([.A171]-[.F$2])^2" office:value-type="float" office:value="21.4369">
            <text:p>21.4369</text:p>
          </table:table-cell>
          <table:table-cell table:formula="of:=([.B17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formula="of:=([.A172]-[.F$2])^2" office:value-type="float" office:value="1322.7769">
            <text:p>1322.7769</text:p>
          </table:table-cell>
          <table:table-cell table:formula="of:=([.B17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  <table:table-cell table:formula="of:=([.A173]-[.F$2])^2" office:value-type="float" office:value="40.5769000000001">
            <text:p>40.5769</text:p>
          </table:table-cell>
          <table:table-cell table:formula="of:=([.B173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table:formula="of:=([.A174]-[.F$2])^2" office:value-type="float" office:value="153.0169">
            <text:p>153.0169</text:p>
          </table:table-cell>
          <table:table-cell table:formula="of:=([.B174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">
            <text:p>20</text:p>
          </table:table-cell>
          <table:table-cell table:formula="of:=([.A175]-[.F$2])^2" office:value-type="float" office:value="938.1969">
            <text:p>938.1969</text:p>
          </table:table-cell>
          <table:table-cell table:formula="of:=([.B17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table:formula="of:=([.A176]-[.F$2])^2" office:value-type="float" office:value="2563.3969">
            <text:p>2563.3969</text:p>
          </table:table-cell>
          <table:table-cell table:formula="of:=([.B17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177]-[.F$2])^2" office:value-type="float" office:value="87.7969000000001">
            <text:p>87.7969</text:p>
          </table:table-cell>
          <table:table-cell table:formula="of:=([.B17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3">
            <text:p>23</text:p>
          </table:table-cell>
          <table:table-cell table:formula="of:=([.A178]-[.F$2])^2" office:value-type="float" office:value="1199.2369">
            <text:p>1199.2369</text:p>
          </table:table-cell>
          <table:table-cell table:formula="of:=([.B178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table:formula="of:=([.A179]-[.F$2])^2" office:value-type="float" office:value="2339.6569">
            <text:p>2339.6569</text:p>
          </table:table-cell>
          <table:table-cell table:formula="of:=([.B179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table:formula="of:=([.A180]-[.F$2])^2" office:value-type="float" office:value="178.7569">
            <text:p>178.7569</text:p>
          </table:table-cell>
          <table:table-cell table:formula="of:=([.B180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2">
            <text:p>32</text:p>
          </table:table-cell>
          <table:table-cell table:formula="of:=([.A181]-[.F$2])^2" office:value-type="float" office:value="15532.6369">
            <text:p>15532.6369</text:p>
          </table:table-cell>
          <table:table-cell table:formula="of:=([.B181]-[.G$2])^2" office:value-type="float" office:value="105.8841">
            <text:p>105.88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8">
            <text:p>28</text:p>
          </table:table-cell>
          <table:table-cell table:formula="of:=([.A182]-[.F$2])^2" office:value-type="float" office:value="92.7368999999999">
            <text:p>92.7369</text:p>
          </table:table-cell>
          <table:table-cell table:formula="of:=([.B182]-[.G$2])^2" office:value-type="float" office:value="39.5641">
            <text:p>39.56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183]-[.F$2])^2" office:value-type="float" office:value="185.7769">
            <text:p>185.7769</text:p>
          </table:table-cell>
          <table:table-cell table:formula="of:=([.B18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table:formula="of:=([.A184]-[.F$2])^2" office:value-type="float" office:value="153.0169">
            <text:p>153.0169</text:p>
          </table:table-cell>
          <table:table-cell table:formula="of:=([.B18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185]-[.F$2])^2" office:value-type="float" office:value="58.2168999999999">
            <text:p>58.2169</text:p>
          </table:table-cell>
          <table:table-cell table:formula="of:=([.B18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table:formula="of:=([.A186]-[.F$2])^2" office:value-type="float" office:value="21.4369">
            <text:p>21.4369</text:p>
          </table:table-cell>
          <table:table-cell table:formula="of:=([.B18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table:formula="of:=([.A187]-[.F$2])^2" office:value-type="float" office:value="159.5169">
            <text:p>159.5169</text:p>
          </table:table-cell>
          <table:table-cell table:formula="of:=([.B18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table:formula="of:=([.A188]-[.F$2])^2" office:value-type="float" office:value="862.5969">
            <text:p>862.5969</text:p>
          </table:table-cell>
          <table:table-cell table:formula="of:=([.B188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189]-[.F$2])^2" office:value-type="float" office:value="385.3369">
            <text:p>385.3369</text:p>
          </table:table-cell>
          <table:table-cell table:formula="of:=([.B189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6">
            <text:p>26</text:p>
          </table:table-cell>
          <table:table-cell table:formula="of:=([.A190]-[.F$2])^2" office:value-type="float" office:value="0.396899999999994">
            <text:p>0.3969</text:p>
          </table:table-cell>
          <table:table-cell table:formula="of:=([.B190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191]-[.F$2])^2" office:value-type="float" office:value="337.4569">
            <text:p>337.4569</text:p>
          </table:table-cell>
          <table:table-cell table:formula="of:=([.B19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table:formula="of:=([.A192]-[.F$2])^2" office:value-type="float" office:value="1629.7369">
            <text:p>1629.7369</text:p>
          </table:table-cell>
          <table:table-cell table:formula="of:=([.B19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4">
            <text:p>24</text:p>
          </table:table-cell>
          <table:table-cell table:formula="of:=([.A193]-[.F$2])^2" office:value-type="float" office:value="112.9969">
            <text:p>112.9969</text:p>
          </table:table-cell>
          <table:table-cell table:formula="of:=([.B193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">
            <text:p>23</text:p>
          </table:table-cell>
          <table:table-cell table:formula="of:=([.A194]-[.F$2])^2" office:value-type="float" office:value="70.0569000000001">
            <text:p>70.0569</text:p>
          </table:table-cell>
          <table:table-cell table:formula="of:=([.B194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table:formula="of:=([.A195]-[.F$2])^2" office:value-type="float" office:value="276.5569">
            <text:p>276.5569</text:p>
          </table:table-cell>
          <table:table-cell table:formula="of:=([.B19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([.A196]-[.F$2])^2" office:value-type="float" office:value="11.3569">
            <text:p>11.3569</text:p>
          </table:table-cell>
          <table:table-cell table:formula="of:=([.B196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formula="of:=([.A197]-[.F$2])^2" office:value-type="float" office:value="643.6369">
            <text:p>643.6369</text:p>
          </table:table-cell>
          <table:table-cell table:formula="of:=([.B197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198]-[.F$2])^2" office:value-type="float" office:value="310.8169">
            <text:p>310.8169</text:p>
          </table:table-cell>
          <table:table-cell table:formula="of:=([.B19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199]-[.F$2])^2" office:value-type="float" office:value="804.8569">
            <text:p>804.8569</text:p>
          </table:table-cell>
          <table:table-cell table:formula="of:=([.B19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 table:formula="of:=([.A200]-[.F$2])^2" office:value-type="float" office:value="267.9769">
            <text:p>267.9769</text:p>
          </table:table-cell>
          <table:table-cell table:formula="of:=([.B20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table:formula="of:=([.A201]-[.F$2])^2" office:value-type="float" office:value="385.3369">
            <text:p>385.3369</text:p>
          </table:table-cell>
          <table:table-cell table:formula="of:=([.B20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table:formula="of:=([.A202]-[.F$2])^2" office:value-type="float" office:value="21.4369">
            <text:p>21.4369</text:p>
          </table:table-cell>
          <table:table-cell table:formula="of:=([.B202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table:formula="of:=([.A203]-[.F$2])^2" office:value-type="float" office:value="178.7569">
            <text:p>178.7569</text:p>
          </table:table-cell>
          <table:table-cell table:formula="of:=([.B20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table:formula="of:=([.A204]-[.F$2])^2" office:value-type="float" office:value="375.1969">
            <text:p>375.1969</text:p>
          </table:table-cell>
          <table:table-cell table:formula="of:=([.B204]-[.G$2])^2" office:value-type="float" office:value="39.5641">
            <text:p>39.564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table:formula="of:=([.A205]-[.F$2])^2" office:value-type="float" office:value="2243.9169">
            <text:p>2243.9169</text:p>
          </table:table-cell>
          <table:table-cell table:formula="of:=([.B20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formula="of:=([.A206]-[.F$2])^2" office:value-type="float" office:value="301.7169">
            <text:p>301.7169</text:p>
          </table:table-cell>
          <table:table-cell table:formula="of:=([.B20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207]-[.F$2])^2" office:value-type="float" office:value="804.8569">
            <text:p>804.8569</text:p>
          </table:table-cell>
          <table:table-cell table:formula="of:=([.B20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table:formula="of:=([.A208]-[.F$2])^2" office:value-type="float" office:value="87.7969000000001">
            <text:p>87.7969</text:p>
          </table:table-cell>
          <table:table-cell table:formula="of:=([.B20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209]-[.F$2])^2" office:value-type="float" office:value="58.2168999999999">
            <text:p>58.2169</text:p>
          </table:table-cell>
          <table:table-cell table:formula="of:=([.B20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2">
            <text:p>22</text:p>
          </table:table-cell>
          <table:table-cell table:formula="of:=([.A210]-[.F$2])^2" office:value-type="float" office:value="414.9369">
            <text:p>414.9369</text:p>
          </table:table-cell>
          <table:table-cell table:formula="of:=([.B21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formula="of:=([.A211]-[.F$2])^2" office:value-type="float" office:value="206.4969">
            <text:p>206.4969</text:p>
          </table:table-cell>
          <table:table-cell table:formula="of:=([.B21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212]-[.F$2])^2" office:value-type="float" office:value="1181.2969">
            <text:p>1181.2969</text:p>
          </table:table-cell>
          <table:table-cell table:formula="of:=([.B21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table:formula="of:=([.A213]-[.F$2])^2" office:value-type="float" office:value="385.3369">
            <text:p>385.3369</text:p>
          </table:table-cell>
          <table:table-cell table:formula="of:=([.B21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([.A214]-[.F$2])^2" office:value-type="float" office:value="749.1169">
            <text:p>749.1169</text:p>
          </table:table-cell>
          <table:table-cell table:formula="of:=([.B214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215]-[.F$2])^2" office:value-type="float" office:value="310.8169">
            <text:p>310.8169</text:p>
          </table:table-cell>
          <table:table-cell table:formula="of:=([.B21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table:formula="of:=([.A216]-[.F$2])^2" office:value-type="float" office:value="11.3569">
            <text:p>11.3569</text:p>
          </table:table-cell>
          <table:table-cell table:formula="of:=([.B21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table:formula="of:=([.A217]-[.F$2])^2" office:value-type="float" office:value="467.8569">
            <text:p>467.8569</text:p>
          </table:table-cell>
          <table:table-cell table:formula="of:=([.B21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0">
            <text:p>20</text:p>
          </table:table-cell>
          <table:table-cell table:formula="of:=([.A218]-[.F$2])^2" office:value-type="float" office:value="763.4169">
            <text:p>763.4169</text:p>
          </table:table-cell>
          <table:table-cell table:formula="of:=([.B21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table:formula="of:=([.A219]-[.F$2])^2" office:value-type="float" office:value="500.4169">
            <text:p>500.4169</text:p>
          </table:table-cell>
          <table:table-cell table:formula="of:=([.B219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">
            <text:p>27</text:p>
          </table:table-cell>
          <table:table-cell table:formula="of:=([.A220]-[.F$2])^2" office:value-type="float" office:value="512.1169">
            <text:p>512.1169</text:p>
          </table:table-cell>
          <table:table-cell table:formula="of:=([.B220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8">
            <text:p>18</text:p>
          </table:table-cell>
          <table:table-cell table:formula="of:=([.A221]-[.F$2])^2" office:value-type="float" office:value="938.1969">
            <text:p>938.1969</text:p>
          </table:table-cell>
          <table:table-cell table:formula="of:=([.B22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2">
            <text:p>22</text:p>
          </table:table-cell>
          <table:table-cell table:formula="of:=([.A222]-[.F$2])^2" office:value-type="float" office:value="185.7769">
            <text:p>185.7769</text:p>
          </table:table-cell>
          <table:table-cell table:formula="of:=([.B22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formula="of:=([.A223]-[.F$2])^2" office:value-type="float" office:value="1396.5169">
            <text:p>1396.5169</text:p>
          </table:table-cell>
          <table:table-cell table:formula="of:=([.B22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9">
            <text:p>19</text:p>
          </table:table-cell>
          <table:table-cell table:formula="of:=([.A224]-[.F$2])^2" office:value-type="float" office:value="0.396899999999994">
            <text:p>0.3969</text:p>
          </table:table-cell>
          <table:table-cell table:formula="of:=([.B22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225]-[.F$2])^2" office:value-type="float" office:value="804.8569">
            <text:p>804.8569</text:p>
          </table:table-cell>
          <table:table-cell table:formula="of:=([.B22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table:formula="of:=([.A226]-[.F$2])^2" office:value-type="float" office:value="153.0169">
            <text:p>153.0169</text:p>
          </table:table-cell>
          <table:table-cell table:formula="of:=([.B22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formula="of:=([.A227]-[.F$2])^2" office:value-type="float" office:value="500.4169">
            <text:p>500.4169</text:p>
          </table:table-cell>
          <table:table-cell table:formula="of:=([.B22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table:formula="of:=([.A228]-[.F$2])^2" office:value-type="float" office:value="40.5769000000001">
            <text:p>40.5769</text:p>
          </table:table-cell>
          <table:table-cell table:formula="of:=([.B22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2">
            <text:p>22</text:p>
          </table:table-cell>
          <table:table-cell table:formula="of:=([.A229]-[.F$2])^2" office:value-type="float" office:value="135.2569">
            <text:p>135.2569</text:p>
          </table:table-cell>
          <table:table-cell table:formula="of:=([.B229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table:formula="of:=([.A230]-[.F$2])^2" office:value-type="float" office:value="0.136900000000003">
            <text:p>0.1369</text:p>
          </table:table-cell>
          <table:table-cell table:formula="of:=([.B23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231]-[.F$2])^2" office:value-type="float" office:value="185.7769">
            <text:p>185.7769</text:p>
          </table:table-cell>
          <table:table-cell table:formula="of:=([.B23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table:formula="of:=([.A232]-[.F$2])^2" office:value-type="float" office:value="267.9769">
            <text:p>267.9769</text:p>
          </table:table-cell>
          <table:table-cell table:formula="of:=([.B232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table:formula="of:=([.A233]-[.F$2])^2" office:value-type="float" office:value="877.9369">
            <text:p>877.9369</text:p>
          </table:table-cell>
          <table:table-cell table:formula="of:=([.B23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table:formula="of:=([.A234]-[.F$2])^2" office:value-type="float" office:value="0.396899999999994">
            <text:p>0.3969</text:p>
          </table:table-cell>
          <table:table-cell table:formula="of:=([.B234]-[.G$2])^2" office:value-type="float" office:value="68.7241">
            <text:p>68.72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table:formula="of:=([.A235]-[.F$2])^2" office:value-type="float" office:value="0.136900000000003">
            <text:p>0.1369</text:p>
          </table:table-cell>
          <table:table-cell table:formula="of:=([.B23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table:formula="of:=([.A236]-[.F$2])^2" office:value-type="float" office:value="643.6369">
            <text:p>643.6369</text:p>
          </table:table-cell>
          <table:table-cell table:formula="of:=([.B236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table:formula="of:=([.A237]-[.F$2])^2" office:value-type="float" office:value="862.5969">
            <text:p>862.5969</text:p>
          </table:table-cell>
          <table:table-cell table:formula="of:=([.B237]-[.G$2])^2" office:value-type="float" office:value="127.4641">
            <text:p>127.46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table:formula="of:=([.A238]-[.F$2])^2" office:value-type="float" office:value="500.4169">
            <text:p>500.4169</text:p>
          </table:table-cell>
          <table:table-cell table:formula="of:=([.B23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239]-[.F$2])^2" office:value-type="float" office:value="593.8969">
            <text:p>593.8969</text:p>
          </table:table-cell>
          <table:table-cell table:formula="of:=([.B23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formula="of:=([.A240]-[.F$2])^2" office:value-type="float" office:value="1322.7769">
            <text:p>1322.7769</text:p>
          </table:table-cell>
          <table:table-cell table:formula="of:=([.B24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5">
            <text:p>35</text:p>
          </table:table-cell>
          <table:table-cell table:formula="of:=([.A241]-[.F$2])^2" office:value-type="float" office:value="546.1569">
            <text:p>546.1569</text:p>
          </table:table-cell>
          <table:table-cell table:formula="of:=([.B241]-[.G$2])^2" office:value-type="float" office:value="176.6241">
            <text:p>176.62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formula="of:=([.A242]-[.F$2])^2" office:value-type="float" office:value="804.8569">
            <text:p>804.8569</text:p>
          </table:table-cell>
          <table:table-cell table:formula="of:=([.B24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table:formula="of:=([.A243]-[.F$2])^2" office:value-type="float" office:value="500.4169">
            <text:p>500.4169</text:p>
          </table:table-cell>
          <table:table-cell table:formula="of:=([.B24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table:formula="of:=([.A244]-[.F$2])^2" office:value-type="float" office:value="337.4569">
            <text:p>337.4569</text:p>
          </table:table-cell>
          <table:table-cell table:formula="of:=([.B244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0">
            <text:p>20</text:p>
          </table:table-cell>
          <table:table-cell table:formula="of:=([.A245]-[.F$2])^2" office:value-type="float" office:value="42695.9569">
            <text:p>42695.9569</text:p>
          </table:table-cell>
          <table:table-cell table:formula="of:=([.B24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table:formula="of:=([.A246]-[.F$2])^2" office:value-type="float" office:value="922.3369">
            <text:p>922.3369</text:p>
          </table:table-cell>
          <table:table-cell table:formula="of:=([.B24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2">
            <text:p>22</text:p>
          </table:table-cell>
          <table:table-cell table:formula="of:=([.A247]-[.F$2])^2" office:value-type="float" office:value="0.396899999999994">
            <text:p>0.3969</text:p>
          </table:table-cell>
          <table:table-cell table:formula="of:=([.B24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table:formula="of:=([.A248]-[.F$2])^2" office:value-type="float" office:value="43.9568999999999">
            <text:p>43.9569</text:p>
          </table:table-cell>
          <table:table-cell table:formula="of:=([.B24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formula="of:=([.A249]-[.F$2])^2" office:value-type="float" office:value="643.6369">
            <text:p>643.6369</text:p>
          </table:table-cell>
          <table:table-cell table:formula="of:=([.B249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1">
            <text:p>21</text:p>
          </table:table-cell>
          <table:table-cell table:formula="of:=([.A250]-[.F$2])^2" office:value-type="float" office:value="1492.2769">
            <text:p>1492.2769</text:p>
          </table:table-cell>
          <table:table-cell table:formula="of:=([.B250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251]-[.F$2])^2" office:value-type="float" office:value="87.7969000000001">
            <text:p>87.7969</text:p>
          </table:table-cell>
          <table:table-cell table:formula="of:=([.B25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252]-[.F$2])^2" office:value-type="float" office:value="347.0769">
            <text:p>347.0769</text:p>
          </table:table-cell>
          <table:table-cell table:formula="of:=([.B252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4">
            <text:p>24</text:p>
          </table:table-cell>
          <table:table-cell table:formula="of:=([.A253]-[.F$2])^2" office:value-type="float" office:value="593.8969">
            <text:p>593.8969</text:p>
          </table:table-cell>
          <table:table-cell table:formula="of:=([.B253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table:formula="of:=([.A254]-[.F$2])^2" office:value-type="float" office:value="2243.9169">
            <text:p>2243.9169</text:p>
          </table:table-cell>
          <table:table-cell table:formula="of:=([.B25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255]-[.F$2])^2" office:value-type="float" office:value="1549.9969">
            <text:p>1549.9969</text:p>
          </table:table-cell>
          <table:table-cell table:formula="of:=([.B25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9">
            <text:p>19</text:p>
          </table:table-cell>
          <table:table-cell table:formula="of:=([.A256]-[.F$2])^2" office:value-type="float" office:value="558.3769">
            <text:p>558.3769</text:p>
          </table:table-cell>
          <table:table-cell table:formula="of:=([.B25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table:formula="of:=([.A257]-[.F$2])^2" office:value-type="float" office:value="1181.2969">
            <text:p>1181.2969</text:p>
          </table:table-cell>
          <table:table-cell table:formula="of:=([.B25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table:formula="of:=([.A258]-[.F$2])^2" office:value-type="float" office:value="40.5769000000001">
            <text:p>40.5769</text:p>
          </table:table-cell>
          <table:table-cell table:formula="of:=([.B258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([.A259]-[.F$2])^2" office:value-type="float" office:value="763.4169">
            <text:p>763.4169</text:p>
          </table:table-cell>
          <table:table-cell table:formula="of:=([.B25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260]-[.F$2])^2" office:value-type="float" office:value="70.0569000000001">
            <text:p>70.0569</text:p>
          </table:table-cell>
          <table:table-cell table:formula="of:=([.B26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([.A261]-[.F$2])^2" office:value-type="float" office:value="112.9969">
            <text:p>112.9969</text:p>
          </table:table-cell>
          <table:table-cell table:formula="of:=([.B26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2">
            <text:p>22</text:p>
          </table:table-cell>
          <table:table-cell table:formula="of:=([.A262]-[.F$2])^2" office:value-type="float" office:value="938.1969">
            <text:p>938.1969</text:p>
          </table:table-cell>
          <table:table-cell table:formula="of:=([.B26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table:formula="of:=([.A263]-[.F$2])^2" office:value-type="float" office:value="1396.5169">
            <text:p>1396.5169</text:p>
          </table:table-cell>
          <table:table-cell table:formula="of:=([.B263]-[.G$2])^2" office:value-type="float" office:value="151.0441">
            <text:p>151.04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264]-[.F$2])^2" office:value-type="float" office:value="185.7769">
            <text:p>185.7769</text:p>
          </table:table-cell>
          <table:table-cell table:formula="of:=([.B26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table:formula="of:=([.A265]-[.F$2])^2" office:value-type="float" office:value="11.3569">
            <text:p>11.3569</text:p>
          </table:table-cell>
          <table:table-cell table:formula="of:=([.B265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266]-[.F$2])^2" office:value-type="float" office:value="87.7969000000001">
            <text:p>87.7969</text:p>
          </table:table-cell>
          <table:table-cell table:formula="of:=([.B26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table:formula="of:=([.A267]-[.F$2])^2" office:value-type="float" office:value="6.91689999999998">
            <text:p>6.9169</text:p>
          </table:table-cell>
          <table:table-cell table:formula="of:=([.B26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268]-[.F$2])^2" office:value-type="float" office:value="1181.2969">
            <text:p>1181.2969</text:p>
          </table:table-cell>
          <table:table-cell table:formula="of:=([.B26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([.A269]-[.F$2])^2" office:value-type="float" office:value="1711.4769">
            <text:p>1711.4769</text:p>
          </table:table-cell>
          <table:table-cell table:formula="of:=([.B26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([.A270]-[.F$2])^2" office:value-type="float" office:value="749.1169">
            <text:p>749.1169</text:p>
          </table:table-cell>
          <table:table-cell table:formula="of:=([.B27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[.A271]-[.F$2])^2" office:value-type="float" office:value="6.91689999999998">
            <text:p>6.9169</text:p>
          </table:table-cell>
          <table:table-cell table:formula="of:=([.B27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2">
            <text:p>22</text:p>
          </table:table-cell>
          <table:table-cell table:formula="of:=([.A272]-[.F$2])^2" office:value-type="float" office:value="709.1569">
            <text:p>709.1569</text:p>
          </table:table-cell>
          <table:table-cell table:formula="of:=([.B27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9">
            <text:p>19</text:p>
          </table:table-cell>
          <table:table-cell table:formula="of:=([.A273]-[.F$2])^2" office:value-type="float" office:value="7504.7569">
            <text:p>7504.7569</text:p>
          </table:table-cell>
          <table:table-cell table:formula="of:=([.B27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table:formula="of:=([.A274]-[.F$2])^2" office:value-type="float" office:value="129.2769">
            <text:p>129.2769</text:p>
          </table:table-cell>
          <table:table-cell table:formula="of:=([.B274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formula="of:=([.A275]-[.F$2])^2" office:value-type="float" office:value="1396.5169">
            <text:p>1396.5169</text:p>
          </table:table-cell>
          <table:table-cell table:formula="of:=([.B27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276]-[.F$2])^2" office:value-type="float" office:value="214.0369">
            <text:p>214.0369</text:p>
          </table:table-cell>
          <table:table-cell table:formula="of:=([.B27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277]-[.F$2])^2" office:value-type="float" office:value="922.3369">
            <text:p>922.3369</text:p>
          </table:table-cell>
          <table:table-cell table:formula="of:=([.B27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table:formula="of:=([.A278]-[.F$2])^2" office:value-type="float" office:value="1113.5569">
            <text:p>1113.5569</text:p>
          </table:table-cell>
          <table:table-cell table:formula="of:=([.B27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table:formula="of:=([.A279]-[.F$2])^2" office:value-type="float" office:value="276.5569">
            <text:p>276.5569</text:p>
          </table:table-cell>
          <table:table-cell table:formula="of:=([.B27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([.A280]-[.F$2])^2" office:value-type="float" office:value="763.4169">
            <text:p>763.4169</text:p>
          </table:table-cell>
          <table:table-cell table:formula="of:=([.B28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table:formula="of:=([.A281]-[.F$2])^2" office:value-type="float" office:value="922.3369">
            <text:p>922.3369</text:p>
          </table:table-cell>
          <table:table-cell table:formula="of:=([.B28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 table:formula="of:=([.A282]-[.F$2])^2" office:value-type="float" office:value="804.8569">
            <text:p>804.8569</text:p>
          </table:table-cell>
          <table:table-cell table:formula="of:=([.B282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2">
            <text:p>22</text:p>
          </table:table-cell>
          <table:table-cell table:formula="of:=([.A283]-[.F$2])^2" office:value-type="float" office:value="425.5969">
            <text:p>425.5969</text:p>
          </table:table-cell>
          <table:table-cell table:formula="of:=([.B28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formula="of:=([.A284]-[.F$2])^2" office:value-type="float" office:value="129.2769">
            <text:p>129.2769</text:p>
          </table:table-cell>
          <table:table-cell table:formula="of:=([.B284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([.A285]-[.F$2])^2" office:value-type="float" office:value="236.2369">
            <text:p>236.2369</text:p>
          </table:table-cell>
          <table:table-cell table:formula="of:=([.B28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table:formula="of:=([.A286]-[.F$2])^2" office:value-type="float" office:value="546.1569">
            <text:p>546.1569</text:p>
          </table:table-cell>
          <table:table-cell table:formula="of:=([.B286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table:formula="of:=([.A287]-[.F$2])^2" office:value-type="float" office:value="414.9369">
            <text:p>414.9369</text:p>
          </table:table-cell>
          <table:table-cell table:formula="of:=([.B28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288]-[.F$2])^2" office:value-type="float" office:value="54.3169000000001">
            <text:p>54.3169</text:p>
          </table:table-cell>
          <table:table-cell table:formula="of:=([.B28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table:formula="of:=([.A289]-[.F$2])^2" office:value-type="float" office:value="546.1569">
            <text:p>546.1569</text:p>
          </table:table-cell>
          <table:table-cell table:formula="of:=([.B289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table:formula="of:=([.A290]-[.F$2])^2" office:value-type="float" office:value="2.65689999999999">
            <text:p>2.6569</text:p>
          </table:table-cell>
          <table:table-cell table:formula="of:=([.B29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3">
            <text:p>23</text:p>
          </table:table-cell>
          <table:table-cell table:formula="of:=([.A291]-[.F$2])^2" office:value-type="float" office:value="695.3769">
            <text:p>695.3769</text:p>
          </table:table-cell>
          <table:table-cell table:formula="of:=([.B291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table:formula="of:=([.A292]-[.F$2])^2" office:value-type="float" office:value="922.3369">
            <text:p>922.3369</text:p>
          </table:table-cell>
          <table:table-cell table:formula="of:=([.B292]-[.G$2])^2" office:value-type="float" office:value="204.2041">
            <text:p>204.20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table:formula="of:=([.A293]-[.F$2])^2" office:value-type="float" office:value="244.2969">
            <text:p>244.2969</text:p>
          </table:table-cell>
          <table:table-cell table:formula="of:=([.B293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table:formula="of:=([.A294]-[.F$2])^2" office:value-type="float" office:value="425.5969">
            <text:p>425.5969</text:p>
          </table:table-cell>
          <table:table-cell table:formula="of:=([.B294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formula="of:=([.A295]-[.F$2])^2" office:value-type="float" office:value="643.6369">
            <text:p>643.6369</text:p>
          </table:table-cell>
          <table:table-cell table:formula="of:=([.B29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 table:formula="of:=([.A296]-[.F$2])^2" office:value-type="float" office:value="1549.9969">
            <text:p>1549.9969</text:p>
          </table:table-cell>
          <table:table-cell table:formula="of:=([.B29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table:formula="of:=([.A297]-[.F$2])^2" office:value-type="float" office:value="512.1169">
            <text:p>512.1169</text:p>
          </table:table-cell>
          <table:table-cell table:formula="of:=([.B29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([.A298]-[.F$2])^2" office:value-type="float" office:value="112.9969">
            <text:p>112.9969</text:p>
          </table:table-cell>
          <table:table-cell table:formula="of:=([.B29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table:formula="of:=([.A299]-[.F$2])^2" office:value-type="float" office:value="301.7169">
            <text:p>301.7169</text:p>
          </table:table-cell>
          <table:table-cell table:formula="of:=([.B299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table:formula="of:=([.A300]-[.F$2])^2" office:value-type="float" office:value="1047.8169">
            <text:p>1047.8169</text:p>
          </table:table-cell>
          <table:table-cell table:formula="of:=([.B30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8">
            <text:p>18</text:p>
          </table:table-cell>
          <table:table-cell table:formula="of:=([.A301]-[.F$2])^2" office:value-type="float" office:value="877.9369">
            <text:p>877.9369</text:p>
          </table:table-cell>
          <table:table-cell table:formula="of:=([.B30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302]-[.F$2])^2" office:value-type="float" office:value="185.7769">
            <text:p>185.7769</text:p>
          </table:table-cell>
          <table:table-cell table:formula="of:=([.B30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table:formula="of:=([.A303]-[.F$2])^2" office:value-type="float" office:value="984.0769">
            <text:p>984.0769</text:p>
          </table:table-cell>
          <table:table-cell table:formula="of:=([.B303]-[.G$2])^2" office:value-type="float" office:value="411.6841">
            <text:p>411.68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6">
            <text:p>26</text:p>
          </table:table-cell>
          <table:table-cell table:formula="of:=([.A304]-[.F$2])^2" office:value-type="float" office:value="456.6769">
            <text:p>456.6769</text:p>
          </table:table-cell>
          <table:table-cell table:formula="of:=([.B304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3">
            <text:p>23</text:p>
          </table:table-cell>
          <table:table-cell table:formula="of:=([.A305]-[.F$2])^2" office:value-type="float" office:value="877.9369">
            <text:p>877.9369</text:p>
          </table:table-cell>
          <table:table-cell table:formula="of:=([.B305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">
            <text:p>18</text:p>
          </table:table-cell>
          <table:table-cell table:formula="of:=([.A306]-[.F$2])^2" office:value-type="float" office:value="558.3769">
            <text:p>558.3769</text:p>
          </table:table-cell>
          <table:table-cell table:formula="of:=([.B30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1">
            <text:p>21</text:p>
          </table:table-cell>
          <table:table-cell table:formula="of:=([.A307]-[.F$2])^2" office:value-type="float" office:value="92.7368999999999">
            <text:p>92.7369</text:p>
          </table:table-cell>
          <table:table-cell table:formula="of:=([.B307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table:formula="of:=([.A308]-[.F$2])^2" office:value-type="float" office:value="456.6769">
            <text:p>456.6769</text:p>
          </table:table-cell>
          <table:table-cell table:formula="of:=([.B30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309]-[.F$2])^2" office:value-type="float" office:value="58.2168999999999">
            <text:p>58.2169</text:p>
          </table:table-cell>
          <table:table-cell table:formula="of:=([.B30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table:formula="of:=([.A310]-[.F$2])^2" office:value-type="float" office:value="1968.6969">
            <text:p>1968.6969</text:p>
          </table:table-cell>
          <table:table-cell table:formula="of:=([.B31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table:formula="of:=([.A311]-[.F$2])^2" office:value-type="float" office:value="31.6968999999999">
            <text:p>31.6969</text:p>
          </table:table-cell>
          <table:table-cell table:formula="of:=([.B31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formula="of:=([.A312]-[.F$2])^2" office:value-type="float" office:value="804.8569">
            <text:p>804.8569</text:p>
          </table:table-cell>
          <table:table-cell table:formula="of:=([.B31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formula="of:=([.A313]-[.F$2])^2" office:value-type="float" office:value="500.4169">
            <text:p>500.4169</text:p>
          </table:table-cell>
          <table:table-cell table:formula="of:=([.B31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314]-[.F$2])^2" office:value-type="float" office:value="214.0369">
            <text:p>214.0369</text:p>
          </table:table-cell>
          <table:table-cell table:formula="of:=([.B31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table:formula="of:=([.A315]-[.F$2])^2" office:value-type="float" office:value="819.6769">
            <text:p>819.6769</text:p>
          </table:table-cell>
          <table:table-cell table:formula="of:=([.B31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table:formula="of:=([.A316]-[.F$2])^2" office:value-type="float" office:value="2769.9169">
            <text:p>2769.9169</text:p>
          </table:table-cell>
          <table:table-cell table:formula="of:=([.B31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7">
            <text:p>27</text:p>
          </table:table-cell>
          <table:table-cell table:formula="of:=([.A317]-[.F$2])^2" office:value-type="float" office:value="267.9769">
            <text:p>267.9769</text:p>
          </table:table-cell>
          <table:table-cell table:formula="of:=([.B317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table:formula="of:=([.A318]-[.F$2])^2" office:value-type="float" office:value="301.7169">
            <text:p>301.7169</text:p>
          </table:table-cell>
          <table:table-cell table:formula="of:=([.B318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319]-[.F$2])^2" office:value-type="float" office:value="1181.2969">
            <text:p>1181.2969</text:p>
          </table:table-cell>
          <table:table-cell table:formula="of:=([.B31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table:formula="of:=([.A320]-[.F$2])^2" office:value-type="float" office:value="695.3769">
            <text:p>695.3769</text:p>
          </table:table-cell>
          <table:table-cell table:formula="of:=([.B32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formula="of:=([.A321]-[.F$2])^2" office:value-type="float" office:value="135.2569">
            <text:p>135.2569</text:p>
          </table:table-cell>
          <table:table-cell table:formula="of:=([.B32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formula="of:=([.A322]-[.F$2])^2" office:value-type="float" office:value="1880.9569">
            <text:p>1880.9569</text:p>
          </table:table-cell>
          <table:table-cell table:formula="of:=([.B32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9">
            <text:p>19</text:p>
          </table:table-cell>
          <table:table-cell table:formula="of:=([.A323]-[.F$2])^2" office:value-type="float" office:value="709.1569">
            <text:p>709.1569</text:p>
          </table:table-cell>
          <table:table-cell table:formula="of:=([.B32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9">
            <text:p>19</text:p>
          </table:table-cell>
          <table:table-cell table:formula="of:=([.A324]-[.F$2])^2" office:value-type="float" office:value="19.0969">
            <text:p>19.0969</text:p>
          </table:table-cell>
          <table:table-cell table:formula="of:=([.B32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[.A325]-[.F$2])^2" office:value-type="float" office:value="6.91689999999998">
            <text:p>6.9169</text:p>
          </table:table-cell>
          <table:table-cell table:formula="of:=([.B32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326]-[.F$2])^2" office:value-type="float" office:value="375.1969">
            <text:p>375.1969</text:p>
          </table:table-cell>
          <table:table-cell table:formula="of:=([.B32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2">
            <text:p>22</text:p>
          </table:table-cell>
          <table:table-cell table:formula="of:=([.A327]-[.F$2])^2" office:value-type="float" office:value="1199.2369">
            <text:p>1199.2369</text:p>
          </table:table-cell>
          <table:table-cell table:formula="of:=([.B32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table:formula="of:=([.A328]-[.F$2])^2" office:value-type="float" office:value="593.8969">
            <text:p>593.8969</text:p>
          </table:table-cell>
          <table:table-cell table:formula="of:=([.B32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329]-[.F$2])^2" office:value-type="float" office:value="593.8969">
            <text:p>593.8969</text:p>
          </table:table-cell>
          <table:table-cell table:formula="of:=([.B32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table:formula="of:=([.A330]-[.F$2])^2" office:value-type="float" office:value="922.3369">
            <text:p>922.3369</text:p>
          </table:table-cell>
          <table:table-cell table:formula="of:=([.B330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table:formula="of:=([.A331]-[.F$2])^2" office:value-type="float" office:value="107.5369">
            <text:p>107.5369</text:p>
          </table:table-cell>
          <table:table-cell table:formula="of:=([.B33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332]-[.F$2])^2" office:value-type="float" office:value="1.87690000000001">
            <text:p>1.8769</text:p>
          </table:table-cell>
          <table:table-cell table:formula="of:=([.B33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table:formula="of:=([.A333]-[.F$2])^2" office:value-type="float" office:value="31.6968999999999">
            <text:p>31.6969</text:p>
          </table:table-cell>
          <table:table-cell table:formula="of:=([.B333]-[.G$2])^2" office:value-type="float" office:value="39.5641">
            <text:p>39.564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">
            <text:p>18</text:p>
          </table:table-cell>
          <table:table-cell table:formula="of:=([.A334]-[.F$2])^2" office:value-type="float" office:value="819.6769">
            <text:p>819.6769</text:p>
          </table:table-cell>
          <table:table-cell table:formula="of:=([.B33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335]-[.F$2])^2" office:value-type="float" office:value="74.4768999999999">
            <text:p>74.4769</text:p>
          </table:table-cell>
          <table:table-cell table:formula="of:=([.B335]-[.G$2])^2" office:value-type="float" office:value="22.1841">
            <text:p>22.18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table:formula="of:=([.A336]-[.F$2])^2" office:value-type="float" office:value="129.2769">
            <text:p>129.2769</text:p>
          </table:table-cell>
          <table:table-cell table:formula="of:=([.B33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table:formula="of:=([.A337]-[.F$2])^2" office:value-type="float" office:value="87.7969000000001">
            <text:p>87.7969</text:p>
          </table:table-cell>
          <table:table-cell table:formula="of:=([.B337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2">
            <text:p>22</text:p>
          </table:table-cell>
          <table:table-cell table:formula="of:=([.A338]-[.F$2])^2" office:value-type="float" office:value="2364.8769">
            <text:p>2364.8769</text:p>
          </table:table-cell>
          <table:table-cell table:formula="of:=([.B33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table:formula="of:=([.A339]-[.F$2])^2" office:value-type="float" office:value="1251.0369">
            <text:p>1251.0369</text:p>
          </table:table-cell>
          <table:table-cell table:formula="of:=([.B339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5">
            <text:p>25</text:p>
          </table:table-cell>
          <table:table-cell table:formula="of:=([.A340]-[.F$2])^2" office:value-type="float" office:value="19.0969">
            <text:p>19.0969</text:p>
          </table:table-cell>
          <table:table-cell table:formula="of:=([.B340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341]-[.F$2])^2" office:value-type="float" office:value="107.5369">
            <text:p>107.5369</text:p>
          </table:table-cell>
          <table:table-cell table:formula="of:=([.B341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342]-[.F$2])^2" office:value-type="float" office:value="1549.9969">
            <text:p>1549.9969</text:p>
          </table:table-cell>
          <table:table-cell table:formula="of:=([.B34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8">
            <text:p>28</text:p>
          </table:table-cell>
          <table:table-cell table:formula="of:=([.A343]-[.F$2])^2" office:value-type="float" office:value="70.0569000000001">
            <text:p>70.0569</text:p>
          </table:table-cell>
          <table:table-cell table:formula="of:=([.B343]-[.G$2])^2" office:value-type="float" office:value="39.5641">
            <text:p>39.56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344]-[.F$2])^2" office:value-type="float" office:value="337.4569">
            <text:p>337.4569</text:p>
          </table:table-cell>
          <table:table-cell table:formula="of:=([.B34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table:formula="of:=([.A345]-[.F$2])^2" office:value-type="float" office:value="0.396899999999994">
            <text:p>0.3969</text:p>
          </table:table-cell>
          <table:table-cell table:formula="of:=([.B34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formula="of:=([.A346]-[.F$2])^2" office:value-type="float" office:value="643.6369">
            <text:p>643.6369</text:p>
          </table:table-cell>
          <table:table-cell table:formula="of:=([.B34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4">
            <text:p>24</text:p>
          </table:table-cell>
          <table:table-cell table:formula="of:=([.A347]-[.F$2])^2" office:value-type="float" office:value="153.0169">
            <text:p>153.0169</text:p>
          </table:table-cell>
          <table:table-cell table:formula="of:=([.B347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348]-[.F$2])^2" office:value-type="float" office:value="135.2569">
            <text:p>135.2569</text:p>
          </table:table-cell>
          <table:table-cell table:formula="of:=([.B34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3">
            <text:p>23</text:p>
          </table:table-cell>
          <table:table-cell table:formula="of:=([.A349]-[.F$2])^2" office:value-type="float" office:value="74.4768999999999">
            <text:p>74.4769</text:p>
          </table:table-cell>
          <table:table-cell table:formula="of:=([.B349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350]-[.F$2])^2" office:value-type="float" office:value="107.5369">
            <text:p>107.5369</text:p>
          </table:table-cell>
          <table:table-cell table:formula="of:=([.B350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2">
            <text:p>22</text:p>
          </table:table-cell>
          <table:table-cell table:formula="of:=([.A351]-[.F$2])^2" office:value-type="float" office:value="414.9369">
            <text:p>414.9369</text:p>
          </table:table-cell>
          <table:table-cell table:formula="of:=([.B35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">
            <text:p>27</text:p>
          </table:table-cell>
          <table:table-cell table:formula="of:=([.A352]-[.F$2])^2" office:value-type="float" office:value="1.87690000000001">
            <text:p>1.8769</text:p>
          </table:table-cell>
          <table:table-cell table:formula="of:=([.B352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1">
            <text:p>31</text:p>
          </table:table-cell>
          <table:table-cell table:formula="of:=([.A353]-[.F$2])^2" office:value-type="float" office:value="206.4969">
            <text:p>206.4969</text:p>
          </table:table-cell>
          <table:table-cell table:formula="of:=([.B353]-[.G$2])^2" office:value-type="float" office:value="86.3041">
            <text:p>86.30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354]-[.F$2])^2" office:value-type="float" office:value="54.3169000000001">
            <text:p>54.3169</text:p>
          </table:table-cell>
          <table:table-cell table:formula="of:=([.B35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355]-[.F$2])^2" office:value-type="float" office:value="643.6369">
            <text:p>643.6369</text:p>
          </table:table-cell>
          <table:table-cell table:formula="of:=([.B35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356]-[.F$2])^2" office:value-type="float" office:value="984.0769">
            <text:p>984.0769</text:p>
          </table:table-cell>
          <table:table-cell table:formula="of:=([.B35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9">
            <text:p>19</text:p>
          </table:table-cell>
          <table:table-cell table:formula="of:=([.A357]-[.F$2])^2" office:value-type="float" office:value="1269.4969">
            <text:p>1269.4969</text:p>
          </table:table-cell>
          <table:table-cell table:formula="of:=([.B35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formula="of:=([.A358]-[.F$2])^2" office:value-type="float" office:value="54.3169000000001">
            <text:p>54.3169</text:p>
          </table:table-cell>
          <table:table-cell table:formula="of:=([.B35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table:formula="of:=([.A359]-[.F$2])^2" office:value-type="float" office:value="159.5169">
            <text:p>159.5169</text:p>
          </table:table-cell>
          <table:table-cell table:formula="of:=([.B359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([.A360]-[.F$2])^2" office:value-type="float" office:value="1733.0569">
            <text:p>1733.0569</text:p>
          </table:table-cell>
          <table:table-cell table:formula="of:=([.B360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table:formula="of:=([.A361]-[.F$2])^2" office:value-type="float" office:value="656.8969">
            <text:p>656.8969</text:p>
          </table:table-cell>
          <table:table-cell table:formula="of:=([.B36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362]-[.F$2])^2" office:value-type="float" office:value="1000.4569">
            <text:p>1000.4569</text:p>
          </table:table-cell>
          <table:table-cell table:formula="of:=([.B36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table:formula="of:=([.A363]-[.F$2])^2" office:value-type="float" office:value="877.9369">
            <text:p>877.9369</text:p>
          </table:table-cell>
          <table:table-cell table:formula="of:=([.B36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table:formula="of:=([.A364]-[.F$2])^2" office:value-type="float" office:value="87.7969000000001">
            <text:p>87.7969</text:p>
          </table:table-cell>
          <table:table-cell table:formula="of:=([.B36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formula="of:=([.A365]-[.F$2])^2" office:value-type="float" office:value="456.6769">
            <text:p>456.6769</text:p>
          </table:table-cell>
          <table:table-cell table:formula="of:=([.B36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table:formula="of:=([.A366]-[.F$2])^2" office:value-type="float" office:value="70.0569000000001">
            <text:p>70.0569</text:p>
          </table:table-cell>
          <table:table-cell table:formula="of:=([.B366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 table:formula="of:=([.A367]-[.F$2])^2" office:value-type="float" office:value="1.87690000000001">
            <text:p>1.8769</text:p>
          </table:table-cell>
          <table:table-cell table:formula="of:=([.B36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([.A368]-[.F$2])^2" office:value-type="float" office:value="749.1169">
            <text:p>749.1169</text:p>
          </table:table-cell>
          <table:table-cell table:formula="of:=([.B368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2">
            <text:p>22</text:p>
          </table:table-cell>
          <table:table-cell table:formula="of:=([.A369]-[.F$2])^2" office:value-type="float" office:value="135.2569">
            <text:p>135.2569</text:p>
          </table:table-cell>
          <table:table-cell table:formula="of:=([.B369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table:formula="of:=([.A370]-[.F$2])^2" office:value-type="float" office:value="1629.7369">
            <text:p>1629.7369</text:p>
          </table:table-cell>
          <table:table-cell table:formula="of:=([.B37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3">
            <text:p>23</text:p>
          </table:table-cell>
          <table:table-cell table:formula="of:=([.A371]-[.F$2])^2" office:value-type="float" office:value="2876.1769">
            <text:p>2876.1769</text:p>
          </table:table-cell>
          <table:table-cell table:formula="of:=([.B371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table:formula="of:=([.A372]-[.F$2])^2" office:value-type="float" office:value="74.4768999999999">
            <text:p>74.4769</text:p>
          </table:table-cell>
          <table:table-cell table:formula="of:=([.B37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2">
            <text:p>22</text:p>
          </table:table-cell>
          <table:table-cell table:formula="of:=([.A373]-[.F$2])^2" office:value-type="float" office:value="70.0569000000001">
            <text:p>70.0569</text:p>
          </table:table-cell>
          <table:table-cell table:formula="of:=([.B37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table:formula="of:=([.A374]-[.F$2])^2" office:value-type="float" office:value="2058.4369">
            <text:p>2058.4369</text:p>
          </table:table-cell>
          <table:table-cell table:formula="of:=([.B37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9">
            <text:p>19</text:p>
          </table:table-cell>
          <table:table-cell table:formula="of:=([.A375]-[.F$2])^2" office:value-type="float" office:value="3555.7369">
            <text:p>3555.7369</text:p>
          </table:table-cell>
          <table:table-cell table:formula="of:=([.B37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376]-[.F$2])^2" office:value-type="float" office:value="206.4969">
            <text:p>206.4969</text:p>
          </table:table-cell>
          <table:table-cell table:formula="of:=([.B376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377]-[.F$2])^2" office:value-type="float" office:value="129.2769">
            <text:p>129.2769</text:p>
          </table:table-cell>
          <table:table-cell table:formula="of:=([.B37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0">
            <text:p>20</text:p>
          </table:table-cell>
          <table:table-cell table:formula="of:=([.A378]-[.F$2])^2" office:value-type="float" office:value="606.6369">
            <text:p>606.6369</text:p>
          </table:table-cell>
          <table:table-cell table:formula="of:=([.B37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formula="of:=([.A379]-[.F$2])^2" office:value-type="float" office:value="1396.5169">
            <text:p>1396.5169</text:p>
          </table:table-cell>
          <table:table-cell table:formula="of:=([.B37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3">
            <text:p>23</text:p>
          </table:table-cell>
          <table:table-cell table:formula="of:=([.A380]-[.F$2])^2" office:value-type="float" office:value="11.3569">
            <text:p>11.3569</text:p>
          </table:table-cell>
          <table:table-cell table:formula="of:=([.B380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">
            <text:p>19</text:p>
          </table:table-cell>
          <table:table-cell table:formula="of:=([.A381]-[.F$2])^2" office:value-type="float" office:value="112.9969">
            <text:p>112.9969</text:p>
          </table:table-cell>
          <table:table-cell table:formula="of:=([.B38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">
            <text:p>22</text:p>
          </table:table-cell>
          <table:table-cell table:formula="of:=([.A382]-[.F$2])^2" office:value-type="float" office:value="3555.7369">
            <text:p>3555.7369</text:p>
          </table:table-cell>
          <table:table-cell table:formula="of:=([.B38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383]-[.F$2])^2" office:value-type="float" office:value="337.4569">
            <text:p>337.4569</text:p>
          </table:table-cell>
          <table:table-cell table:formula="of:=([.B38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formula="of:=([.A384]-[.F$2])^2" office:value-type="float" office:value="1396.5169">
            <text:p>1396.5169</text:p>
          </table:table-cell>
          <table:table-cell table:formula="of:=([.B38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formula="of:=([.A385]-[.F$2])^2" office:value-type="float" office:value="301.7169">
            <text:p>301.7169</text:p>
          </table:table-cell>
          <table:table-cell table:formula="of:=([.B38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table:formula="of:=([.A386]-[.F$2])^2" office:value-type="float" office:value="2.65689999999999">
            <text:p>2.6569</text:p>
          </table:table-cell>
          <table:table-cell table:formula="of:=([.B386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1">
            <text:p>21</text:p>
          </table:table-cell>
          <table:table-cell table:formula="of:=([.A387]-[.F$2])^2" office:value-type="float" office:value="2.65689999999999">
            <text:p>2.6569</text:p>
          </table:table-cell>
          <table:table-cell table:formula="of:=([.B387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table:formula="of:=([.A388]-[.F$2])^2" office:value-type="float" office:value="500.4169">
            <text:p>500.4169</text:p>
          </table:table-cell>
          <table:table-cell table:formula="of:=([.B38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389]-[.F$2])^2" office:value-type="float" office:value="2.65689999999999">
            <text:p>2.6569</text:p>
          </table:table-cell>
          <table:table-cell table:formula="of:=([.B38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390]-[.F$2])^2" office:value-type="float" office:value="347.0769">
            <text:p>347.0769</text:p>
          </table:table-cell>
          <table:table-cell table:formula="of:=([.B390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3">
            <text:p>73</text:p>
          </table:table-cell>
          <table:table-cell table:formula="of:=([.A391]-[.F$2])^2" office:value-type="float" office:value="54.3169000000001">
            <text:p>54.3169</text:p>
          </table:table-cell>
          <table:table-cell table:formula="of:=([.B391]-[.G$2])^2" office:value-type="float" office:value="2630.6641">
            <text:p>2630.66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table:formula="of:=([.A392]-[.F$2])^2" office:value-type="float" office:value="0.136900000000003">
            <text:p>0.1369</text:p>
          </table:table-cell>
          <table:table-cell table:formula="of:=([.B392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4">
            <text:p>24</text:p>
          </table:table-cell>
          <table:table-cell table:formula="of:=([.A393]-[.F$2])^2" office:value-type="float" office:value="4988.5969">
            <text:p>4988.5969</text:p>
          </table:table-cell>
          <table:table-cell table:formula="of:=([.B393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table:formula="of:=([.A394]-[.F$2])^2" office:value-type="float" office:value="593.8969">
            <text:p>593.8969</text:p>
          </table:table-cell>
          <table:table-cell table:formula="of:=([.B394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table:formula="of:=([.A395]-[.F$2])^2" office:value-type="float" office:value="2150.1769">
            <text:p>2150.1769</text:p>
          </table:table-cell>
          <table:table-cell table:formula="of:=([.B39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table:formula="of:=([.A396]-[.F$2])^2" office:value-type="float" office:value="206.4969">
            <text:p>206.4969</text:p>
          </table:table-cell>
          <table:table-cell table:formula="of:=([.B39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0">
            <text:p>20</text:p>
          </table:table-cell>
          <table:table-cell table:formula="of:=([.A397]-[.F$2])^2" office:value-type="float" office:value="2.65689999999999">
            <text:p>2.6569</text:p>
          </table:table-cell>
          <table:table-cell table:formula="of:=([.B397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formula="of:=([.A398]-[.F$2])^2" office:value-type="float" office:value="500.4169">
            <text:p>500.4169</text:p>
          </table:table-cell>
          <table:table-cell table:formula="of:=([.B39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1">
            <text:p>21</text:p>
          </table:table-cell>
          <table:table-cell table:formula="of:=([.A399]-[.F$2])^2" office:value-type="float" office:value="1269.4969">
            <text:p>1269.4969</text:p>
          </table:table-cell>
          <table:table-cell table:formula="of:=([.B399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([.A400]-[.F$2])^2" office:value-type="float" office:value="236.2369">
            <text:p>236.2369</text:p>
          </table:table-cell>
          <table:table-cell table:formula="of:=([.B40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401]-[.F$2])^2" office:value-type="float" office:value="58.2168999999999">
            <text:p>58.2169</text:p>
          </table:table-cell>
          <table:table-cell table:formula="of:=([.B40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2">
            <text:p>22</text:p>
          </table:table-cell>
          <table:table-cell table:formula="of:=([.A402]-[.F$2])^2" office:value-type="float" office:value="70.0569000000001">
            <text:p>70.0569</text:p>
          </table:table-cell>
          <table:table-cell table:formula="of:=([.B40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table:formula="of:=([.A403]-[.F$2])^2" office:value-type="float" office:value="31.6968999999999">
            <text:p>31.6969</text:p>
          </table:table-cell>
          <table:table-cell table:formula="of:=([.B403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([.A404]-[.F$2])^2" office:value-type="float" office:value="159.5169">
            <text:p>159.5169</text:p>
          </table:table-cell>
          <table:table-cell table:formula="of:=([.B404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table:formula="of:=([.A405]-[.F$2])^2" office:value-type="float" office:value="107.5369">
            <text:p>107.5369</text:p>
          </table:table-cell>
          <table:table-cell table:formula="of:=([.B40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formula="of:=([.A406]-[.F$2])^2" office:value-type="float" office:value="500.4169">
            <text:p>500.4169</text:p>
          </table:table-cell>
          <table:table-cell table:formula="of:=([.B40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">
            <text:p>20</text:p>
          </table:table-cell>
          <table:table-cell table:formula="of:=([.A407]-[.F$2])^2" office:value-type="float" office:value="1130.9769">
            <text:p>1130.9769</text:p>
          </table:table-cell>
          <table:table-cell table:formula="of:=([.B407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2">
            <text:p>22</text:p>
          </table:table-cell>
          <table:table-cell table:formula="of:=([.A408]-[.F$2])^2" office:value-type="float" office:value="185.7769">
            <text:p>185.7769</text:p>
          </table:table-cell>
          <table:table-cell table:formula="of:=([.B40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409]-[.F$2])^2" office:value-type="float" office:value="185.7769">
            <text:p>185.7769</text:p>
          </table:table-cell>
          <table:table-cell table:formula="of:=([.B40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table:formula="of:=([.A410]-[.F$2])^2" office:value-type="float" office:value="19.0969">
            <text:p>19.0969</text:p>
          </table:table-cell>
          <table:table-cell table:formula="of:=([.B410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">
            <text:p>21</text:p>
          </table:table-cell>
          <table:table-cell table:formula="of:=([.A411]-[.F$2])^2" office:value-type="float" office:value="337.4569">
            <text:p>337.4569</text:p>
          </table:table-cell>
          <table:table-cell table:formula="of:=([.B41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412]-[.F$2])^2" office:value-type="float" office:value="40.5769000000001">
            <text:p>40.5769</text:p>
          </table:table-cell>
          <table:table-cell table:formula="of:=([.B412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2">
            <text:p>22</text:p>
          </table:table-cell>
          <table:table-cell table:formula="of:=([.A413]-[.F$2])^2" office:value-type="float" office:value="40.5769000000001">
            <text:p>40.5769</text:p>
          </table:table-cell>
          <table:table-cell table:formula="of:=([.B41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formula="of:=([.A414]-[.F$2])^2" office:value-type="float" office:value="1047.8169">
            <text:p>1047.8169</text:p>
          </table:table-cell>
          <table:table-cell table:formula="of:=([.B41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formula="of:=([.A415]-[.F$2])^2" office:value-type="float" office:value="500.4169">
            <text:p>500.4169</text:p>
          </table:table-cell>
          <table:table-cell table:formula="of:=([.B41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table:formula="of:=([.A416]-[.F$2])^2" office:value-type="float" office:value="512.1169">
            <text:p>512.1169</text:p>
          </table:table-cell>
          <table:table-cell table:formula="of:=([.B41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table:formula="of:=([.A417]-[.F$2])^2" office:value-type="float" office:value="13.1769">
            <text:p>13.1769</text:p>
          </table:table-cell>
          <table:table-cell table:formula="of:=([.B41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 table:formula="of:=([.A418]-[.F$2])^2" office:value-type="float" office:value="1.87690000000001">
            <text:p>1.8769</text:p>
          </table:table-cell>
          <table:table-cell table:formula="of:=([.B41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table:formula="of:=([.A419]-[.F$2])^2" office:value-type="float" office:value="129.2769">
            <text:p>129.2769</text:p>
          </table:table-cell>
          <table:table-cell table:formula="of:=([.B419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([.A420]-[.F$2])^2" office:value-type="float" office:value="31.6968999999999">
            <text:p>31.6969</text:p>
          </table:table-cell>
          <table:table-cell table:formula="of:=([.B420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table:formula="of:=([.A421]-[.F$2])^2" office:value-type="float" office:value="877.9369">
            <text:p>877.9369</text:p>
          </table:table-cell>
          <table:table-cell table:formula="of:=([.B42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1">
            <text:p>21</text:p>
          </table:table-cell>
          <table:table-cell table:formula="of:=([.A422]-[.F$2])^2" office:value-type="float" office:value="4710.0769">
            <text:p>4710.0769</text:p>
          </table:table-cell>
          <table:table-cell table:formula="of:=([.B422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table:formula="of:=([.A423]-[.F$2])^2" office:value-type="float" office:value="606.6369">
            <text:p>606.6369</text:p>
          </table:table-cell>
          <table:table-cell table:formula="of:=([.B42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0">
            <text:p>80</text:p>
          </table:table-cell>
          <table:table-cell table:formula="of:=([.A424]-[.F$2])^2" office:value-type="float" office:value="195921.3169">
            <text:p>195921.3169</text:p>
          </table:table-cell>
          <table:table-cell table:formula="of:=([.B424]-[.G$2])^2" office:value-type="float" office:value="3397.7241">
            <text:p>3397.7241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3">
            <text:p>23</text:p>
          </table:table-cell>
          <table:table-cell table:formula="of:=([.A425]-[.F$2])^2" office:value-type="float" office:value="3437.4769">
            <text:p>3437.4769</text:p>
          </table:table-cell>
          <table:table-cell table:formula="of:=([.B425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table:formula="of:=([.A426]-[.F$2])^2" office:value-type="float" office:value="656.8969">
            <text:p>656.8969</text:p>
          </table:table-cell>
          <table:table-cell table:formula="of:=([.B42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table:formula="of:=([.A427]-[.F$2])^2" office:value-type="float" office:value="763.4169">
            <text:p>763.4169</text:p>
          </table:table-cell>
          <table:table-cell table:formula="of:=([.B42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">
            <text:p>18</text:p>
          </table:table-cell>
          <table:table-cell table:formula="of:=([.A428]-[.F$2])^2" office:value-type="float" office:value="1000.4569">
            <text:p>1000.4569</text:p>
          </table:table-cell>
          <table:table-cell table:formula="of:=([.B42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([.A429]-[.F$2])^2" office:value-type="float" office:value="43.9568999999999">
            <text:p>43.9569</text:p>
          </table:table-cell>
          <table:table-cell table:formula="of:=([.B42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7">
            <text:p>27</text:p>
          </table:table-cell>
          <table:table-cell table:formula="of:=([.A430]-[.F$2])^2" office:value-type="float" office:value="6.91689999999998">
            <text:p>6.9169</text:p>
          </table:table-cell>
          <table:table-cell table:formula="of:=([.B430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9">
            <text:p>19</text:p>
          </table:table-cell>
          <table:table-cell table:formula="of:=([.A431]-[.F$2])^2" office:value-type="float" office:value="558.3769">
            <text:p>558.3769</text:p>
          </table:table-cell>
          <table:table-cell table:formula="of:=([.B43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">
            <text:p>22</text:p>
          </table:table-cell>
          <table:table-cell table:formula="of:=([.A432]-[.F$2])^2" office:value-type="float" office:value="178.7569">
            <text:p>178.7569</text:p>
          </table:table-cell>
          <table:table-cell table:formula="of:=([.B43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table:formula="of:=([.A433]-[.F$2])^2" office:value-type="float" office:value="593.8969">
            <text:p>593.8969</text:p>
          </table:table-cell>
          <table:table-cell table:formula="of:=([.B43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434]-[.F$2])^2" office:value-type="float" office:value="593.8969">
            <text:p>593.8969</text:p>
          </table:table-cell>
          <table:table-cell table:formula="of:=([.B43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table:formula="of:=([.A435]-[.F$2])^2" office:value-type="float" office:value="375.1969">
            <text:p>375.1969</text:p>
          </table:table-cell>
          <table:table-cell table:formula="of:=([.B435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table:formula="of:=([.A436]-[.F$2])^2" office:value-type="float" office:value="1650.7969">
            <text:p>1650.7969</text:p>
          </table:table-cell>
          <table:table-cell table:formula="of:=([.B43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1">
            <text:p>31</text:p>
          </table:table-cell>
          <table:table-cell table:formula="of:=([.A437]-[.F$2])^2" office:value-type="float" office:value="206.4969">
            <text:p>206.4969</text:p>
          </table:table-cell>
          <table:table-cell table:formula="of:=([.B437]-[.G$2])^2" office:value-type="float" office:value="86.3041">
            <text:p>86.3041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9">
            <text:p>19</text:p>
          </table:table-cell>
          <table:table-cell table:formula="of:=([.A438]-[.F$2])^2" office:value-type="float" office:value="709.1569">
            <text:p>709.1569</text:p>
          </table:table-cell>
          <table:table-cell table:formula="of:=([.B43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table:formula="of:=([.A439]-[.F$2])^2" office:value-type="float" office:value="153.0169">
            <text:p>153.0169</text:p>
          </table:table-cell>
          <table:table-cell table:formula="of:=([.B439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9">
            <text:p>19</text:p>
          </table:table-cell>
          <table:table-cell table:formula="of:=([.A440]-[.F$2])^2" office:value-type="float" office:value="9337.3569">
            <text:p>9337.3569</text:p>
          </table:table-cell>
          <table:table-cell table:formula="of:=([.B44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441]-[.F$2])^2" office:value-type="float" office:value="153.0169">
            <text:p>153.0169</text:p>
          </table:table-cell>
          <table:table-cell table:formula="of:=([.B44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table:formula="of:=([.A442]-[.F$2])^2" office:value-type="float" office:value="593.8969">
            <text:p>593.8969</text:p>
          </table:table-cell>
          <table:table-cell table:formula="of:=([.B44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formula="of:=([.A443]-[.F$2])^2" office:value-type="float" office:value="695.3769">
            <text:p>695.3769</text:p>
          </table:table-cell>
          <table:table-cell table:formula="of:=([.B44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table:formula="of:=([.A444]-[.F$2])^2" office:value-type="float" office:value="11.3569">
            <text:p>11.3569</text:p>
          </table:table-cell>
          <table:table-cell table:formula="of:=([.B44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 table:formula="of:=([.A445]-[.F$2])^2" office:value-type="float" office:value="347.0769">
            <text:p>347.0769</text:p>
          </table:table-cell>
          <table:table-cell table:formula="of:=([.B44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table:formula="of:=([.A446]-[.F$2])^2" office:value-type="float" office:value="214.0369">
            <text:p>214.0369</text:p>
          </table:table-cell>
          <table:table-cell table:formula="of:=([.B446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table:formula="of:=([.A447]-[.F$2])^2" office:value-type="float" office:value="112.9969">
            <text:p>112.9969</text:p>
          </table:table-cell>
          <table:table-cell table:formula="of:=([.B447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table:formula="of:=([.A448]-[.F$2])^2" office:value-type="float" office:value="467.8569">
            <text:p>467.8569</text:p>
          </table:table-cell>
          <table:table-cell table:formula="of:=([.B44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449]-[.F$2])^2" office:value-type="float" office:value="54.3169000000001">
            <text:p>54.3169</text:p>
          </table:table-cell>
          <table:table-cell table:formula="of:=([.B44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([.A450]-[.F$2])^2" office:value-type="float" office:value="267.9769">
            <text:p>267.9769</text:p>
          </table:table-cell>
          <table:table-cell table:formula="of:=([.B45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table:formula="of:=([.A451]-[.F$2])^2" office:value-type="float" office:value="5.61690000000002">
            <text:p>5.6169</text:p>
          </table:table-cell>
          <table:table-cell table:formula="of:=([.B45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table:formula="of:=([.A452]-[.F$2])^2" office:value-type="float" office:value="2150.1769">
            <text:p>2150.1769</text:p>
          </table:table-cell>
          <table:table-cell table:formula="of:=([.B45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formula="of:=([.A453]-[.F$2])^2" office:value-type="float" office:value="301.7169">
            <text:p>301.7169</text:p>
          </table:table-cell>
          <table:table-cell table:formula="of:=([.B453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4">
            <text:p>24</text:p>
          </table:table-cell>
          <table:table-cell table:formula="of:=([.A454]-[.F$2])^2" office:value-type="float" office:value="6.91689999999998">
            <text:p>6.9169</text:p>
          </table:table-cell>
          <table:table-cell table:formula="of:=([.B454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2">
            <text:p>22</text:p>
          </table:table-cell>
          <table:table-cell table:formula="of:=([.A455]-[.F$2])^2" office:value-type="float" office:value="43.9568999999999">
            <text:p>43.9569</text:p>
          </table:table-cell>
          <table:table-cell table:formula="of:=([.B45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table:formula="of:=([.A456]-[.F$2])^2" office:value-type="float" office:value="92.7368999999999">
            <text:p>92.7369</text:p>
          </table:table-cell>
          <table:table-cell table:formula="of:=([.B45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formula="of:=([.A457]-[.F$2])^2" office:value-type="float" office:value="456.6769">
            <text:p>456.6769</text:p>
          </table:table-cell>
          <table:table-cell table:formula="of:=([.B45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3">
            <text:p>23</text:p>
          </table:table-cell>
          <table:table-cell table:formula="of:=([.A458]-[.F$2])^2" office:value-type="float" office:value="656.8969">
            <text:p>656.8969</text:p>
          </table:table-cell>
          <table:table-cell table:formula="of:=([.B458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table:formula="of:=([.A459]-[.F$2])^2" office:value-type="float" office:value="11.3569">
            <text:p>11.3569</text:p>
          </table:table-cell>
          <table:table-cell table:formula="of:=([.B45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460]-[.F$2])^2" office:value-type="float" office:value="31.6968999999999">
            <text:p>31.6969</text:p>
          </table:table-cell>
          <table:table-cell table:formula="of:=([.B46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table:formula="of:=([.A461]-[.F$2])^2" office:value-type="float" office:value="1064.7169">
            <text:p>1064.7169</text:p>
          </table:table-cell>
          <table:table-cell table:formula="of:=([.B46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table:formula="of:=([.A462]-[.F$2])^2" office:value-type="float" office:value="153.0169">
            <text:p>153.0169</text:p>
          </table:table-cell>
          <table:table-cell table:formula="of:=([.B46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formula="of:=([.A463]-[.F$2])^2" office:value-type="float" office:value="500.4169">
            <text:p>500.4169</text:p>
          </table:table-cell>
          <table:table-cell table:formula="of:=([.B463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">
            <text:p>21</text:p>
          </table:table-cell>
          <table:table-cell table:formula="of:=([.A464]-[.F$2])^2" office:value-type="float" office:value="606.6369">
            <text:p>606.6369</text:p>
          </table:table-cell>
          <table:table-cell table:formula="of:=([.B464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table:formula="of:=([.A465]-[.F$2])^2" office:value-type="float" office:value="310.8169">
            <text:p>310.8169</text:p>
          </table:table-cell>
          <table:table-cell table:formula="of:=([.B46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table:formula="of:=([.A466]-[.F$2])^2" office:value-type="float" office:value="938.1969">
            <text:p>938.1969</text:p>
          </table:table-cell>
          <table:table-cell table:formula="of:=([.B46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table:formula="of:=([.A467]-[.F$2])^2" office:value-type="float" office:value="70.0569000000001">
            <text:p>70.0569</text:p>
          </table:table-cell>
          <table:table-cell table:formula="of:=([.B46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0">
            <text:p>30</text:p>
          </table:table-cell>
          <table:table-cell table:formula="of:=([.A468]-[.F$2])^2" office:value-type="float" office:value="29456.8569">
            <text:p>29456.8569</text:p>
          </table:table-cell>
          <table:table-cell table:formula="of:=([.B468]-[.G$2])^2" office:value-type="float" office:value="68.7241">
            <text:p>68.72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table:formula="of:=([.A469]-[.F$2])^2" office:value-type="float" office:value="244.2969">
            <text:p>244.2969</text:p>
          </table:table-cell>
          <table:table-cell table:formula="of:=([.B469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table:formula="of:=([.A470]-[.F$2])^2" office:value-type="float" office:value="13.1769">
            <text:p>13.1769</text:p>
          </table:table-cell>
          <table:table-cell table:formula="of:=([.B47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table:formula="of:=([.A471]-[.F$2])^2" office:value-type="float" office:value="0.396899999999994">
            <text:p>0.3969</text:p>
          </table:table-cell>
          <table:table-cell table:formula="of:=([.B47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">
            <text:p>23</text:p>
          </table:table-cell>
          <table:table-cell table:formula="of:=([.A472]-[.F$2])^2" office:value-type="float" office:value="1.87690000000001">
            <text:p>1.8769</text:p>
          </table:table-cell>
          <table:table-cell table:formula="of:=([.B472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formula="of:=([.A473]-[.F$2])^2" office:value-type="float" office:value="500.4169">
            <text:p>500.4169</text:p>
          </table:table-cell>
          <table:table-cell table:formula="of:=([.B47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37">
            <text:p>37</text:p>
          </table:table-cell>
          <table:table-cell table:formula="of:=([.A474]-[.F$2])^2" office:value-type="float" office:value="61816.8769">
            <text:p>61816.8769</text:p>
          </table:table-cell>
          <table:table-cell table:formula="of:=([.B474]-[.G$2])^2" office:value-type="float" office:value="233.7841">
            <text:p>233.78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475]-[.F$2])^2" office:value-type="float" office:value="984.0769">
            <text:p>984.0769</text:p>
          </table:table-cell>
          <table:table-cell table:formula="of:=([.B47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 table:formula="of:=([.A476]-[.F$2])^2" office:value-type="float" office:value="347.0769">
            <text:p>347.0769</text:p>
          </table:table-cell>
          <table:table-cell table:formula="of:=([.B47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table:formula="of:=([.A477]-[.F$2])^2" office:value-type="float" office:value="922.3369">
            <text:p>922.3369</text:p>
          </table:table-cell>
          <table:table-cell table:formula="of:=([.B477]-[.G$2])^2" office:value-type="float" office:value="68.7241">
            <text:p>68.7241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table:formula="of:=([.A478]-[.F$2])^2" office:value-type="float" office:value="558.3769">
            <text:p>558.3769</text:p>
          </table:table-cell>
          <table:table-cell table:formula="of:=([.B47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9">
            <text:p>19</text:p>
          </table:table-cell>
          <table:table-cell table:formula="of:=([.A479]-[.F$2])^2" office:value-type="float" office:value="347.0769">
            <text:p>347.0769</text:p>
          </table:table-cell>
          <table:table-cell table:formula="of:=([.B47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2">
            <text:p>22</text:p>
          </table:table-cell>
          <table:table-cell table:formula="of:=([.A480]-[.F$2])^2" office:value-type="float" office:value="2463.1369">
            <text:p>2463.1369</text:p>
          </table:table-cell>
          <table:table-cell table:formula="of:=([.B48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table:formula="of:=([.A481]-[.F$2])^2" office:value-type="float" office:value="456.6769">
            <text:p>456.6769</text:p>
          </table:table-cell>
          <table:table-cell table:formula="of:=([.B481]-[.G$2])^2" office:value-type="float" office:value="53.1441">
            <text:p>53.1441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5">
            <text:p>35</text:p>
          </table:table-cell>
          <table:table-cell table:formula="of:=([.A482]-[.F$2])^2" office:value-type="float" office:value="22090.8769">
            <text:p>22090.8769</text:p>
          </table:table-cell>
          <table:table-cell table:formula="of:=([.B482]-[.G$2])^2" office:value-type="float" office:value="176.6241">
            <text:p>176.62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">
            <text:p>21</text:p>
          </table:table-cell>
          <table:table-cell table:formula="of:=([.A483]-[.F$2])^2" office:value-type="float" office:value="129.2769">
            <text:p>129.2769</text:p>
          </table:table-cell>
          <table:table-cell table:formula="of:=([.B48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A484]-[.F$2])^2" office:value-type="float" office:value="862.5969">
            <text:p>862.5969</text:p>
          </table:table-cell>
          <table:table-cell table:formula="of:=([.B48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485]-[.F$2])^2" office:value-type="float" office:value="185.7769">
            <text:p>185.7769</text:p>
          </table:table-cell>
          <table:table-cell table:formula="of:=([.B48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table:formula="of:=([.A486]-[.F$2])^2" office:value-type="float" office:value="1.87690000000001">
            <text:p>1.8769</text:p>
          </table:table-cell>
          <table:table-cell table:formula="of:=([.B48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 table:formula="of:=([.A487]-[.F$2])^2" office:value-type="float" office:value="107.5369">
            <text:p>107.5369</text:p>
          </table:table-cell>
          <table:table-cell table:formula="of:=([.B48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table:formula="of:=([.A488]-[.F$2])^2" office:value-type="float" office:value="185.7769">
            <text:p>185.7769</text:p>
          </table:table-cell>
          <table:table-cell table:formula="of:=([.B48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9">
            <text:p>19</text:p>
          </table:table-cell>
          <table:table-cell table:formula="of:=([.A489]-[.F$2])^2" office:value-type="float" office:value="2463.1369">
            <text:p>2463.1369</text:p>
          </table:table-cell>
          <table:table-cell table:formula="of:=([.B48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9">
            <text:p>19</text:p>
          </table:table-cell>
          <table:table-cell table:formula="of:=([.A490]-[.F$2])^2" office:value-type="float" office:value="425.5969">
            <text:p>425.5969</text:p>
          </table:table-cell>
          <table:table-cell table:formula="of:=([.B49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491]-[.F$2])^2" office:value-type="float" office:value="54.3169000000001">
            <text:p>54.3169</text:p>
          </table:table-cell>
          <table:table-cell table:formula="of:=([.B49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table:formula="of:=([.A492]-[.F$2])^2" office:value-type="float" office:value="1251.0369">
            <text:p>1251.0369</text:p>
          </table:table-cell>
          <table:table-cell table:formula="of:=([.B492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table:formula="of:=([.A493]-[.F$2])^2" office:value-type="float" office:value="337.4569">
            <text:p>337.4569</text:p>
          </table:table-cell>
          <table:table-cell table:formula="of:=([.B493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([.A494]-[.F$2])^2" office:value-type="float" office:value="206.4969">
            <text:p>206.4969</text:p>
          </table:table-cell>
          <table:table-cell table:formula="of:=([.B49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table:formula="of:=([.A495]-[.F$2])^2" office:value-type="float" office:value="512.1169">
            <text:p>512.1169</text:p>
          </table:table-cell>
          <table:table-cell table:formula="of:=([.B49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table:formula="of:=([.A496]-[.F$2])^2" office:value-type="float" office:value="70.0569000000001">
            <text:p>70.0569</text:p>
          </table:table-cell>
          <table:table-cell table:formula="of:=([.B49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formula="of:=([.A497]-[.F$2])^2" office:value-type="float" office:value="301.7169">
            <text:p>301.7169</text:p>
          </table:table-cell>
          <table:table-cell table:formula="of:=([.B49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table:formula="of:=([.A498]-[.F$2])^2" office:value-type="float" office:value="87.7969000000001">
            <text:p>87.7969</text:p>
          </table:table-cell>
          <table:table-cell table:formula="of:=([.B49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formula="of:=([.A499]-[.F$2])^2" office:value-type="float" office:value="1047.8169">
            <text:p>1047.8169</text:p>
          </table:table-cell>
          <table:table-cell table:formula="of:=([.B499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table:formula="of:=([.A500]-[.F$2])^2" office:value-type="float" office:value="546.1569">
            <text:p>546.1569</text:p>
          </table:table-cell>
          <table:table-cell table:formula="of:=([.B500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table:formula="of:=([.A501]-[.F$2])^2" office:value-type="float" office:value="159.5169">
            <text:p>159.5169</text:p>
          </table:table-cell>
          <table:table-cell table:formula="of:=([.B50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table:formula="of:=([.A502]-[.F$2])^2" office:value-type="float" office:value="267.9769">
            <text:p>267.9769</text:p>
          </table:table-cell>
          <table:table-cell table:formula="of:=([.B502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503]-[.F$2])^2" office:value-type="float" office:value="375.1969">
            <text:p>375.1969</text:p>
          </table:table-cell>
          <table:table-cell table:formula="of:=([.B50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504]-[.F$2])^2" office:value-type="float" office:value="214.0369">
            <text:p>214.0369</text:p>
          </table:table-cell>
          <table:table-cell table:formula="of:=([.B50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505]-[.F$2])^2" office:value-type="float" office:value="310.8169">
            <text:p>310.8169</text:p>
          </table:table-cell>
          <table:table-cell table:formula="of:=([.B50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2">
            <text:p>22</text:p>
          </table:table-cell>
          <table:table-cell table:formula="of:=([.A506]-[.F$2])^2" office:value-type="float" office:value="112.9969">
            <text:p>112.9969</text:p>
          </table:table-cell>
          <table:table-cell table:formula="of:=([.B50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([.A507]-[.F$2])^2" office:value-type="float" office:value="267.9769">
            <text:p>267.9769</text:p>
          </table:table-cell>
          <table:table-cell table:formula="of:=([.B50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formula="of:=([.A508]-[.F$2])^2" office:value-type="float" office:value="643.6369">
            <text:p>643.6369</text:p>
          </table:table-cell>
          <table:table-cell table:formula="of:=([.B508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1">
            <text:p>21</text:p>
          </table:table-cell>
          <table:table-cell table:formula="of:=([.A509]-[.F$2])^2" office:value-type="float" office:value="310.8169">
            <text:p>310.8169</text:p>
          </table:table-cell>
          <table:table-cell table:formula="of:=([.B509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table:formula="of:=([.A510]-[.F$2])^2" office:value-type="float" office:value="13.1769">
            <text:p>13.1769</text:p>
          </table:table-cell>
          <table:table-cell table:formula="of:=([.B51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table:formula="of:=([.A511]-[.F$2])^2" office:value-type="float" office:value="70.0569000000001">
            <text:p>70.0569</text:p>
          </table:table-cell>
          <table:table-cell table:formula="of:=([.B511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5">
            <text:p>25</text:p>
          </table:table-cell>
          <table:table-cell table:formula="of:=([.A512]-[.F$2])^2" office:value-type="float" office:value="695.3769">
            <text:p>695.3769</text:p>
          </table:table-cell>
          <table:table-cell table:formula="of:=([.B512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8">
            <text:p>18</text:p>
          </table:table-cell>
          <table:table-cell table:formula="of:=([.A513]-[.F$2])^2" office:value-type="float" office:value="709.1569">
            <text:p>709.1569</text:p>
          </table:table-cell>
          <table:table-cell table:formula="of:=([.B51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table:formula="of:=([.A514]-[.F$2])^2" office:value-type="float" office:value="87.7969000000001">
            <text:p>87.7969</text:p>
          </table:table-cell>
          <table:table-cell table:formula="of:=([.B51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table:formula="of:=([.A515]-[.F$2])^2" office:value-type="float" office:value="414.9369">
            <text:p>414.9369</text:p>
          </table:table-cell>
          <table:table-cell table:formula="of:=([.B515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">
            <text:p>23</text:p>
          </table:table-cell>
          <table:table-cell table:formula="of:=([.A516]-[.F$2])^2" office:value-type="float" office:value="593.8969">
            <text:p>593.8969</text:p>
          </table:table-cell>
          <table:table-cell table:formula="of:=([.B516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table:formula="of:=([.A517]-[.F$2])^2" office:value-type="float" office:value="135.2569">
            <text:p>135.2569</text:p>
          </table:table-cell>
          <table:table-cell table:formula="of:=([.B517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table:formula="of:=([.A518]-[.F$2])^2" office:value-type="float" office:value="804.8569">
            <text:p>804.8569</text:p>
          </table:table-cell>
          <table:table-cell table:formula="of:=([.B518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table:formula="of:=([.A519]-[.F$2])^2" office:value-type="float" office:value="310.8169">
            <text:p>310.8169</text:p>
          </table:table-cell>
          <table:table-cell table:formula="of:=([.B51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table:formula="of:=([.A520]-[.F$2])^2" office:value-type="float" office:value="2437.3969">
            <text:p>2437.3969</text:p>
          </table:table-cell>
          <table:table-cell table:formula="of:=([.B52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table:formula="of:=([.A521]-[.F$2])^2" office:value-type="float" office:value="984.0769">
            <text:p>984.0769</text:p>
          </table:table-cell>
          <table:table-cell table:formula="of:=([.B52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table:formula="of:=([.A522]-[.F$2])^2" office:value-type="float" office:value="656.8969">
            <text:p>656.8969</text:p>
          </table:table-cell>
          <table:table-cell table:formula="of:=([.B52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523]-[.F$2])^2" office:value-type="float" office:value="87.7969000000001">
            <text:p>87.7969</text:p>
          </table:table-cell>
          <table:table-cell table:formula="of:=([.B52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([.A524]-[.F$2])^2" office:value-type="float" office:value="43.9568999999999">
            <text:p>43.9569</text:p>
          </table:table-cell>
          <table:table-cell table:formula="of:=([.B52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">
            <text:p>20</text:p>
          </table:table-cell>
          <table:table-cell table:formula="of:=([.A525]-[.F$2])^2" office:value-type="float" office:value="11584.2169">
            <text:p>11584.2169</text:p>
          </table:table-cell>
          <table:table-cell table:formula="of:=([.B52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table:formula="of:=([.A526]-[.F$2])^2" office:value-type="float" office:value="546.1569">
            <text:p>546.1569</text:p>
          </table:table-cell>
          <table:table-cell table:formula="of:=([.B526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527]-[.F$2])^2" office:value-type="float" office:value="107.5369">
            <text:p>107.5369</text:p>
          </table:table-cell>
          <table:table-cell table:formula="of:=([.B527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formula="of:=([.A528]-[.F$2])^2" office:value-type="float" office:value="804.8569">
            <text:p>804.8569</text:p>
          </table:table-cell>
          <table:table-cell table:formula="of:=([.B52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([.A529]-[.F$2])^2" office:value-type="float" office:value="749.1169">
            <text:p>749.1169</text:p>
          </table:table-cell>
          <table:table-cell table:formula="of:=([.B529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table:formula="of:=([.A530]-[.F$2])^2" office:value-type="float" office:value="593.8969">
            <text:p>593.8969</text:p>
          </table:table-cell>
          <table:table-cell table:formula="of:=([.B530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">
            <text:p>20</text:p>
          </table:table-cell>
          <table:table-cell table:formula="of:=([.A531]-[.F$2])^2" office:value-type="float" office:value="28.8369">
            <text:p>28.8369</text:p>
          </table:table-cell>
          <table:table-cell table:formula="of:=([.B53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table:formula="of:=([.A532]-[.F$2])^2" office:value-type="float" office:value="178.7569">
            <text:p>178.7569</text:p>
          </table:table-cell>
          <table:table-cell table:formula="of:=([.B53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1">
            <text:p>21</text:p>
          </table:table-cell>
          <table:table-cell table:formula="of:=([.A533]-[.F$2])^2" office:value-type="float" office:value="763.4169">
            <text:p>763.4169</text:p>
          </table:table-cell>
          <table:table-cell table:formula="of:=([.B53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table:formula="of:=([.A534]-[.F$2])^2" office:value-type="float" office:value="1047.8169">
            <text:p>1047.8169</text:p>
          </table:table-cell>
          <table:table-cell table:formula="of:=([.B53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535]-[.F$2])^2" office:value-type="float" office:value="153.0169">
            <text:p>153.0169</text:p>
          </table:table-cell>
          <table:table-cell table:formula="of:=([.B53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([.A536]-[.F$2])^2" office:value-type="float" office:value="695.3769">
            <text:p>695.3769</text:p>
          </table:table-cell>
          <table:table-cell table:formula="of:=([.B536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formula="of:=([.A537]-[.F$2])^2" office:value-type="float" office:value="1396.5169">
            <text:p>1396.5169</text:p>
          </table:table-cell>
          <table:table-cell table:formula="of:=([.B537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">
            <text:p>20</text:p>
          </table:table-cell>
          <table:table-cell table:formula="of:=([.A538]-[.F$2])^2" office:value-type="float" office:value="185.7769">
            <text:p>185.7769</text:p>
          </table:table-cell>
          <table:table-cell table:formula="of:=([.B53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table:formula="of:=([.A539]-[.F$2])^2" office:value-type="float" office:value="28.8369">
            <text:p>28.8369</text:p>
          </table:table-cell>
          <table:table-cell table:formula="of:=([.B53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table:formula="of:=([.A540]-[.F$2])^2" office:value-type="float" office:value="337.4569">
            <text:p>337.4569</text:p>
          </table:table-cell>
          <table:table-cell table:formula="of:=([.B54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0">
            <text:p>20</text:p>
          </table:table-cell>
          <table:table-cell table:formula="of:=([.A541]-[.F$2])^2" office:value-type="float" office:value="1000.4569">
            <text:p>1000.4569</text:p>
          </table:table-cell>
          <table:table-cell table:formula="of:=([.B54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8">
            <text:p>28</text:p>
          </table:table-cell>
          <table:table-cell table:formula="of:=([.A542]-[.F$2])^2" office:value-type="float" office:value="178.7569">
            <text:p>178.7569</text:p>
          </table:table-cell>
          <table:table-cell table:formula="of:=([.B542]-[.G$2])^2" office:value-type="float" office:value="39.5641">
            <text:p>39.56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543]-[.F$2])^2" office:value-type="float" office:value="31.6968999999999">
            <text:p>31.6969</text:p>
          </table:table-cell>
          <table:table-cell table:formula="of:=([.B54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2">
            <text:p>22</text:p>
          </table:table-cell>
          <table:table-cell table:formula="of:=([.A544]-[.F$2])^2" office:value-type="float" office:value="1991.8369">
            <text:p>1991.8369</text:p>
          </table:table-cell>
          <table:table-cell table:formula="of:=([.B544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formula="of:=([.A545]-[.F$2])^2" office:value-type="float" office:value="643.6369">
            <text:p>643.6369</text:p>
          </table:table-cell>
          <table:table-cell table:formula="of:=([.B545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546]-[.F$2])^2" office:value-type="float" office:value="337.4569">
            <text:p>337.4569</text:p>
          </table:table-cell>
          <table:table-cell table:formula="of:=([.B54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table:formula="of:=([.A547]-[.F$2])^2" office:value-type="float" office:value="593.8969">
            <text:p>593.8969</text:p>
          </table:table-cell>
          <table:table-cell table:formula="of:=([.B54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table:formula="of:=([.A548]-[.F$2])^2" office:value-type="float" office:value="267.9769">
            <text:p>267.9769</text:p>
          </table:table-cell>
          <table:table-cell table:formula="of:=([.B548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5">
            <text:p>25</text:p>
          </table:table-cell>
          <table:table-cell table:formula="of:=([.A549]-[.F$2])^2" office:value-type="float" office:value="337.4569">
            <text:p>337.4569</text:p>
          </table:table-cell>
          <table:table-cell table:formula="of:=([.B549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2">
            <text:p>22</text:p>
          </table:table-cell>
          <table:table-cell table:formula="of:=([.A550]-[.F$2])^2" office:value-type="float" office:value="310.8169">
            <text:p>310.8169</text:p>
          </table:table-cell>
          <table:table-cell table:formula="of:=([.B55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">
            <text:p>21</text:p>
          </table:table-cell>
          <table:table-cell table:formula="of:=([.A551]-[.F$2])^2" office:value-type="float" office:value="159.5169">
            <text:p>159.5169</text:p>
          </table:table-cell>
          <table:table-cell table:formula="of:=([.B55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table:formula="of:=([.A552]-[.F$2])^2" office:value-type="float" office:value="456.6769">
            <text:p>456.6769</text:p>
          </table:table-cell>
          <table:table-cell table:formula="of:=([.B552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table:formula="of:=([.A553]-[.F$2])^2" office:value-type="float" office:value="546.1569">
            <text:p>546.1569</text:p>
          </table:table-cell>
          <table:table-cell table:formula="of:=([.B55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6">
            <text:p>26</text:p>
          </table:table-cell>
          <table:table-cell table:formula="of:=([.A554]-[.F$2])^2" office:value-type="float" office:value="695.3769">
            <text:p>695.3769</text:p>
          </table:table-cell>
          <table:table-cell table:formula="of:=([.B554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2">
            <text:p>22</text:p>
          </table:table-cell>
          <table:table-cell table:formula="of:=([.A555]-[.F$2])^2" office:value-type="float" office:value="70.0569000000001">
            <text:p>70.0569</text:p>
          </table:table-cell>
          <table:table-cell table:formula="of:=([.B55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table:formula="of:=([.A556]-[.F$2])^2" office:value-type="float" office:value="500.4169">
            <text:p>500.4169</text:p>
          </table:table-cell>
          <table:table-cell table:formula="of:=([.B556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6">
            <text:p>26</text:p>
          </table:table-cell>
          <table:table-cell table:formula="of:=([.A557]-[.F$2])^2" office:value-type="float" office:value="414.9369">
            <text:p>414.9369</text:p>
          </table:table-cell>
          <table:table-cell table:formula="of:=([.B557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table:formula="of:=([.A558]-[.F$2])^2" office:value-type="float" office:value="984.0769">
            <text:p>984.0769</text:p>
          </table:table-cell>
          <table:table-cell table:formula="of:=([.B55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([.A559]-[.F$2])^2" office:value-type="float" office:value="749.1169">
            <text:p>749.1169</text:p>
          </table:table-cell>
          <table:table-cell table:formula="of:=([.B55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table:formula="of:=([.A560]-[.F$2])^2" office:value-type="float" office:value="2769.9169">
            <text:p>2769.9169</text:p>
          </table:table-cell>
          <table:table-cell table:formula="of:=([.B56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table:formula="of:=([.A561]-[.F$2])^2" office:value-type="float" office:value="643.6369">
            <text:p>643.6369</text:p>
          </table:table-cell>
          <table:table-cell table:formula="of:=([.B56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table:formula="of:=([.A562]-[.F$2])^2" office:value-type="float" office:value="206.4969">
            <text:p>206.4969</text:p>
          </table:table-cell>
          <table:table-cell table:formula="of:=([.B56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2">
            <text:p>22</text:p>
          </table:table-cell>
          <table:table-cell table:formula="of:=([.A563]-[.F$2])^2" office:value-type="float" office:value="214.0369">
            <text:p>214.0369</text:p>
          </table:table-cell>
          <table:table-cell table:formula="of:=([.B56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564]-[.F$2])^2" office:value-type="float" office:value="244.2969">
            <text:p>244.2969</text:p>
          </table:table-cell>
          <table:table-cell table:formula="of:=([.B56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565]-[.F$2])^2" office:value-type="float" office:value="984.0769">
            <text:p>984.0769</text:p>
          </table:table-cell>
          <table:table-cell table:formula="of:=([.B56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table:formula="of:=([.A566]-[.F$2])^2" office:value-type="float" office:value="112.9969">
            <text:p>112.9969</text:p>
          </table:table-cell>
          <table:table-cell table:formula="of:=([.B566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table:formula="of:=([.A567]-[.F$2])^2" office:value-type="float" office:value="301.7169">
            <text:p>301.7169</text:p>
          </table:table-cell>
          <table:table-cell table:formula="of:=([.B567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table:formula="of:=([.A568]-[.F$2])^2" office:value-type="float" office:value="276.5569">
            <text:p>276.5569</text:p>
          </table:table-cell>
          <table:table-cell table:formula="of:=([.B568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table:formula="of:=([.A569]-[.F$2])^2" office:value-type="float" office:value="337.4569">
            <text:p>337.4569</text:p>
          </table:table-cell>
          <table:table-cell table:formula="of:=([.B569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table:formula="of:=([.A570]-[.F$2])^2" office:value-type="float" office:value="1000.4569">
            <text:p>1000.4569</text:p>
          </table:table-cell>
          <table:table-cell table:formula="of:=([.B57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table:formula="of:=([.A571]-[.F$2])^2" office:value-type="float" office:value="74.4768999999999">
            <text:p>74.4769</text:p>
          </table:table-cell>
          <table:table-cell table:formula="of:=([.B57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table:formula="of:=([.A572]-[.F$2])^2" office:value-type="float" office:value="804.8569">
            <text:p>804.8569</text:p>
          </table:table-cell>
          <table:table-cell table:formula="of:=([.B572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table:formula="of:=([.A573]-[.F$2])^2" office:value-type="float" office:value="546.1569">
            <text:p>546.1569</text:p>
          </table:table-cell>
          <table:table-cell table:formula="of:=([.B57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table:formula="of:=([.A574]-[.F$2])^2" office:value-type="float" office:value="276.5569">
            <text:p>276.5569</text:p>
          </table:table-cell>
          <table:table-cell table:formula="of:=([.B57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([.A575]-[.F$2])^2" office:value-type="float" office:value="749.1169">
            <text:p>749.1169</text:p>
          </table:table-cell>
          <table:table-cell table:formula="of:=([.B57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  <table:table-cell table:formula="of:=([.A576]-[.F$2])^2" office:value-type="float" office:value="214.0369">
            <text:p>214.0369</text:p>
          </table:table-cell>
          <table:table-cell table:formula="of:=([.B576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  <table:table-cell table:formula="of:=([.A577]-[.F$2])^2" office:value-type="float" office:value="159.5169">
            <text:p>159.5169</text:p>
          </table:table-cell>
          <table:table-cell table:formula="of:=([.B57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table:formula="of:=([.A578]-[.F$2])^2" office:value-type="float" office:value="2243.9169">
            <text:p>2243.9169</text:p>
          </table:table-cell>
          <table:table-cell table:formula="of:=([.B57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[.A579]-[.F$2])^2" office:value-type="float" office:value="6.91689999999998">
            <text:p>6.9169</text:p>
          </table:table-cell>
          <table:table-cell table:formula="of:=([.B57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580]-[.F$2])^2" office:value-type="float" office:value="70.0569000000001">
            <text:p>70.0569</text:p>
          </table:table-cell>
          <table:table-cell table:formula="of:=([.B58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table:formula="of:=([.A581]-[.F$2])^2" office:value-type="float" office:value="185.7769">
            <text:p>185.7769</text:p>
          </table:table-cell>
          <table:table-cell table:formula="of:=([.B58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">
            <text:p>20</text:p>
          </table:table-cell>
          <table:table-cell table:formula="of:=([.A582]-[.F$2])^2" office:value-type="float" office:value="819.6769">
            <text:p>819.6769</text:p>
          </table:table-cell>
          <table:table-cell table:formula="of:=([.B58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583]-[.F$2])^2" office:value-type="float" office:value="54.3169000000001">
            <text:p>54.3169</text:p>
          </table:table-cell>
          <table:table-cell table:formula="of:=([.B58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584]-[.F$2])^2" office:value-type="float" office:value="643.6369">
            <text:p>643.6369</text:p>
          </table:table-cell>
          <table:table-cell table:formula="of:=([.B58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1">
            <text:p>21</text:p>
          </table:table-cell>
          <table:table-cell table:formula="of:=([.A585]-[.F$2])^2" office:value-type="float" office:value="178.7569">
            <text:p>178.7569</text:p>
          </table:table-cell>
          <table:table-cell table:formula="of:=([.B585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table:formula="of:=([.A586]-[.F$2])^2" office:value-type="float" office:value="276.5569">
            <text:p>276.5569</text:p>
          </table:table-cell>
          <table:table-cell table:formula="of:=([.B58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table:formula="of:=([.A587]-[.F$2])^2" office:value-type="float" office:value="2848.3569">
            <text:p>2848.3569</text:p>
          </table:table-cell>
          <table:table-cell table:formula="of:=([.B587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2">
            <text:p>22</text:p>
          </table:table-cell>
          <table:table-cell table:formula="of:=([.A588]-[.F$2])^2" office:value-type="float" office:value="467.8569">
            <text:p>467.8569</text:p>
          </table:table-cell>
          <table:table-cell table:formula="of:=([.B58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table:formula="of:=([.A589]-[.F$2])^2" office:value-type="float" office:value="5.61690000000002">
            <text:p>5.6169</text:p>
          </table:table-cell>
          <table:table-cell table:formula="of:=([.B589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formula="of:=([.A590]-[.F$2])^2" office:value-type="float" office:value="1472.2569">
            <text:p>1472.2569</text:p>
          </table:table-cell>
          <table:table-cell table:formula="of:=([.B59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591]-[.F$2])^2" office:value-type="float" office:value="1000.4569">
            <text:p>1000.4569</text:p>
          </table:table-cell>
          <table:table-cell table:formula="of:=([.B59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592]-[.F$2])^2" office:value-type="float" office:value="337.4569">
            <text:p>337.4569</text:p>
          </table:table-cell>
          <table:table-cell table:formula="of:=([.B59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table:formula="of:=([.A593]-[.F$2])^2" office:value-type="float" office:value="153.0169">
            <text:p>153.0169</text:p>
          </table:table-cell>
          <table:table-cell table:formula="of:=([.B59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594]-[.F$2])^2" office:value-type="float" office:value="337.4569">
            <text:p>337.4569</text:p>
          </table:table-cell>
          <table:table-cell table:formula="of:=([.B59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2">
            <text:p>22</text:p>
          </table:table-cell>
          <table:table-cell table:formula="of:=([.A595]-[.F$2])^2" office:value-type="float" office:value="43.9568999999999">
            <text:p>43.9569</text:p>
          </table:table-cell>
          <table:table-cell table:formula="of:=([.B59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 table:formula="of:=([.A596]-[.F$2])^2" office:value-type="float" office:value="107.5369">
            <text:p>107.5369</text:p>
          </table:table-cell>
          <table:table-cell table:formula="of:=([.B59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formula="of:=([.A597]-[.F$2])^2" office:value-type="float" office:value="107.5369">
            <text:p>107.5369</text:p>
          </table:table-cell>
          <table:table-cell table:formula="of:=([.B597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table:formula="of:=([.A598]-[.F$2])^2" office:value-type="float" office:value="375.1969">
            <text:p>375.1969</text:p>
          </table:table-cell>
          <table:table-cell table:formula="of:=([.B598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A599]-[.F$2])^2" office:value-type="float" office:value="21.4369">
            <text:p>21.4369</text:p>
          </table:table-cell>
          <table:table-cell table:formula="of:=([.B599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table:formula="of:=([.A600]-[.F$2])^2" office:value-type="float" office:value="301.7169">
            <text:p>301.7169</text:p>
          </table:table-cell>
          <table:table-cell table:formula="of:=([.B600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formula="of:=([.A601]-[.F$2])^2" office:value-type="float" office:value="54.3169000000001">
            <text:p>54.3169</text:p>
          </table:table-cell>
          <table:table-cell table:formula="of:=([.B60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3">
            <text:p>23</text:p>
          </table:table-cell>
          <table:table-cell table:formula="of:=([.A602]-[.F$2])^2" office:value-type="float" office:value="19.0969">
            <text:p>19.0969</text:p>
          </table:table-cell>
          <table:table-cell table:formula="of:=([.B602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603]-[.F$2])^2" office:value-type="float" office:value="54.3169000000001">
            <text:p>54.3169</text:p>
          </table:table-cell>
          <table:table-cell table:formula="of:=([.B60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table:formula="of:=([.A604]-[.F$2])^2" office:value-type="float" office:value="938.1969">
            <text:p>938.1969</text:p>
          </table:table-cell>
          <table:table-cell table:formula="of:=([.B60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table:formula="of:=([.A605]-[.F$2])^2" office:value-type="float" office:value="938.1969">
            <text:p>938.1969</text:p>
          </table:table-cell>
          <table:table-cell table:formula="of:=([.B60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([.A606]-[.F$2])^2" office:value-type="float" office:value="749.1169">
            <text:p>749.1169</text:p>
          </table:table-cell>
          <table:table-cell table:formula="of:=([.B60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table:formula="of:=([.A607]-[.F$2])^2" office:value-type="float" office:value="695.3769">
            <text:p>695.3769</text:p>
          </table:table-cell>
          <table:table-cell table:formula="of:=([.B607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table:formula="of:=([.A608]-[.F$2])^2" office:value-type="float" office:value="13.1769">
            <text:p>13.1769</text:p>
          </table:table-cell>
          <table:table-cell table:formula="of:=([.B60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formula="of:=([.A609]-[.F$2])^2" office:value-type="float" office:value="643.6369">
            <text:p>643.6369</text:p>
          </table:table-cell>
          <table:table-cell table:formula="of:=([.B609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formula="of:=([.A610]-[.F$2])^2" office:value-type="float" office:value="301.7169">
            <text:p>301.7169</text:p>
          </table:table-cell>
          <table:table-cell table:formula="of:=([.B61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611]-[.F$2])^2" office:value-type="float" office:value="129.2769">
            <text:p>129.2769</text:p>
          </table:table-cell>
          <table:table-cell table:formula="of:=([.B61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([.A612]-[.F$2])^2" office:value-type="float" office:value="236.2369">
            <text:p>236.2369</text:p>
          </table:table-cell>
          <table:table-cell table:formula="of:=([.B61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613]-[.F$2])^2" office:value-type="float" office:value="236.2369">
            <text:p>236.2369</text:p>
          </table:table-cell>
          <table:table-cell table:formula="of:=([.B61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614]-[.F$2])^2" office:value-type="float" office:value="1549.9969">
            <text:p>1549.9969</text:p>
          </table:table-cell>
          <table:table-cell table:formula="of:=([.B61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615]-[.F$2])^2" office:value-type="float" office:value="31.6968999999999">
            <text:p>31.6969</text:p>
          </table:table-cell>
          <table:table-cell table:formula="of:=([.B61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616]-[.F$2])^2" office:value-type="float" office:value="385.3369">
            <text:p>385.3369</text:p>
          </table:table-cell>
          <table:table-cell table:formula="of:=([.B61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formula="of:=([.A617]-[.F$2])^2" office:value-type="float" office:value="1322.7769">
            <text:p>1322.7769</text:p>
          </table:table-cell>
          <table:table-cell table:formula="of:=([.B61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618]-[.F$2])^2" office:value-type="float" office:value="87.7969000000001">
            <text:p>87.7969</text:p>
          </table:table-cell>
          <table:table-cell table:formula="of:=([.B61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619]-[.F$2])^2" office:value-type="float" office:value="375.1969">
            <text:p>375.1969</text:p>
          </table:table-cell>
          <table:table-cell table:formula="of:=([.B61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6">
            <text:p>26</text:p>
          </table:table-cell>
          <table:table-cell table:formula="of:=([.A620]-[.F$2])^2" office:value-type="float" office:value="236.2369">
            <text:p>236.2369</text:p>
          </table:table-cell>
          <table:table-cell table:formula="of:=([.B620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">
            <text:p>18</text:p>
          </table:table-cell>
          <table:table-cell table:formula="of:=([.A621]-[.F$2])^2" office:value-type="float" office:value="425.5969">
            <text:p>425.5969</text:p>
          </table:table-cell>
          <table:table-cell table:formula="of:=([.B62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table:formula="of:=([.A622]-[.F$2])^2" office:value-type="float" office:value="43.9568999999999">
            <text:p>43.9569</text:p>
          </table:table-cell>
          <table:table-cell table:formula="of:=([.B622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table:formula="of:=([.A623]-[.F$2])^2" office:value-type="float" office:value="21.4369">
            <text:p>21.4369</text:p>
          </table:table-cell>
          <table:table-cell table:formula="of:=([.B62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0">
            <text:p>20</text:p>
          </table:table-cell>
          <table:table-cell table:formula="of:=([.A624]-[.F$2])^2" office:value-type="float" office:value="1968.6969">
            <text:p>1968.6969</text:p>
          </table:table-cell>
          <table:table-cell table:formula="of:=([.B62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625]-[.F$2])^2" office:value-type="float" office:value="593.8969">
            <text:p>593.8969</text:p>
          </table:table-cell>
          <table:table-cell table:formula="of:=([.B62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table:formula="of:=([.A626]-[.F$2])^2" office:value-type="float" office:value="1629.7369">
            <text:p>1629.7369</text:p>
          </table:table-cell>
          <table:table-cell table:formula="of:=([.B62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table:formula="of:=([.A627]-[.F$2])^2" office:value-type="float" office:value="2.65689999999999">
            <text:p>2.6569</text:p>
          </table:table-cell>
          <table:table-cell table:formula="of:=([.B627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  <table:table-cell table:formula="of:=([.A628]-[.F$2])^2" office:value-type="float" office:value="31.6968999999999">
            <text:p>31.6969</text:p>
          </table:table-cell>
          <table:table-cell table:formula="of:=([.B62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table:formula="of:=([.A629]-[.F$2])^2" office:value-type="float" office:value="862.5969">
            <text:p>862.5969</text:p>
          </table:table-cell>
          <table:table-cell table:formula="of:=([.B629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630]-[.F$2])^2" office:value-type="float" office:value="2.65689999999999">
            <text:p>2.6569</text:p>
          </table:table-cell>
          <table:table-cell table:formula="of:=([.B63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table:formula="of:=([.A631]-[.F$2])^2" office:value-type="float" office:value="337.4569">
            <text:p>337.4569</text:p>
          </table:table-cell>
          <table:table-cell table:formula="of:=([.B63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632]-[.F$2])^2" office:value-type="float" office:value="107.5369">
            <text:p>107.5369</text:p>
          </table:table-cell>
          <table:table-cell table:formula="of:=([.B632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1">
            <text:p>21</text:p>
          </table:table-cell>
          <table:table-cell table:formula="of:=([.A633]-[.F$2])^2" office:value-type="float" office:value="87.7969000000001">
            <text:p>87.7969</text:p>
          </table:table-cell>
          <table:table-cell table:formula="of:=([.B63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634]-[.F$2])^2" office:value-type="float" office:value="135.2569">
            <text:p>135.2569</text:p>
          </table:table-cell>
          <table:table-cell table:formula="of:=([.B63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">
            <text:p>18</text:p>
          </table:table-cell>
          <table:table-cell table:formula="of:=([.A635]-[.F$2])^2" office:value-type="float" office:value="1416.0169">
            <text:p>1416.0169</text:p>
          </table:table-cell>
          <table:table-cell table:formula="of:=([.B63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table:formula="of:=([.A636]-[.F$2])^2" office:value-type="float" office:value="546.1569">
            <text:p>546.1569</text:p>
          </table:table-cell>
          <table:table-cell table:formula="of:=([.B636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table:formula="of:=([.A637]-[.F$2])^2" office:value-type="float" office:value="643.6369">
            <text:p>643.6369</text:p>
          </table:table-cell>
          <table:table-cell table:formula="of:=([.B637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1">
            <text:p>21</text:p>
          </table:table-cell>
          <table:table-cell table:formula="of:=([.A638]-[.F$2])^2" office:value-type="float" office:value="1341.7569">
            <text:p>1341.7569</text:p>
          </table:table-cell>
          <table:table-cell table:formula="of:=([.B638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2">
            <text:p>32</text:p>
          </table:table-cell>
          <table:table-cell table:formula="of:=([.A639]-[.F$2])^2" office:value-type="float" office:value="414.9369">
            <text:p>414.9369</text:p>
          </table:table-cell>
          <table:table-cell table:formula="of:=([.B639]-[.G$2])^2" office:value-type="float" office:value="105.8841">
            <text:p>105.88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table:formula="of:=([.A640]-[.F$2])^2" office:value-type="float" office:value="58.2168999999999">
            <text:p>58.2169</text:p>
          </table:table-cell>
          <table:table-cell table:formula="of:=([.B64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0">
            <text:p>20</text:p>
          </table:table-cell>
          <table:table-cell table:formula="of:=([.A641]-[.F$2])^2" office:value-type="float" office:value="606.6369">
            <text:p>606.6369</text:p>
          </table:table-cell>
          <table:table-cell table:formula="of:=([.B64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7">
            <text:p>27</text:p>
          </table:table-cell>
          <table:table-cell table:formula="of:=([.A642]-[.F$2])^2" office:value-type="float" office:value="206.4969">
            <text:p>206.4969</text:p>
          </table:table-cell>
          <table:table-cell table:formula="of:=([.B642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formula="of:=([.A643]-[.F$2])^2" office:value-type="float" office:value="749.1169">
            <text:p>749.1169</text:p>
          </table:table-cell>
          <table:table-cell table:formula="of:=([.B643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 table:formula="of:=([.A644]-[.F$2])^2" office:value-type="float" office:value="375.1969">
            <text:p>375.1969</text:p>
          </table:table-cell>
          <table:table-cell table:formula="of:=([.B644]-[.G$2])^2" office:value-type="float" office:value="265.3641">
            <text:p>265.36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formula="of:=([.A645]-[.F$2])^2" office:value-type="float" office:value="54.3169000000001">
            <text:p>54.3169</text:p>
          </table:table-cell>
          <table:table-cell table:formula="of:=([.B64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  <table:table-cell table:formula="of:=([.A646]-[.F$2])^2" office:value-type="float" office:value="31.6968999999999">
            <text:p>31.6969</text:p>
          </table:table-cell>
          <table:table-cell table:formula="of:=([.B64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table:formula="of:=([.A647]-[.F$2])^2" office:value-type="float" office:value="28.8369">
            <text:p>28.8369</text:p>
          </table:table-cell>
          <table:table-cell table:formula="of:=([.B647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648]-[.F$2])^2" office:value-type="float" office:value="385.3369">
            <text:p>385.3369</text:p>
          </table:table-cell>
          <table:table-cell table:formula="of:=([.B64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1">
            <text:p>21</text:p>
          </table:table-cell>
          <table:table-cell table:formula="of:=([.A649]-[.F$2])^2" office:value-type="float" office:value="1570.5369">
            <text:p>1570.5369</text:p>
          </table:table-cell>
          <table:table-cell table:formula="of:=([.B649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">
            <text:p>19</text:p>
          </table:table-cell>
          <table:table-cell table:formula="of:=([.A650]-[.F$2])^2" office:value-type="float" office:value="1650.7969">
            <text:p>1650.7969</text:p>
          </table:table-cell>
          <table:table-cell table:formula="of:=([.B65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formula="of:=([.A651]-[.F$2])^2" office:value-type="float" office:value="695.3769">
            <text:p>695.3769</text:p>
          </table:table-cell>
          <table:table-cell table:formula="of:=([.B65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 table:formula="of:=([.A652]-[.F$2])^2" office:value-type="float" office:value="347.0769">
            <text:p>347.0769</text:p>
          </table:table-cell>
          <table:table-cell table:formula="of:=([.B65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table:formula="of:=([.A653]-[.F$2])^2" office:value-type="float" office:value="1181.2969">
            <text:p>1181.2969</text:p>
          </table:table-cell>
          <table:table-cell table:formula="of:=([.B65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">
            <text:p>18</text:p>
          </table:table-cell>
          <table:table-cell table:formula="of:=([.A654]-[.F$2])^2" office:value-type="float" office:value="1000.4569">
            <text:p>1000.4569</text:p>
          </table:table-cell>
          <table:table-cell table:formula="of:=([.B65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table:formula="of:=([.A655]-[.F$2])^2" office:value-type="float" office:value="984.0769">
            <text:p>984.0769</text:p>
          </table:table-cell>
          <table:table-cell table:formula="of:=([.B65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2">
            <text:p>22</text:p>
          </table:table-cell>
          <table:table-cell table:formula="of:=([.A656]-[.F$2])^2" office:value-type="float" office:value="425.5969">
            <text:p>425.5969</text:p>
          </table:table-cell>
          <table:table-cell table:formula="of:=([.B65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table:formula="of:=([.A657]-[.F$2])^2" office:value-type="float" office:value="606.6369">
            <text:p>606.6369</text:p>
          </table:table-cell>
          <table:table-cell table:formula="of:=([.B65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formula="of:=([.A658]-[.F$2])^2" office:value-type="float" office:value="1396.5169">
            <text:p>1396.5169</text:p>
          </table:table-cell>
          <table:table-cell table:formula="of:=([.B65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table:formula="of:=([.A659]-[.F$2])^2" office:value-type="float" office:value="414.9369">
            <text:p>414.9369</text:p>
          </table:table-cell>
          <table:table-cell table:formula="of:=([.B659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3">
            <text:p>23</text:p>
          </table:table-cell>
          <table:table-cell table:formula="of:=([.A660]-[.F$2])^2" office:value-type="float" office:value="1064.7169">
            <text:p>1064.7169</text:p>
          </table:table-cell>
          <table:table-cell table:formula="of:=([.B660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([.A661]-[.F$2])^2" office:value-type="float" office:value="11.3569">
            <text:p>11.3569</text:p>
          </table:table-cell>
          <table:table-cell table:formula="of:=([.B66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table:formula="of:=([.A662]-[.F$2])^2" office:value-type="float" office:value="40.5769000000001">
            <text:p>40.5769</text:p>
          </table:table-cell>
          <table:table-cell table:formula="of:=([.B66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table:formula="of:=([.A663]-[.F$2])^2" office:value-type="float" office:value="135.2569">
            <text:p>135.2569</text:p>
          </table:table-cell>
          <table:table-cell table:formula="of:=([.B66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6">
            <text:p>36</text:p>
          </table:table-cell>
          <table:table-cell table:formula="of:=([.A664]-[.F$2])^2" office:value-type="float" office:value="4710.0769">
            <text:p>4710.0769</text:p>
          </table:table-cell>
          <table:table-cell table:formula="of:=([.B664]-[.G$2])^2" office:value-type="float" office:value="204.2041">
            <text:p>204.20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table:formula="of:=([.A665]-[.F$2])^2" office:value-type="float" office:value="643.6369">
            <text:p>643.6369</text:p>
          </table:table-cell>
          <table:table-cell table:formula="of:=([.B665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table:formula="of:=([.A666]-[.F$2])^2" office:value-type="float" office:value="1130.9769">
            <text:p>1130.9769</text:p>
          </table:table-cell>
          <table:table-cell table:formula="of:=([.B66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667]-[.F$2])^2" office:value-type="float" office:value="214.0369">
            <text:p>214.0369</text:p>
          </table:table-cell>
          <table:table-cell table:formula="of:=([.B66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([.A668]-[.F$2])^2" office:value-type="float" office:value="2742.6169">
            <text:p>2742.6169</text:p>
          </table:table-cell>
          <table:table-cell table:formula="of:=([.B66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669]-[.F$2])^2" office:value-type="float" office:value="1181.2969">
            <text:p>1181.2969</text:p>
          </table:table-cell>
          <table:table-cell table:formula="of:=([.B66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1">
            <text:p>31</text:p>
          </table:table-cell>
          <table:table-cell table:formula="of:=([.A670]-[.F$2])^2" office:value-type="float" office:value="107.5369">
            <text:p>107.5369</text:p>
          </table:table-cell>
          <table:table-cell table:formula="of:=([.B670]-[.G$2])^2" office:value-type="float" office:value="86.3041">
            <text:p>86.3041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1">
            <text:p>21</text:p>
          </table:table-cell>
          <table:table-cell table:formula="of:=([.A671]-[.F$2])^2" office:value-type="float" office:value="938.1969">
            <text:p>938.1969</text:p>
          </table:table-cell>
          <table:table-cell table:formula="of:=([.B67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([.A672]-[.F$2])^2" office:value-type="float" office:value="112.9969">
            <text:p>112.9969</text:p>
          </table:table-cell>
          <table:table-cell table:formula="of:=([.B67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9">
            <text:p>19</text:p>
          </table:table-cell>
          <table:table-cell table:formula="of:=([.A673]-[.F$2])^2" office:value-type="float" office:value="1269.4969">
            <text:p>1269.4969</text:p>
          </table:table-cell>
          <table:table-cell table:formula="of:=([.B67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formula="of:=([.A674]-[.F$2])^2" office:value-type="float" office:value="546.1569">
            <text:p>546.1569</text:p>
          </table:table-cell>
          <table:table-cell table:formula="of:=([.B67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675]-[.F$2])^2" office:value-type="float" office:value="58.2168999999999">
            <text:p>58.2169</text:p>
          </table:table-cell>
          <table:table-cell table:formula="of:=([.B67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table:formula="of:=([.A676]-[.F$2])^2" office:value-type="float" office:value="643.6369">
            <text:p>643.6369</text:p>
          </table:table-cell>
          <table:table-cell table:formula="of:=([.B676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677]-[.F$2])^2" office:value-type="float" office:value="804.8569">
            <text:p>804.8569</text:p>
          </table:table-cell>
          <table:table-cell table:formula="of:=([.B67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table:formula="of:=([.A678]-[.F$2])^2" office:value-type="float" office:value="1795.2169">
            <text:p>1795.2169</text:p>
          </table:table-cell>
          <table:table-cell table:formula="of:=([.B67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table:formula="of:=([.A679]-[.F$2])^2" office:value-type="float" office:value="0.136900000000003">
            <text:p>0.1369</text:p>
          </table:table-cell>
          <table:table-cell table:formula="of:=([.B67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1">
            <text:p>31</text:p>
          </table:table-cell>
          <table:table-cell table:formula="of:=([.A680]-[.F$2])^2" office:value-type="float" office:value="11.3569">
            <text:p>11.3569</text:p>
          </table:table-cell>
          <table:table-cell table:formula="of:=([.B680]-[.G$2])^2" office:value-type="float" office:value="86.3041">
            <text:p>86.30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7">
            <text:p>27</text:p>
          </table:table-cell>
          <table:table-cell table:formula="of:=([.A681]-[.F$2])^2" office:value-type="float" office:value="244.2969">
            <text:p>244.2969</text:p>
          </table:table-cell>
          <table:table-cell table:formula="of:=([.B681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table:formula="of:=([.A682]-[.F$2])^2" office:value-type="float" office:value="1000.4569">
            <text:p>1000.4569</text:p>
          </table:table-cell>
          <table:table-cell table:formula="of:=([.B682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683]-[.F$2])^2" office:value-type="float" office:value="129.2769">
            <text:p>129.2769</text:p>
          </table:table-cell>
          <table:table-cell table:formula="of:=([.B68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684]-[.F$2])^2" office:value-type="float" office:value="236.2369">
            <text:p>236.2369</text:p>
          </table:table-cell>
          <table:table-cell table:formula="of:=([.B68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table:formula="of:=([.A685]-[.F$2])^2" office:value-type="float" office:value="456.6769">
            <text:p>456.6769</text:p>
          </table:table-cell>
          <table:table-cell table:formula="of:=([.B68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8">
            <text:p>18</text:p>
          </table:table-cell>
          <table:table-cell table:formula="of:=([.A686]-[.F$2])^2" office:value-type="float" office:value="36339.7969">
            <text:p>36339.7969</text:p>
          </table:table-cell>
          <table:table-cell table:formula="of:=([.B68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table:formula="of:=([.A687]-[.F$2])^2" office:value-type="float" office:value="112.9969">
            <text:p>112.9969</text:p>
          </table:table-cell>
          <table:table-cell table:formula="of:=([.B687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table:formula="of:=([.A688]-[.F$2])^2" office:value-type="float" office:value="0.136900000000003">
            <text:p>0.1369</text:p>
          </table:table-cell>
          <table:table-cell table:formula="of:=([.B68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2">
            <text:p>22</text:p>
          </table:table-cell>
          <table:table-cell table:formula="of:=([.A689]-[.F$2])^2" office:value-type="float" office:value="347.0769">
            <text:p>347.0769</text:p>
          </table:table-cell>
          <table:table-cell table:formula="of:=([.B689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6">
            <text:p>26</text:p>
          </table:table-cell>
          <table:table-cell table:formula="of:=([.A690]-[.F$2])^2" office:value-type="float" office:value="236.2369">
            <text:p>236.2369</text:p>
          </table:table-cell>
          <table:table-cell table:formula="of:=([.B690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691]-[.F$2])^2" office:value-type="float" office:value="347.0769">
            <text:p>347.0769</text:p>
          </table:table-cell>
          <table:table-cell table:formula="of:=([.B69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table:formula="of:=([.A692]-[.F$2])^2" office:value-type="float" office:value="1.87690000000001">
            <text:p>1.8769</text:p>
          </table:table-cell>
          <table:table-cell table:formula="of:=([.B69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2">
            <text:p>22</text:p>
          </table:table-cell>
          <table:table-cell table:formula="of:=([.A693]-[.F$2])^2" office:value-type="float" office:value="185.7769">
            <text:p>185.7769</text:p>
          </table:table-cell>
          <table:table-cell table:formula="of:=([.B69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A694]-[.F$2])^2" office:value-type="float" office:value="862.5969">
            <text:p>862.5969</text:p>
          </table:table-cell>
          <table:table-cell table:formula="of:=([.B69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table:formula="of:=([.A695]-[.F$2])^2" office:value-type="float" office:value="1113.5569">
            <text:p>1113.5569</text:p>
          </table:table-cell>
          <table:table-cell table:formula="of:=([.B69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6">
            <text:p>26</text:p>
          </table:table-cell>
          <table:table-cell table:formula="of:=([.A696]-[.F$2])^2" office:value-type="float" office:value="593.8969">
            <text:p>593.8969</text:p>
          </table:table-cell>
          <table:table-cell table:formula="of:=([.B696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697]-[.F$2])^2" office:value-type="float" office:value="244.2969">
            <text:p>244.2969</text:p>
          </table:table-cell>
          <table:table-cell table:formula="of:=([.B69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table:formula="of:=([.A698]-[.F$2])^2" office:value-type="float" office:value="695.3769">
            <text:p>695.3769</text:p>
          </table:table-cell>
          <table:table-cell table:formula="of:=([.B698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699]-[.F$2])^2" office:value-type="float" office:value="58.2168999999999">
            <text:p>58.2169</text:p>
          </table:table-cell>
          <table:table-cell table:formula="of:=([.B69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formula="of:=([.A700]-[.F$2])^2" office:value-type="float" office:value="695.3769">
            <text:p>695.3769</text:p>
          </table:table-cell>
          <table:table-cell table:formula="of:=([.B70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701]-[.F$2])^2" office:value-type="float" office:value="87.7969000000001">
            <text:p>87.7969</text:p>
          </table:table-cell>
          <table:table-cell table:formula="of:=([.B70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table:formula="of:=([.A702]-[.F$2])^2" office:value-type="float" office:value="1130.9769">
            <text:p>1130.9769</text:p>
          </table:table-cell>
          <table:table-cell table:formula="of:=([.B70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table:formula="of:=([.A703]-[.F$2])^2" office:value-type="float" office:value="984.0769">
            <text:p>984.0769</text:p>
          </table:table-cell>
          <table:table-cell table:formula="of:=([.B70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1">
            <text:p>21</text:p>
          </table:table-cell>
          <table:table-cell table:formula="of:=([.A704]-[.F$2])^2" office:value-type="float" office:value="2174.3569">
            <text:p>2174.3569</text:p>
          </table:table-cell>
          <table:table-cell table:formula="of:=([.B704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formula="of:=([.A705]-[.F$2])^2" office:value-type="float" office:value="135.2569">
            <text:p>135.2569</text:p>
          </table:table-cell>
          <table:table-cell table:formula="of:=([.B70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([.A706]-[.F$2])^2" office:value-type="float" office:value="159.5169">
            <text:p>159.5169</text:p>
          </table:table-cell>
          <table:table-cell table:formula="of:=([.B706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formula="of:=([.A707]-[.F$2])^2" office:value-type="float" office:value="749.1169">
            <text:p>749.1169</text:p>
          </table:table-cell>
          <table:table-cell table:formula="of:=([.B707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table:formula="of:=([.A708]-[.F$2])^2" office:value-type="float" office:value="862.5969">
            <text:p>862.5969</text:p>
          </table:table-cell>
          <table:table-cell table:formula="of:=([.B708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formula="of:=([.A709]-[.F$2])^2" office:value-type="float" office:value="546.1569">
            <text:p>546.1569</text:p>
          </table:table-cell>
          <table:table-cell table:formula="of:=([.B70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table:formula="of:=([.A710]-[.F$2])^2" office:value-type="float" office:value="643.6369">
            <text:p>643.6369</text:p>
          </table:table-cell>
          <table:table-cell table:formula="of:=([.B710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table:formula="of:=([.A711]-[.F$2])^2" office:value-type="float" office:value="153.0169">
            <text:p>153.0169</text:p>
          </table:table-cell>
          <table:table-cell table:formula="of:=([.B71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table:formula="of:=([.A712]-[.F$2])^2" office:value-type="float" office:value="74.4768999999999">
            <text:p>74.4769</text:p>
          </table:table-cell>
          <table:table-cell table:formula="of:=([.B71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table:formula="of:=([.A713]-[.F$2])^2" office:value-type="float" office:value="414.9369">
            <text:p>414.9369</text:p>
          </table:table-cell>
          <table:table-cell table:formula="of:=([.B713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table:formula="of:=([.A714]-[.F$2])^2" office:value-type="float" office:value="375.1969">
            <text:p>375.1969</text:p>
          </table:table-cell>
          <table:table-cell table:formula="of:=([.B714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715]-[.F$2])^2" office:value-type="float" office:value="385.3369">
            <text:p>385.3369</text:p>
          </table:table-cell>
          <table:table-cell table:formula="of:=([.B71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716]-[.F$2])^2" office:value-type="float" office:value="922.3369">
            <text:p>922.3369</text:p>
          </table:table-cell>
          <table:table-cell table:formula="of:=([.B71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table:formula="of:=([.A717]-[.F$2])^2" office:value-type="float" office:value="159.5169">
            <text:p>159.5169</text:p>
          </table:table-cell>
          <table:table-cell table:formula="of:=([.B71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">
            <text:p>19</text:p>
          </table:table-cell>
          <table:table-cell table:formula="of:=([.A718]-[.F$2])^2" office:value-type="float" office:value="112.9969">
            <text:p>112.9969</text:p>
          </table:table-cell>
          <table:table-cell table:formula="of:=([.B71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8">
            <text:p>28</text:p>
          </table:table-cell>
          <table:table-cell table:formula="of:=([.A719]-[.F$2])^2" office:value-type="float" office:value="107.5369">
            <text:p>107.5369</text:p>
          </table:table-cell>
          <table:table-cell table:formula="of:=([.B719]-[.G$2])^2" office:value-type="float" office:value="39.5641">
            <text:p>39.56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">
            <text:p>18</text:p>
          </table:table-cell>
          <table:table-cell table:formula="of:=([.A720]-[.F$2])^2" office:value-type="float" office:value="385.3369">
            <text:p>385.3369</text:p>
          </table:table-cell>
          <table:table-cell table:formula="of:=([.B72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721]-[.F$2])^2" office:value-type="float" office:value="58.2168999999999">
            <text:p>58.2169</text:p>
          </table:table-cell>
          <table:table-cell table:formula="of:=([.B72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table:formula="of:=([.A722]-[.F$2])^2" office:value-type="float" office:value="92.7368999999999">
            <text:p>92.7369</text:p>
          </table:table-cell>
          <table:table-cell table:formula="of:=([.B72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723]-[.F$2])^2" office:value-type="float" office:value="135.2569">
            <text:p>135.2569</text:p>
          </table:table-cell>
          <table:table-cell table:formula="of:=([.B72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table:formula="of:=([.A724]-[.F$2])^2" office:value-type="float" office:value="1064.7169">
            <text:p>1064.7169</text:p>
          </table:table-cell>
          <table:table-cell table:formula="of:=([.B72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0">
            <text:p>20</text:p>
          </table:table-cell>
          <table:table-cell table:formula="of:=([.A725]-[.F$2])^2" office:value-type="float" office:value="19.0969">
            <text:p>19.0969</text:p>
          </table:table-cell>
          <table:table-cell table:formula="of:=([.B72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  <table:table-cell table:formula="of:=([.A726]-[.F$2])^2" office:value-type="float" office:value="31.6968999999999">
            <text:p>31.6969</text:p>
          </table:table-cell>
          <table:table-cell table:formula="of:=([.B72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6">
            <text:p>26</text:p>
          </table:table-cell>
          <table:table-cell table:formula="of:=([.A727]-[.F$2])^2" office:value-type="float" office:value="6.91689999999998">
            <text:p>6.9169</text:p>
          </table:table-cell>
          <table:table-cell table:formula="of:=([.B727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table:formula="of:=([.A728]-[.F$2])^2" office:value-type="float" office:value="819.6769">
            <text:p>819.6769</text:p>
          </table:table-cell>
          <table:table-cell table:formula="of:=([.B72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729]-[.F$2])^2" office:value-type="float" office:value="546.1569">
            <text:p>546.1569</text:p>
          </table:table-cell>
          <table:table-cell table:formula="of:=([.B72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([.A730]-[.F$2])^2" office:value-type="float" office:value="43.9568999999999">
            <text:p>43.9569</text:p>
          </table:table-cell>
          <table:table-cell table:formula="of:=([.B73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table:formula="of:=([.A731]-[.F$2])^2" office:value-type="float" office:value="643.6369">
            <text:p>643.6369</text:p>
          </table:table-cell>
          <table:table-cell table:formula="of:=([.B731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 table:formula="of:=([.A732]-[.F$2])^2" office:value-type="float" office:value="804.8569">
            <text:p>804.8569</text:p>
          </table:table-cell>
          <table:table-cell table:formula="of:=([.B732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733]-[.F$2])^2" office:value-type="float" office:value="54.3169000000001">
            <text:p>54.3169</text:p>
          </table:table-cell>
          <table:table-cell table:formula="of:=([.B73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table:formula="of:=([.A734]-[.F$2])^2" office:value-type="float" office:value="414.9369">
            <text:p>414.9369</text:p>
          </table:table-cell>
          <table:table-cell table:formula="of:=([.B734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0">
            <text:p>20</text:p>
          </table:table-cell>
          <table:table-cell table:formula="of:=([.A735]-[.F$2])^2" office:value-type="float" office:value="1199.2369">
            <text:p>1199.2369</text:p>
          </table:table-cell>
          <table:table-cell table:formula="of:=([.B73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0">
            <text:p>20</text:p>
          </table:table-cell>
          <table:table-cell table:formula="of:=([.A736]-[.F$2])^2" office:value-type="float" office:value="30495.6369">
            <text:p>30495.6369</text:p>
          </table:table-cell>
          <table:table-cell table:formula="of:=([.B736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table:formula="of:=([.A737]-[.F$2])^2" office:value-type="float" office:value="43.9568999999999">
            <text:p>43.9569</text:p>
          </table:table-cell>
          <table:table-cell table:formula="of:=([.B737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table:formula="of:=([.A738]-[.F$2])^2" office:value-type="float" office:value="337.4569">
            <text:p>337.4569</text:p>
          </table:table-cell>
          <table:table-cell table:formula="of:=([.B738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">
            <text:p>18</text:p>
          </table:table-cell>
          <table:table-cell table:formula="of:=([.A739]-[.F$2])^2" office:value-type="float" office:value="244.2969">
            <text:p>244.2969</text:p>
          </table:table-cell>
          <table:table-cell table:formula="of:=([.B73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740]-[.F$2])^2" office:value-type="float" office:value="500.4169">
            <text:p>500.4169</text:p>
          </table:table-cell>
          <table:table-cell table:formula="of:=([.B74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741]-[.F$2])^2" office:value-type="float" office:value="347.0769">
            <text:p>347.0769</text:p>
          </table:table-cell>
          <table:table-cell table:formula="of:=([.B741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2">
            <text:p>22</text:p>
          </table:table-cell>
          <table:table-cell table:formula="of:=([.A742]-[.F$2])^2" office:value-type="float" office:value="1130.9769">
            <text:p>1130.9769</text:p>
          </table:table-cell>
          <table:table-cell table:formula="of:=([.B74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formula="of:=([.A743]-[.F$2])^2" office:value-type="float" office:value="456.6769">
            <text:p>456.6769</text:p>
          </table:table-cell>
          <table:table-cell table:formula="of:=([.B74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formula="of:=([.A744]-[.F$2])^2" office:value-type="float" office:value="804.8569">
            <text:p>804.8569</text:p>
          </table:table-cell>
          <table:table-cell table:formula="of:=([.B744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table:formula="of:=([.A745]-[.F$2])^2" office:value-type="float" office:value="153.0169">
            <text:p>153.0169</text:p>
          </table:table-cell>
          <table:table-cell table:formula="of:=([.B745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746]-[.F$2])^2" office:value-type="float" office:value="40.5769000000001">
            <text:p>40.5769</text:p>
          </table:table-cell>
          <table:table-cell table:formula="of:=([.B74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3">
            <text:p>23</text:p>
          </table:table-cell>
          <table:table-cell table:formula="of:=([.A747]-[.F$2])^2" office:value-type="float" office:value="695.3769">
            <text:p>695.3769</text:p>
          </table:table-cell>
          <table:table-cell table:formula="of:=([.B747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formula="of:=([.A748]-[.F$2])^2" office:value-type="float" office:value="500.4169">
            <text:p>500.4169</text:p>
          </table:table-cell>
          <table:table-cell table:formula="of:=([.B74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table:formula="of:=([.A749]-[.F$2])^2" office:value-type="float" office:value="1113.5569">
            <text:p>1113.5569</text:p>
          </table:table-cell>
          <table:table-cell table:formula="of:=([.B74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table:formula="of:=([.A750]-[.F$2])^2" office:value-type="float" office:value="92.7368999999999">
            <text:p>92.7369</text:p>
          </table:table-cell>
          <table:table-cell table:formula="of:=([.B75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751]-[.F$2])^2" office:value-type="float" office:value="31.6968999999999">
            <text:p>31.6969</text:p>
          </table:table-cell>
          <table:table-cell table:formula="of:=([.B75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table:formula="of:=([.A752]-[.F$2])^2" office:value-type="float" office:value="500.4169">
            <text:p>500.4169</text:p>
          </table:table-cell>
          <table:table-cell table:formula="of:=([.B752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">
            <text:p>22</text:p>
          </table:table-cell>
          <table:table-cell table:formula="of:=([.A753]-[.F$2])^2" office:value-type="float" office:value="19.0969">
            <text:p>19.0969</text:p>
          </table:table-cell>
          <table:table-cell table:formula="of:=([.B75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754]-[.F$2])^2" office:value-type="float" office:value="214.0369">
            <text:p>214.0369</text:p>
          </table:table-cell>
          <table:table-cell table:formula="of:=([.B75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755]-[.F$2])^2" office:value-type="float" office:value="1000.4569">
            <text:p>1000.4569</text:p>
          </table:table-cell>
          <table:table-cell table:formula="of:=([.B75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table:formula="of:=([.A756]-[.F$2])^2" office:value-type="float" office:value="546.1569">
            <text:p>546.1569</text:p>
          </table:table-cell>
          <table:table-cell table:formula="of:=([.B756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table:formula="of:=([.A757]-[.F$2])^2" office:value-type="float" office:value="92.7368999999999">
            <text:p>92.7369</text:p>
          </table:table-cell>
          <table:table-cell table:formula="of:=([.B75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758]-[.F$2])^2" office:value-type="float" office:value="58.2168999999999">
            <text:p>58.2169</text:p>
          </table:table-cell>
          <table:table-cell table:formula="of:=([.B75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table:formula="of:=([.A759]-[.F$2])^2" office:value-type="float" office:value="159.5169">
            <text:p>159.5169</text:p>
          </table:table-cell>
          <table:table-cell table:formula="of:=([.B759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formula="of:=([.A760]-[.F$2])^2" office:value-type="float" office:value="1472.2569">
            <text:p>1472.2569</text:p>
          </table:table-cell>
          <table:table-cell table:formula="of:=([.B76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table:formula="of:=([.A761]-[.F$2])^2" office:value-type="float" office:value="214.0369">
            <text:p>214.0369</text:p>
          </table:table-cell>
          <table:table-cell table:formula="of:=([.B76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762]-[.F$2])^2" office:value-type="float" office:value="70.0569000000001">
            <text:p>70.0569</text:p>
          </table:table-cell>
          <table:table-cell table:formula="of:=([.B762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763]-[.F$2])^2" office:value-type="float" office:value="153.0169">
            <text:p>153.0169</text:p>
          </table:table-cell>
          <table:table-cell table:formula="of:=([.B76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table:formula="of:=([.A764]-[.F$2])^2" office:value-type="float" office:value="13.1769">
            <text:p>13.1769</text:p>
          </table:table-cell>
          <table:table-cell table:formula="of:=([.B764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765]-[.F$2])^2" office:value-type="float" office:value="643.6369">
            <text:p>643.6369</text:p>
          </table:table-cell>
          <table:table-cell table:formula="of:=([.B76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table:formula="of:=([.A766]-[.F$2])^2" office:value-type="float" office:value="877.9369">
            <text:p>877.9369</text:p>
          </table:table-cell>
          <table:table-cell table:formula="of:=([.B76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([.A767]-[.F$2])^2" office:value-type="float" office:value="43.9568999999999">
            <text:p>43.9569</text:p>
          </table:table-cell>
          <table:table-cell table:formula="of:=([.B76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table:formula="of:=([.A768]-[.F$2])^2" office:value-type="float" office:value="92.7368999999999">
            <text:p>92.7369</text:p>
          </table:table-cell>
          <table:table-cell table:formula="of:=([.B76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0">
            <text:p>20</text:p>
          </table:table-cell>
          <table:table-cell table:formula="of:=([.A769]-[.F$2])^2" office:value-type="float" office:value="244.2969">
            <text:p>244.2969</text:p>
          </table:table-cell>
          <table:table-cell table:formula="of:=([.B769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formula="of:=([.A770]-[.F$2])^2" office:value-type="float" office:value="1472.2569">
            <text:p>1472.2569</text:p>
          </table:table-cell>
          <table:table-cell table:formula="of:=([.B77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formula="of:=([.A771]-[.F$2])^2" office:value-type="float" office:value="804.8569">
            <text:p>804.8569</text:p>
          </table:table-cell>
          <table:table-cell table:formula="of:=([.B77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([.A772]-[.F$2])^2" office:value-type="float" office:value="1251.0369">
            <text:p>1251.0369</text:p>
          </table:table-cell>
          <table:table-cell table:formula="of:=([.B772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([.A773]-[.F$2])^2" office:value-type="float" office:value="112.9969">
            <text:p>112.9969</text:p>
          </table:table-cell>
          <table:table-cell table:formula="of:=([.B773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table:formula="of:=([.A774]-[.F$2])^2" office:value-type="float" office:value="13.1769">
            <text:p>13.1769</text:p>
          </table:table-cell>
          <table:table-cell table:formula="of:=([.B77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2">
            <text:p>22</text:p>
          </table:table-cell>
          <table:table-cell table:formula="of:=([.A775]-[.F$2])^2" office:value-type="float" office:value="0.136900000000003">
            <text:p>0.1369</text:p>
          </table:table-cell>
          <table:table-cell table:formula="of:=([.B77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776]-[.F$2])^2" office:value-type="float" office:value="310.8169">
            <text:p>310.8169</text:p>
          </table:table-cell>
          <table:table-cell table:formula="of:=([.B77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7">
            <text:p>27</text:p>
          </table:table-cell>
          <table:table-cell table:formula="of:=([.A777]-[.F$2])^2" office:value-type="float" office:value="456.6769">
            <text:p>456.6769</text:p>
          </table:table-cell>
          <table:table-cell table:formula="of:=([.B777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3">
            <text:p>23</text:p>
          </table:table-cell>
          <table:table-cell table:formula="of:=([.A778]-[.F$2])^2" office:value-type="float" office:value="0.136900000000003">
            <text:p>0.1369</text:p>
          </table:table-cell>
          <table:table-cell table:formula="of:=([.B778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0">
            <text:p>20</text:p>
          </table:table-cell>
          <table:table-cell table:formula="of:=([.A779]-[.F$2])^2" office:value-type="float" office:value="606.6369">
            <text:p>606.6369</text:p>
          </table:table-cell>
          <table:table-cell table:formula="of:=([.B779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table:formula="of:=([.A780]-[.F$2])^2" office:value-type="float" office:value="375.1969">
            <text:p>375.1969</text:p>
          </table:table-cell>
          <table:table-cell table:formula="of:=([.B780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table:formula="of:=([.A781]-[.F$2])^2" office:value-type="float" office:value="606.6369">
            <text:p>606.6369</text:p>
          </table:table-cell>
          <table:table-cell table:formula="of:=([.B78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A782]-[.F$2])^2" office:value-type="float" office:value="21.4369">
            <text:p>21.4369</text:p>
          </table:table-cell>
          <table:table-cell table:formula="of:=([.B782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783]-[.F$2])^2" office:value-type="float" office:value="31.6968999999999">
            <text:p>31.6969</text:p>
          </table:table-cell>
          <table:table-cell table:formula="of:=([.B78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784]-[.F$2])^2" office:value-type="float" office:value="206.4969">
            <text:p>206.4969</text:p>
          </table:table-cell>
          <table:table-cell table:formula="of:=([.B784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4">
            <text:p>24</text:p>
          </table:table-cell>
          <table:table-cell table:formula="of:=([.A785]-[.F$2])^2" office:value-type="float" office:value="2268.6169">
            <text:p>2268.6169</text:p>
          </table:table-cell>
          <table:table-cell table:formula="of:=([.B785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786]-[.F$2])^2" office:value-type="float" office:value="922.3369">
            <text:p>922.3369</text:p>
          </table:table-cell>
          <table:table-cell table:formula="of:=([.B78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formula="of:=([.A787]-[.F$2])^2" office:value-type="float" office:value="456.6769">
            <text:p>456.6769</text:p>
          </table:table-cell>
          <table:table-cell table:formula="of:=([.B787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788]-[.F$2])^2" office:value-type="float" office:value="87.7969000000001">
            <text:p>87.7969</text:p>
          </table:table-cell>
          <table:table-cell table:formula="of:=([.B78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789]-[.F$2])^2" office:value-type="float" office:value="1000.4569">
            <text:p>1000.4569</text:p>
          </table:table-cell>
          <table:table-cell table:formula="of:=([.B78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0">
            <text:p>20</text:p>
          </table:table-cell>
          <table:table-cell table:formula="of:=([.A790]-[.F$2])^2" office:value-type="float" office:value="877.9369">
            <text:p>877.9369</text:p>
          </table:table-cell>
          <table:table-cell table:formula="of:=([.B79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2">
            <text:p>22</text:p>
          </table:table-cell>
          <table:table-cell table:formula="of:=([.A791]-[.F$2])^2" office:value-type="float" office:value="877.9369">
            <text:p>877.9369</text:p>
          </table:table-cell>
          <table:table-cell table:formula="of:=([.B79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792]-[.F$2])^2" office:value-type="float" office:value="593.8969">
            <text:p>593.8969</text:p>
          </table:table-cell>
          <table:table-cell table:formula="of:=([.B79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table:formula="of:=([.A793]-[.F$2])^2" office:value-type="float" office:value="301.7169">
            <text:p>301.7169</text:p>
          </table:table-cell>
          <table:table-cell table:formula="of:=([.B793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formula="of:=([.A794]-[.F$2])^2" office:value-type="float" office:value="1.87690000000001">
            <text:p>1.8769</text:p>
          </table:table-cell>
          <table:table-cell table:formula="of:=([.B79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3">
            <text:p>23</text:p>
          </table:table-cell>
          <table:table-cell table:formula="of:=([.A795]-[.F$2])^2" office:value-type="float" office:value="129.2769">
            <text:p>129.2769</text:p>
          </table:table-cell>
          <table:table-cell table:formula="of:=([.B795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9">
            <text:p>19</text:p>
          </table:table-cell>
          <table:table-cell table:formula="of:=([.A796]-[.F$2])^2" office:value-type="float" office:value="425.5969">
            <text:p>425.5969</text:p>
          </table:table-cell>
          <table:table-cell table:formula="of:=([.B79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6">
            <text:p>26</text:p>
          </table:table-cell>
          <table:table-cell table:formula="of:=([.A797]-[.F$2])^2" office:value-type="float" office:value="206.4969">
            <text:p>206.4969</text:p>
          </table:table-cell>
          <table:table-cell table:formula="of:=([.B797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([.A798]-[.F$2])^2" office:value-type="float" office:value="749.1169">
            <text:p>749.1169</text:p>
          </table:table-cell>
          <table:table-cell table:formula="of:=([.B79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table:formula="of:=([.A799]-[.F$2])^2" office:value-type="float" office:value="0.136900000000003">
            <text:p>0.1369</text:p>
          </table:table-cell>
          <table:table-cell table:formula="of:=([.B79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800]-[.F$2])^2" office:value-type="float" office:value="236.2369">
            <text:p>236.2369</text:p>
          </table:table-cell>
          <table:table-cell table:formula="of:=([.B80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1">
            <text:p>31</text:p>
          </table:table-cell>
          <table:table-cell table:formula="of:=([.A801]-[.F$2])^2" office:value-type="float" office:value="178.7569">
            <text:p>178.7569</text:p>
          </table:table-cell>
          <table:table-cell table:formula="of:=([.B801]-[.G$2])^2" office:value-type="float" office:value="86.3041">
            <text:p>86.3041</text:p>
          </table:table-cell>
          <table:table-cell table:number-columns-repeated="6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4">
            <text:p>24</text:p>
          </table:table-cell>
          <table:table-cell table:formula="of:=([.A802]-[.F$2])^2" office:value-type="float" office:value="2463.1369">
            <text:p>2463.1369</text:p>
          </table:table-cell>
          <table:table-cell table:formula="of:=([.B802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([.A803]-[.F$2])^2" office:value-type="float" office:value="749.1169">
            <text:p>749.1169</text:p>
          </table:table-cell>
          <table:table-cell table:formula="of:=([.B80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formula="of:=([.A804]-[.F$2])^2" office:value-type="float" office:value="500.4169">
            <text:p>500.4169</text:p>
          </table:table-cell>
          <table:table-cell table:formula="of:=([.B804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1">
            <text:p>21</text:p>
          </table:table-cell>
          <table:table-cell table:formula="of:=([.A805]-[.F$2])^2" office:value-type="float" office:value="656.8969">
            <text:p>656.8969</text:p>
          </table:table-cell>
          <table:table-cell table:formula="of:=([.B805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([.A806]-[.F$2])^2" office:value-type="float" office:value="1711.4769">
            <text:p>1711.4769</text:p>
          </table:table-cell>
          <table:table-cell table:formula="of:=([.B80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  <table:table-cell table:formula="of:=([.A807]-[.F$2])^2" office:value-type="float" office:value="31.6968999999999">
            <text:p>31.6969</text:p>
          </table:table-cell>
          <table:table-cell table:formula="of:=([.B80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0">
            <text:p>20</text:p>
          </table:table-cell>
          <table:table-cell table:formula="of:=([.A808]-[.F$2])^2" office:value-type="float" office:value="244.2969">
            <text:p>244.2969</text:p>
          </table:table-cell>
          <table:table-cell table:formula="of:=([.B80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table:formula="of:=([.A809]-[.F$2])^2" office:value-type="float" office:value="92.7368999999999">
            <text:p>92.7369</text:p>
          </table:table-cell>
          <table:table-cell table:formula="of:=([.B80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([.A810]-[.F$2])^2" office:value-type="float" office:value="1322.7769">
            <text:p>1322.7769</text:p>
          </table:table-cell>
          <table:table-cell table:formula="of:=([.B81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811]-[.F$2])^2" office:value-type="float" office:value="107.5369">
            <text:p>107.5369</text:p>
          </table:table-cell>
          <table:table-cell table:formula="of:=([.B811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table:formula="of:=([.A812]-[.F$2])^2" office:value-type="float" office:value="11.3569">
            <text:p>11.3569</text:p>
          </table:table-cell>
          <table:table-cell table:formula="of:=([.B81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([.A813]-[.F$2])^2" office:value-type="float" office:value="236.2369">
            <text:p>236.2369</text:p>
          </table:table-cell>
          <table:table-cell table:formula="of:=([.B81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table:formula="of:=([.A814]-[.F$2])^2" office:value-type="float" office:value="2058.4369">
            <text:p>2058.4369</text:p>
          </table:table-cell>
          <table:table-cell table:formula="of:=([.B81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formula="of:=([.A815]-[.F$2])^2" office:value-type="float" office:value="1251.0369">
            <text:p>1251.0369</text:p>
          </table:table-cell>
          <table:table-cell table:formula="of:=([.B81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">
            <text:p>18</text:p>
          </table:table-cell>
          <table:table-cell table:formula="of:=([.A816]-[.F$2])^2" office:value-type="float" office:value="0.136900000000003">
            <text:p>0.1369</text:p>
          </table:table-cell>
          <table:table-cell table:formula="of:=([.B81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817]-[.F$2])^2" office:value-type="float" office:value="54.3169000000001">
            <text:p>54.3169</text:p>
          </table:table-cell>
          <table:table-cell table:formula="of:=([.B81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2">
            <text:p>22</text:p>
          </table:table-cell>
          <table:table-cell table:formula="of:=([.A818]-[.F$2])^2" office:value-type="float" office:value="2082.0969">
            <text:p>2082.0969</text:p>
          </table:table-cell>
          <table:table-cell table:formula="of:=([.B81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formula="of:=([.A819]-[.F$2])^2" office:value-type="float" office:value="456.6769">
            <text:p>456.6769</text:p>
          </table:table-cell>
          <table:table-cell table:formula="of:=([.B819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820]-[.F$2])^2" office:value-type="float" office:value="87.7969000000001">
            <text:p>87.7969</text:p>
          </table:table-cell>
          <table:table-cell table:formula="of:=([.B82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821]-[.F$2])^2" office:value-type="float" office:value="1181.2969">
            <text:p>1181.2969</text:p>
          </table:table-cell>
          <table:table-cell table:formula="of:=([.B82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3">
            <text:p>23</text:p>
          </table:table-cell>
          <table:table-cell table:formula="of:=([.A822]-[.F$2])^2" office:value-type="float" office:value="6.91689999999998">
            <text:p>6.9169</text:p>
          </table:table-cell>
          <table:table-cell table:formula="of:=([.B822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table:formula="of:=([.A823]-[.F$2])^2" office:value-type="float" office:value="1000.4569">
            <text:p>1000.4569</text:p>
          </table:table-cell>
          <table:table-cell table:formula="of:=([.B82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table:formula="of:=([.A824]-[.F$2])^2" office:value-type="float" office:value="11.3569">
            <text:p>11.3569</text:p>
          </table:table-cell>
          <table:table-cell table:formula="of:=([.B82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825]-[.F$2])^2" office:value-type="float" office:value="206.4969">
            <text:p>206.4969</text:p>
          </table:table-cell>
          <table:table-cell table:formula="of:=([.B825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826]-[.F$2])^2" office:value-type="float" office:value="375.1969">
            <text:p>375.1969</text:p>
          </table:table-cell>
          <table:table-cell table:formula="of:=([.B82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827]-[.F$2])^2" office:value-type="float" office:value="244.2969">
            <text:p>244.2969</text:p>
          </table:table-cell>
          <table:table-cell table:formula="of:=([.B82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table:formula="of:=([.A828]-[.F$2])^2" office:value-type="float" office:value="467.8569">
            <text:p>467.8569</text:p>
          </table:table-cell>
          <table:table-cell table:formula="of:=([.B82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829]-[.F$2])^2" office:value-type="float" office:value="87.7969000000001">
            <text:p>87.7969</text:p>
          </table:table-cell>
          <table:table-cell table:formula="of:=([.B82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table:formula="of:=([.A830]-[.F$2])^2" office:value-type="float" office:value="107.5369">
            <text:p>107.5369</text:p>
          </table:table-cell>
          <table:table-cell table:formula="of:=([.B83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formula="of:=([.A831]-[.F$2])^2" office:value-type="float" office:value="1251.0369">
            <text:p>1251.0369</text:p>
          </table:table-cell>
          <table:table-cell table:formula="of:=([.B83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2">
            <text:p>22</text:p>
          </table:table-cell>
          <table:table-cell table:formula="of:=([.A832]-[.F$2])^2" office:value-type="float" office:value="763.4169">
            <text:p>763.4169</text:p>
          </table:table-cell>
          <table:table-cell table:formula="of:=([.B83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833]-[.F$2])^2" office:value-type="float" office:value="337.4569">
            <text:p>337.4569</text:p>
          </table:table-cell>
          <table:table-cell table:formula="of:=([.B83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table:formula="of:=([.A834]-[.F$2])^2" office:value-type="float" office:value="2769.9169">
            <text:p>2769.9169</text:p>
          </table:table-cell>
          <table:table-cell table:formula="of:=([.B834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table:formula="of:=([.A835]-[.F$2])^2" office:value-type="float" office:value="112.9969">
            <text:p>112.9969</text:p>
          </table:table-cell>
          <table:table-cell table:formula="of:=([.B835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table:formula="of:=([.A836]-[.F$2])^2" office:value-type="float" office:value="276.5569">
            <text:p>276.5569</text:p>
          </table:table-cell>
          <table:table-cell table:formula="of:=([.B836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7">
            <text:p>27</text:p>
          </table:table-cell>
          <table:table-cell table:formula="of:=([.A837]-[.F$2])^2" office:value-type="float" office:value="244.2969">
            <text:p>244.2969</text:p>
          </table:table-cell>
          <table:table-cell table:formula="of:=([.B837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table:formula="of:=([.A838]-[.F$2])^2" office:value-type="float" office:value="922.3369">
            <text:p>922.3369</text:p>
          </table:table-cell>
          <table:table-cell table:formula="of:=([.B83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839]-[.F$2])^2" office:value-type="float" office:value="1549.9969">
            <text:p>1549.9969</text:p>
          </table:table-cell>
          <table:table-cell table:formula="of:=([.B839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840]-[.F$2])^2" office:value-type="float" office:value="236.2369">
            <text:p>236.2369</text:p>
          </table:table-cell>
          <table:table-cell table:formula="of:=([.B84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table:formula="of:=([.A841]-[.F$2])^2" office:value-type="float" office:value="546.1569">
            <text:p>546.1569</text:p>
          </table:table-cell>
          <table:table-cell table:formula="of:=([.B841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([.A842]-[.F$2])^2" office:value-type="float" office:value="43.9568999999999">
            <text:p>43.9569</text:p>
          </table:table-cell>
          <table:table-cell table:formula="of:=([.B84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table:formula="of:=([.A843]-[.F$2])^2" office:value-type="float" office:value="1064.7169">
            <text:p>1064.7169</text:p>
          </table:table-cell>
          <table:table-cell table:formula="of:=([.B84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table:formula="of:=([.A844]-[.F$2])^2" office:value-type="float" office:value="178.7569">
            <text:p>178.7569</text:p>
          </table:table-cell>
          <table:table-cell table:formula="of:=([.B844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table:formula="of:=([.A845]-[.F$2])^2" office:value-type="float" office:value="1000.4569">
            <text:p>1000.4569</text:p>
          </table:table-cell>
          <table:table-cell table:formula="of:=([.B845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">
            <text:p>25</text:p>
          </table:table-cell>
          <table:table-cell table:formula="of:=([.A846]-[.F$2])^2" office:value-type="float" office:value="13836.8169">
            <text:p>13836.8169</text:p>
          </table:table-cell>
          <table:table-cell table:formula="of:=([.B846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847]-[.F$2])^2" office:value-type="float" office:value="1000.4569">
            <text:p>1000.4569</text:p>
          </table:table-cell>
          <table:table-cell table:formula="of:=([.B84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table:formula="of:=([.A848]-[.F$2])^2" office:value-type="float" office:value="512.1169">
            <text:p>512.1169</text:p>
          </table:table-cell>
          <table:table-cell table:formula="of:=([.B84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([.A849]-[.F$2])^2" office:value-type="float" office:value="11.3569">
            <text:p>11.3569</text:p>
          </table:table-cell>
          <table:table-cell table:formula="of:=([.B849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">
            <text:p>20</text:p>
          </table:table-cell>
          <table:table-cell table:formula="of:=([.A850]-[.F$2])^2" office:value-type="float" office:value="28.8369">
            <text:p>28.8369</text:p>
          </table:table-cell>
          <table:table-cell table:formula="of:=([.B85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table:formula="of:=([.A851]-[.F$2])^2" office:value-type="float" office:value="1795.2169">
            <text:p>1795.2169</text:p>
          </table:table-cell>
          <table:table-cell table:formula="of:=([.B85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A852]-[.F$2])^2" office:value-type="float" office:value="21.4369">
            <text:p>21.4369</text:p>
          </table:table-cell>
          <table:table-cell table:formula="of:=([.B852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formula="of:=([.A853]-[.F$2])^2" office:value-type="float" office:value="1322.7769">
            <text:p>1322.7769</text:p>
          </table:table-cell>
          <table:table-cell table:formula="of:=([.B85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4">
            <text:p>24</text:p>
          </table:table-cell>
          <table:table-cell table:formula="of:=([.A854]-[.F$2])^2" office:value-type="float" office:value="112.9969">
            <text:p>112.9969</text:p>
          </table:table-cell>
          <table:table-cell table:formula="of:=([.B854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table:formula="of:=([.A855]-[.F$2])^2" office:value-type="float" office:value="414.9369">
            <text:p>414.9369</text:p>
          </table:table-cell>
          <table:table-cell table:formula="of:=([.B85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table:formula="of:=([.A856]-[.F$2])^2" office:value-type="float" office:value="1341.7569">
            <text:p>1341.7569</text:p>
          </table:table-cell>
          <table:table-cell table:formula="of:=([.B85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table:formula="of:=([.A857]-[.F$2])^2" office:value-type="float" office:value="185.7769">
            <text:p>185.7769</text:p>
          </table:table-cell>
          <table:table-cell table:formula="of:=([.B85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table:formula="of:=([.A858]-[.F$2])^2" office:value-type="float" office:value="456.6769">
            <text:p>456.6769</text:p>
          </table:table-cell>
          <table:table-cell table:formula="of:=([.B858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2">
            <text:p>22</text:p>
          </table:table-cell>
          <table:table-cell table:formula="of:=([.A859]-[.F$2])^2" office:value-type="float" office:value="11.3569">
            <text:p>11.3569</text:p>
          </table:table-cell>
          <table:table-cell table:formula="of:=([.B859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table:formula="of:=([.A860]-[.F$2])^2" office:value-type="float" office:value="546.1569">
            <text:p>546.1569</text:p>
          </table:table-cell>
          <table:table-cell table:formula="of:=([.B860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table:formula="of:=([.A861]-[.F$2])^2" office:value-type="float" office:value="206.4969">
            <text:p>206.4969</text:p>
          </table:table-cell>
          <table:table-cell table:formula="of:=([.B861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([.A862]-[.F$2])^2" office:value-type="float" office:value="267.9769">
            <text:p>267.9769</text:p>
          </table:table-cell>
          <table:table-cell table:formula="of:=([.B86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table:formula="of:=([.A863]-[.F$2])^2" office:value-type="float" office:value="236.2369">
            <text:p>236.2369</text:p>
          </table:table-cell>
          <table:table-cell table:formula="of:=([.B863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formula="of:=([.A864]-[.F$2])^2" office:value-type="float" office:value="749.1169">
            <text:p>749.1169</text:p>
          </table:table-cell>
          <table:table-cell table:formula="of:=([.B864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([.A865]-[.F$2])^2" office:value-type="float" office:value="763.4169">
            <text:p>763.4169</text:p>
          </table:table-cell>
          <table:table-cell table:formula="of:=([.B86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866]-[.F$2])^2" office:value-type="float" office:value="2.65689999999999">
            <text:p>2.6569</text:p>
          </table:table-cell>
          <table:table-cell table:formula="of:=([.B86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  <table:table-cell table:formula="of:=([.A867]-[.F$2])^2" office:value-type="float" office:value="58.2168999999999">
            <text:p>58.2169</text:p>
          </table:table-cell>
          <table:table-cell table:formula="of:=([.B867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formula="of:=([.A868]-[.F$2])^2" office:value-type="float" office:value="1251.0369">
            <text:p>1251.0369</text:p>
          </table:table-cell>
          <table:table-cell table:formula="of:=([.B86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table:formula="of:=([.A869]-[.F$2])^2" office:value-type="float" office:value="1733.0569">
            <text:p>1733.0569</text:p>
          </table:table-cell>
          <table:table-cell table:formula="of:=([.B86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870]-[.F$2])^2" office:value-type="float" office:value="500.4169">
            <text:p>500.4169</text:p>
          </table:table-cell>
          <table:table-cell table:formula="of:=([.B870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formula="of:=([.A871]-[.F$2])^2" office:value-type="float" office:value="749.1169">
            <text:p>749.1169</text:p>
          </table:table-cell>
          <table:table-cell table:formula="of:=([.B871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34">
            <text:p>134</text:p>
          </table:table-cell>
          <table:table-cell table:formula="of:=([.A872]-[.F$2])^2" office:value-type="float" office:value="134417.5569">
            <text:p>134417.5569</text:p>
          </table:table-cell>
          <table:table-cell table:formula="of:=([.B872]-[.G$2])^2" office:value-type="float" office:value="12609.0441">
            <text:p>12609.04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table:formula="of:=([.A873]-[.F$2])^2" office:value-type="float" office:value="385.3369">
            <text:p>385.3369</text:p>
          </table:table-cell>
          <table:table-cell table:formula="of:=([.B87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([.A874]-[.F$2])^2" office:value-type="float" office:value="749.1169">
            <text:p>749.1169</text:p>
          </table:table-cell>
          <table:table-cell table:formula="of:=([.B874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formula="of:=([.A875]-[.F$2])^2" office:value-type="float" office:value="1396.5169">
            <text:p>1396.5169</text:p>
          </table:table-cell>
          <table:table-cell table:formula="of:=([.B87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7">
            <text:p>37</text:p>
          </table:table-cell>
          <table:table-cell table:formula="of:=([.A876]-[.F$2])^2" office:value-type="float" office:value="4307.2969">
            <text:p>4307.2969</text:p>
          </table:table-cell>
          <table:table-cell table:formula="of:=([.B876]-[.G$2])^2" office:value-type="float" office:value="233.7841">
            <text:p>233.78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">
            <text:p>26</text:p>
          </table:table-cell>
          <table:table-cell table:formula="of:=([.A877]-[.F$2])^2" office:value-type="float" office:value="1.87690000000001">
            <text:p>1.8769</text:p>
          </table:table-cell>
          <table:table-cell table:formula="of:=([.B877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2">
            <text:p>22</text:p>
          </table:table-cell>
          <table:table-cell table:formula="of:=([.A878]-[.F$2])^2" office:value-type="float" office:value="656.8969">
            <text:p>656.8969</text:p>
          </table:table-cell>
          <table:table-cell table:formula="of:=([.B87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([.A879]-[.F$2])^2" office:value-type="float" office:value="159.5169">
            <text:p>159.5169</text:p>
          </table:table-cell>
          <table:table-cell table:formula="of:=([.B879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1">
            <text:p>21</text:p>
          </table:table-cell>
          <table:table-cell table:formula="of:=([.A880]-[.F$2])^2" office:value-type="float" office:value="178.7569">
            <text:p>178.7569</text:p>
          </table:table-cell>
          <table:table-cell table:formula="of:=([.B880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formula="of:=([.A881]-[.F$2])^2" office:value-type="float" office:value="135.2569">
            <text:p>135.2569</text:p>
          </table:table-cell>
          <table:table-cell table:formula="of:=([.B88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table:formula="of:=([.A882]-[.F$2])^2" office:value-type="float" office:value="414.9369">
            <text:p>414.9369</text:p>
          </table:table-cell>
          <table:table-cell table:formula="of:=([.B882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2">
            <text:p>32</text:p>
          </table:table-cell>
          <table:table-cell table:formula="of:=([.A883]-[.F$2])^2" office:value-type="float" office:value="21.4369">
            <text:p>21.4369</text:p>
          </table:table-cell>
          <table:table-cell table:formula="of:=([.B883]-[.G$2])^2" office:value-type="float" office:value="105.8841">
            <text:p>105.88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884]-[.F$2])^2" office:value-type="float" office:value="244.2969">
            <text:p>244.2969</text:p>
          </table:table-cell>
          <table:table-cell table:formula="of:=([.B88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885]-[.F$2])^2" office:value-type="float" office:value="804.8569">
            <text:p>804.8569</text:p>
          </table:table-cell>
          <table:table-cell table:formula="of:=([.B88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([.A886]-[.F$2])^2" office:value-type="float" office:value="31.6968999999999">
            <text:p>31.6969</text:p>
          </table:table-cell>
          <table:table-cell table:formula="of:=([.B886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formula="of:=([.A887]-[.F$2])^2" office:value-type="float" office:value="456.6769">
            <text:p>456.6769</text:p>
          </table:table-cell>
          <table:table-cell table:formula="of:=([.B887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table:formula="of:=([.A888]-[.F$2])^2" office:value-type="float" office:value="922.3369">
            <text:p>922.3369</text:p>
          </table:table-cell>
          <table:table-cell table:formula="of:=([.B888]-[.G$2])^2" office:value-type="float" office:value="53.1441">
            <text:p>53.1441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4">
            <text:p>24</text:p>
          </table:table-cell>
          <table:table-cell table:formula="of:=([.A889]-[.F$2])^2" office:value-type="float" office:value="4307.2969">
            <text:p>4307.2969</text:p>
          </table:table-cell>
          <table:table-cell table:formula="of:=([.B889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5">
            <text:p>25</text:p>
          </table:table-cell>
          <table:table-cell table:formula="of:=([.A890]-[.F$2])^2" office:value-type="float" office:value="58.2168999999999">
            <text:p>58.2169</text:p>
          </table:table-cell>
          <table:table-cell table:formula="of:=([.B890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table:formula="of:=([.A891]-[.F$2])^2" office:value-type="float" office:value="0.136900000000003">
            <text:p>0.1369</text:p>
          </table:table-cell>
          <table:table-cell table:formula="of:=([.B89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formula="of:=([.A892]-[.F$2])^2" office:value-type="float" office:value="695.3769">
            <text:p>695.3769</text:p>
          </table:table-cell>
          <table:table-cell table:formula="of:=([.B89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893]-[.F$2])^2" office:value-type="float" office:value="1181.2969">
            <text:p>1181.2969</text:p>
          </table:table-cell>
          <table:table-cell table:formula="of:=([.B89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894]-[.F$2])^2" office:value-type="float" office:value="244.2969">
            <text:p>244.2969</text:p>
          </table:table-cell>
          <table:table-cell table:formula="of:=([.B89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table:formula="of:=([.A895]-[.F$2])^2" office:value-type="float" office:value="1629.7369">
            <text:p>1629.7369</text:p>
          </table:table-cell>
          <table:table-cell table:formula="of:=([.B89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896]-[.F$2])^2" office:value-type="float" office:value="375.1969">
            <text:p>375.1969</text:p>
          </table:table-cell>
          <table:table-cell table:formula="of:=([.B89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  <table:table-cell table:formula="of:=([.A897]-[.F$2])^2" office:value-type="float" office:value="425.5969">
            <text:p>425.5969</text:p>
          </table:table-cell>
          <table:table-cell table:formula="of:=([.B897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">
            <text:p>21</text:p>
          </table:table-cell>
          <table:table-cell table:formula="of:=([.A898]-[.F$2])^2" office:value-type="float" office:value="1903.5769">
            <text:p>1903.5769</text:p>
          </table:table-cell>
          <table:table-cell table:formula="of:=([.B898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899]-[.F$2])^2" office:value-type="float" office:value="244.2969">
            <text:p>244.2969</text:p>
          </table:table-cell>
          <table:table-cell table:formula="of:=([.B89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">
            <text:p>23</text:p>
          </table:table-cell>
          <table:table-cell table:formula="of:=([.A900]-[.F$2])^2" office:value-type="float" office:value="3206.9569">
            <text:p>3206.9569</text:p>
          </table:table-cell>
          <table:table-cell table:formula="of:=([.B900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901]-[.F$2])^2" office:value-type="float" office:value="2.65689999999999">
            <text:p>2.6569</text:p>
          </table:table-cell>
          <table:table-cell table:formula="of:=([.B90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formula="of:=([.A902]-[.F$2])^2" office:value-type="float" office:value="1396.5169">
            <text:p>1396.5169</text:p>
          </table:table-cell>
          <table:table-cell table:formula="of:=([.B90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5">
            <text:p>25</text:p>
          </table:table-cell>
          <table:table-cell table:formula="of:=([.A903]-[.F$2])^2" office:value-type="float" office:value="1733.0569">
            <text:p>1733.0569</text:p>
          </table:table-cell>
          <table:table-cell table:formula="of:=([.B903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904]-[.F$2])^2" office:value-type="float" office:value="206.4969">
            <text:p>206.4969</text:p>
          </table:table-cell>
          <table:table-cell table:formula="of:=([.B904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2">
            <text:p>22</text:p>
          </table:table-cell>
          <table:table-cell table:formula="of:=([.A905]-[.F$2])^2" office:value-type="float" office:value="606.6369">
            <text:p>606.6369</text:p>
          </table:table-cell>
          <table:table-cell table:formula="of:=([.B905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table:formula="of:=([.A906]-[.F$2])^2" office:value-type="float" office:value="1733.0569">
            <text:p>1733.0569</text:p>
          </table:table-cell>
          <table:table-cell table:formula="of:=([.B90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table:formula="of:=([.A907]-[.F$2])^2" office:value-type="float" office:value="236.2369">
            <text:p>236.2369</text:p>
          </table:table-cell>
          <table:table-cell table:formula="of:=([.B907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1">
            <text:p>21</text:p>
          </table:table-cell>
          <table:table-cell table:formula="of:=([.A908]-[.F$2])^2" office:value-type="float" office:value="385.3369">
            <text:p>385.3369</text:p>
          </table:table-cell>
          <table:table-cell table:formula="of:=([.B908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formula="of:=([.A909]-[.F$2])^2" office:value-type="float" office:value="695.3769">
            <text:p>695.3769</text:p>
          </table:table-cell>
          <table:table-cell table:formula="of:=([.B90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table:formula="of:=([.A910]-[.F$2])^2" office:value-type="float" office:value="6.91689999999998">
            <text:p>6.9169</text:p>
          </table:table-cell>
          <table:table-cell table:formula="of:=([.B91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8">
            <text:p>18</text:p>
          </table:table-cell>
          <table:table-cell table:formula="of:=([.A911]-[.F$2])^2" office:value-type="float" office:value="877.9369">
            <text:p>877.9369</text:p>
          </table:table-cell>
          <table:table-cell table:formula="of:=([.B91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">
            <text:p>19</text:p>
          </table:table-cell>
          <table:table-cell table:formula="of:=([.A912]-[.F$2])^2" office:value-type="float" office:value="4573.8169">
            <text:p>4573.8169</text:p>
          </table:table-cell>
          <table:table-cell table:formula="of:=([.B912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">
            <text:p>22</text:p>
          </table:table-cell>
          <table:table-cell table:formula="of:=([.A913]-[.F$2])^2" office:value-type="float" office:value="19.0969">
            <text:p>19.0969</text:p>
          </table:table-cell>
          <table:table-cell table:formula="of:=([.B91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3">
            <text:p>23</text:p>
          </table:table-cell>
          <table:table-cell table:formula="of:=([.A914]-[.F$2])^2" office:value-type="float" office:value="1199.2369">
            <text:p>1199.2369</text:p>
          </table:table-cell>
          <table:table-cell table:formula="of:=([.B914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 table:formula="of:=([.A915]-[.F$2])^2" office:value-type="float" office:value="2339.6569">
            <text:p>2339.6569</text:p>
          </table:table-cell>
          <table:table-cell table:formula="of:=([.B91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3">
            <text:p>23</text:p>
          </table:table-cell>
          <table:table-cell table:formula="of:=([.A916]-[.F$2])^2" office:value-type="float" office:value="43.9568999999999">
            <text:p>43.9569</text:p>
          </table:table-cell>
          <table:table-cell table:formula="of:=([.B916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table:formula="of:=([.A917]-[.F$2])^2" office:value-type="float" office:value="763.4169">
            <text:p>763.4169</text:p>
          </table:table-cell>
          <table:table-cell table:formula="of:=([.B917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formula="of:=([.A918]-[.F$2])^2" office:value-type="float" office:value="695.3769">
            <text:p>695.3769</text:p>
          </table:table-cell>
          <table:table-cell table:formula="of:=([.B91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919]-[.F$2])^2" office:value-type="float" office:value="1181.2969">
            <text:p>1181.2969</text:p>
          </table:table-cell>
          <table:table-cell table:formula="of:=([.B91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([.A920]-[.F$2])^2" office:value-type="float" office:value="185.7769">
            <text:p>185.7769</text:p>
          </table:table-cell>
          <table:table-cell table:formula="of:=([.B920]-[.G$2])^2" office:value-type="float" office:value="22.1841">
            <text:p>22.184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table:formula="of:=([.A921]-[.F$2])^2" office:value-type="float" office:value="276.5569">
            <text:p>276.5569</text:p>
          </table:table-cell>
          <table:table-cell table:formula="of:=([.B921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6">
            <text:p>26</text:p>
          </table:table-cell>
          <table:table-cell table:formula="of:=([.A922]-[.F$2])^2" office:value-type="float" office:value="74.4768999999999">
            <text:p>74.4769</text:p>
          </table:table-cell>
          <table:table-cell table:formula="of:=([.B922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923]-[.F$2])^2" office:value-type="float" office:value="153.0169">
            <text:p>153.0169</text:p>
          </table:table-cell>
          <table:table-cell table:formula="of:=([.B923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924]-[.F$2])^2" office:value-type="float" office:value="1.87690000000001">
            <text:p>1.8769</text:p>
          </table:table-cell>
          <table:table-cell table:formula="of:=([.B92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8">
            <text:p>18</text:p>
          </table:table-cell>
          <table:table-cell table:formula="of:=([.A925]-[.F$2])^2" office:value-type="float" office:value="1650.7969">
            <text:p>1650.7969</text:p>
          </table:table-cell>
          <table:table-cell table:formula="of:=([.B925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6">
            <text:p>26</text:p>
          </table:table-cell>
          <table:table-cell table:formula="of:=([.A926]-[.F$2])^2" office:value-type="float" office:value="1991.8369">
            <text:p>1991.8369</text:p>
          </table:table-cell>
          <table:table-cell table:formula="of:=([.B926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table:formula="of:=([.A927]-[.F$2])^2" office:value-type="float" office:value="546.1569">
            <text:p>546.1569</text:p>
          </table:table-cell>
          <table:table-cell table:formula="of:=([.B92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9">
            <text:p>19</text:p>
          </table:table-cell>
          <table:table-cell table:formula="of:=([.A928]-[.F$2])^2" office:value-type="float" office:value="0.396899999999994">
            <text:p>0.3969</text:p>
          </table:table-cell>
          <table:table-cell table:formula="of:=([.B92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([.A929]-[.F$2])^2" office:value-type="float" office:value="763.4169">
            <text:p>763.4169</text:p>
          </table:table-cell>
          <table:table-cell table:formula="of:=([.B92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930]-[.F$2])^2" office:value-type="float" office:value="1000.4569">
            <text:p>1000.4569</text:p>
          </table:table-cell>
          <table:table-cell table:formula="of:=([.B93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2">
            <text:p>22</text:p>
          </table:table-cell>
          <table:table-cell table:formula="of:=([.A931]-[.F$2])^2" office:value-type="float" office:value="58.2168999999999">
            <text:p>58.2169</text:p>
          </table:table-cell>
          <table:table-cell table:formula="of:=([.B931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3">
            <text:p>23</text:p>
          </table:table-cell>
          <table:table-cell table:formula="of:=([.A932]-[.F$2])^2" office:value-type="float" office:value="185.7769">
            <text:p>185.7769</text:p>
          </table:table-cell>
          <table:table-cell table:formula="of:=([.B932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933]-[.F$2])^2" office:value-type="float" office:value="337.4569">
            <text:p>337.4569</text:p>
          </table:table-cell>
          <table:table-cell table:formula="of:=([.B933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9">
            <text:p>19</text:p>
          </table:table-cell>
          <table:table-cell table:formula="of:=([.A934]-[.F$2])^2" office:value-type="float" office:value="19.0969">
            <text:p>19.0969</text:p>
          </table:table-cell>
          <table:table-cell table:formula="of:=([.B93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1">
            <text:p>21</text:p>
          </table:table-cell>
          <table:table-cell table:formula="of:=([.A935]-[.F$2])^2" office:value-type="float" office:value="5872.1569">
            <text:p>5872.1569</text:p>
          </table:table-cell>
          <table:table-cell table:formula="of:=([.B935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0">
            <text:p>30</text:p>
          </table:table-cell>
          <table:table-cell table:formula="of:=([.A936]-[.F$2])^2" office:value-type="float" office:value="414.9369">
            <text:p>414.9369</text:p>
          </table:table-cell>
          <table:table-cell table:formula="of:=([.B936]-[.G$2])^2" office:value-type="float" office:value="68.7241">
            <text:p>68.72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formula="of:=([.A937]-[.F$2])^2" office:value-type="float" office:value="749.1169">
            <text:p>749.1169</text:p>
          </table:table-cell>
          <table:table-cell table:formula="of:=([.B937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9">
            <text:p>19</text:p>
          </table:table-cell>
          <table:table-cell table:formula="of:=([.A938]-[.F$2])^2" office:value-type="float" office:value="558.3769">
            <text:p>558.3769</text:p>
          </table:table-cell>
          <table:table-cell table:formula="of:=([.B93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939]-[.F$2])^2" office:value-type="float" office:value="500.4169">
            <text:p>500.4169</text:p>
          </table:table-cell>
          <table:table-cell table:formula="of:=([.B93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2">
            <text:p>22</text:p>
          </table:table-cell>
          <table:table-cell table:formula="of:=([.A940]-[.F$2])^2" office:value-type="float" office:value="558.3769">
            <text:p>558.3769</text:p>
          </table:table-cell>
          <table:table-cell table:formula="of:=([.B940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table:formula="of:=([.A941]-[.F$2])^2" office:value-type="float" office:value="414.9369">
            <text:p>414.9369</text:p>
          </table:table-cell>
          <table:table-cell table:formula="of:=([.B941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">
            <text:p>18</text:p>
          </table:table-cell>
          <table:table-cell table:formula="of:=([.A942]-[.F$2])^2" office:value-type="float" office:value="13.1769">
            <text:p>13.1769</text:p>
          </table:table-cell>
          <table:table-cell table:formula="of:=([.B942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3">
            <text:p>23</text:p>
          </table:table-cell>
          <table:table-cell table:formula="of:=([.A943]-[.F$2])^2" office:value-type="float" office:value="558.3769">
            <text:p>558.3769</text:p>
          </table:table-cell>
          <table:table-cell table:formula="of:=([.B943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944]-[.F$2])^2" office:value-type="float" office:value="546.1569">
            <text:p>546.1569</text:p>
          </table:table-cell>
          <table:table-cell table:formula="of:=([.B94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table:formula="of:=([.A945]-[.F$2])^2" office:value-type="float" office:value="1733.0569">
            <text:p>1733.0569</text:p>
          </table:table-cell>
          <table:table-cell table:formula="of:=([.B94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table:formula="of:=([.A946]-[.F$2])^2" office:value-type="float" office:value="11.3569">
            <text:p>11.3569</text:p>
          </table:table-cell>
          <table:table-cell table:formula="of:=([.B946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3">
            <text:p>23</text:p>
          </table:table-cell>
          <table:table-cell table:formula="of:=([.A947]-[.F$2])^2" office:value-type="float" office:value="819.6769">
            <text:p>819.6769</text:p>
          </table:table-cell>
          <table:table-cell table:formula="of:=([.B947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table:formula="of:=([.A948]-[.F$2])^2" office:value-type="float" office:value="129.2769">
            <text:p>129.2769</text:p>
          </table:table-cell>
          <table:table-cell table:formula="of:=([.B948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">
            <text:p>18</text:p>
          </table:table-cell>
          <table:table-cell table:formula="of:=([.A949]-[.F$2])^2" office:value-type="float" office:value="92.7368999999999">
            <text:p>92.7369</text:p>
          </table:table-cell>
          <table:table-cell table:formula="of:=([.B94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00">
            <text:p>300</text:p>
          </table:table-cell>
          <table:table-cell table:formula="of:=([.A950]-[.F$2])^2" office:value-type="float" office:value="1733.0569">
            <text:p>1733.0569</text:p>
          </table:table-cell>
          <table:table-cell table:formula="of:=([.B950]-[.G$2])^2" office:value-type="float" office:value="77445.3241">
            <text:p>77445.32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">
            <text:p>18</text:p>
          </table:table-cell>
          <table:table-cell table:formula="of:=([.A951]-[.F$2])^2" office:value-type="float" office:value="92.7368999999999">
            <text:p>92.7369</text:p>
          </table:table-cell>
          <table:table-cell table:formula="of:=([.B951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table:formula="of:=([.A952]-[.F$2])^2" office:value-type="float" office:value="301.7169">
            <text:p>301.7169</text:p>
          </table:table-cell>
          <table:table-cell table:formula="of:=([.B952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953]-[.F$2])^2" office:value-type="float" office:value="385.3369">
            <text:p>385.3369</text:p>
          </table:table-cell>
          <table:table-cell table:formula="of:=([.B95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8">
            <text:p>48</text:p>
          </table:table-cell>
          <table:table-cell table:formula="of:=([.A954]-[.F$2])^2" office:value-type="float" office:value="18942.0169">
            <text:p>18942.0169</text:p>
          </table:table-cell>
          <table:table-cell table:formula="of:=([.B954]-[.G$2])^2" office:value-type="float" office:value="691.1641">
            <text:p>691.16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table:formula="of:=([.A955]-[.F$2])^2" office:value-type="float" office:value="414.9369">
            <text:p>414.9369</text:p>
          </table:table-cell>
          <table:table-cell table:formula="of:=([.B95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table:formula="of:=([.A956]-[.F$2])^2" office:value-type="float" office:value="267.9769">
            <text:p>267.9769</text:p>
          </table:table-cell>
          <table:table-cell table:formula="of:=([.B956]-[.G$2])^2" office:value-type="float" office:value="18.4041">
            <text:p>18.4041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5">
            <text:p>25</text:p>
          </table:table-cell>
          <table:table-cell table:formula="of:=([.A957]-[.F$2])^2" office:value-type="float" office:value="347.0769">
            <text:p>347.0769</text:p>
          </table:table-cell>
          <table:table-cell table:formula="of:=([.B957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table:formula="of:=([.A958]-[.F$2])^2" office:value-type="float" office:value="467.8569">
            <text:p>467.8569</text:p>
          </table:table-cell>
          <table:table-cell table:formula="of:=([.B958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table:formula="of:=([.A959]-[.F$2])^2" office:value-type="float" office:value="500.4169">
            <text:p>500.4169</text:p>
          </table:table-cell>
          <table:table-cell table:formula="of:=([.B959]-[.G$2])^2" office:value-type="float" office:value="27.9841">
            <text:p>27.98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">
            <text:p>25</text:p>
          </table:table-cell>
          <table:table-cell table:formula="of:=([.A960]-[.F$2])^2" office:value-type="float" office:value="0.136900000000003">
            <text:p>0.1369</text:p>
          </table:table-cell>
          <table:table-cell table:formula="of:=([.B960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table:formula="of:=([.A961]-[.F$2])^2" office:value-type="float" office:value="1416.0169">
            <text:p>1416.0169</text:p>
          </table:table-cell>
          <table:table-cell table:formula="of:=([.B96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formula="of:=([.A962]-[.F$2])^2" office:value-type="float" office:value="129.2769">
            <text:p>129.2769</text:p>
          </table:table-cell>
          <table:table-cell table:formula="of:=([.B96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 table:formula="of:=([.A963]-[.F$2])^2" office:value-type="float" office:value="1.87690000000001">
            <text:p>1.8769</text:p>
          </table:table-cell>
          <table:table-cell table:formula="of:=([.B963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">
            <text:p>18</text:p>
          </table:table-cell>
          <table:table-cell table:formula="of:=([.A964]-[.F$2])^2" office:value-type="float" office:value="11.3569">
            <text:p>11.3569</text:p>
          </table:table-cell>
          <table:table-cell table:formula="of:=([.B96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1">
            <text:p>21</text:p>
          </table:table-cell>
          <table:table-cell table:formula="of:=([.A965]-[.F$2])^2" office:value-type="float" office:value="4573.8169">
            <text:p>4573.8169</text:p>
          </table:table-cell>
          <table:table-cell table:formula="of:=([.B965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table:formula="of:=([.A966]-[.F$2])^2" office:value-type="float" office:value="512.1169">
            <text:p>512.1169</text:p>
          </table:table-cell>
          <table:table-cell table:formula="of:=([.B966]-[.G$2])^2" office:value-type="float" office:value="22.1841">
            <text:p>22.184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2">
            <text:p>22</text:p>
          </table:table-cell>
          <table:table-cell table:formula="of:=([.A967]-[.F$2])^2" office:value-type="float" office:value="92.7368999999999">
            <text:p>92.7369</text:p>
          </table:table-cell>
          <table:table-cell table:formula="of:=([.B96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table:formula="of:=([.A968]-[.F$2])^2" office:value-type="float" office:value="656.8969">
            <text:p>656.8969</text:p>
          </table:table-cell>
          <table:table-cell table:formula="of:=([.B968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table:formula="of:=([.A969]-[.F$2])^2" office:value-type="float" office:value="58.2168999999999">
            <text:p>58.2169</text:p>
          </table:table-cell>
          <table:table-cell table:formula="of:=([.B969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table:formula="of:=([.A970]-[.F$2])^2" office:value-type="float" office:value="267.9769">
            <text:p>267.9769</text:p>
          </table:table-cell>
          <table:table-cell table:formula="of:=([.B970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971]-[.F$2])^2" office:value-type="float" office:value="984.0769">
            <text:p>984.0769</text:p>
          </table:table-cell>
          <table:table-cell table:formula="of:=([.B971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table:formula="of:=([.A972]-[.F$2])^2" office:value-type="float" office:value="512.1169">
            <text:p>512.1169</text:p>
          </table:table-cell>
          <table:table-cell table:formula="of:=([.B972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">
            <text:p>21</text:p>
          </table:table-cell>
          <table:table-cell table:formula="of:=([.A973]-[.F$2])^2" office:value-type="float" office:value="606.6369">
            <text:p>606.6369</text:p>
          </table:table-cell>
          <table:table-cell table:formula="of:=([.B973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table:formula="of:=([.A974]-[.F$2])^2" office:value-type="float" office:value="558.3769">
            <text:p>558.3769</text:p>
          </table:table-cell>
          <table:table-cell table:formula="of:=([.B974]-[.G$2])^2" office:value-type="float" office:value="233.7841">
            <text:p>233.784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1">
            <text:p>21</text:p>
          </table:table-cell>
          <table:table-cell table:formula="of:=([.A975]-[.F$2])^2" office:value-type="float" office:value="819.6769">
            <text:p>819.6769</text:p>
          </table:table-cell>
          <table:table-cell table:formula="of:=([.B975]-[.G$2])^2" office:value-type="float" office:value="0.504100000000001">
            <text:p>0.5041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2">
            <text:p>22</text:p>
          </table:table-cell>
          <table:table-cell table:formula="of:=([.A976]-[.F$2])^2" office:value-type="float" office:value="1269.4969">
            <text:p>1269.4969</text:p>
          </table:table-cell>
          <table:table-cell table:formula="of:=([.B976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2">
            <text:p>22</text:p>
          </table:table-cell>
          <table:table-cell table:formula="of:=([.A977]-[.F$2])^2" office:value-type="float" office:value="214.0369">
            <text:p>214.0369</text:p>
          </table:table-cell>
          <table:table-cell table:formula="of:=([.B977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978]-[.F$2])^2" office:value-type="float" office:value="58.2168999999999">
            <text:p>58.2169</text:p>
          </table:table-cell>
          <table:table-cell table:formula="of:=([.B978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8">
            <text:p>28</text:p>
          </table:table-cell>
          <table:table-cell table:formula="of:=([.A979]-[.F$2])^2" office:value-type="float" office:value="546.1569">
            <text:p>546.1569</text:p>
          </table:table-cell>
          <table:table-cell table:formula="of:=([.B979]-[.G$2])^2" office:value-type="float" office:value="39.5641">
            <text:p>39.5641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([.A980]-[.F$2])^2" office:value-type="float" office:value="236.2369">
            <text:p>236.2369</text:p>
          </table:table-cell>
          <table:table-cell table:formula="of:=([.B980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table:formula="of:=([.A981]-[.F$2])^2" office:value-type="float" office:value="375.1969">
            <text:p>375.1969</text:p>
          </table:table-cell>
          <table:table-cell table:formula="of:=([.B981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0">
            <text:p>20</text:p>
          </table:table-cell>
          <table:table-cell table:formula="of:=([.A982]-[.F$2])^2" office:value-type="float" office:value="1492.2769">
            <text:p>1492.2769</text:p>
          </table:table-cell>
          <table:table-cell table:formula="of:=([.B982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  <table:table-cell table:formula="of:=([.A983]-[.F$2])^2" office:value-type="float" office:value="28.8369">
            <text:p>28.8369</text:p>
          </table:table-cell>
          <table:table-cell table:formula="of:=([.B983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([.A984]-[.F$2])^2" office:value-type="float" office:value="267.9769">
            <text:p>267.9769</text:p>
          </table:table-cell>
          <table:table-cell table:formula="of:=([.B984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table:formula="of:=([.A985]-[.F$2])^2" office:value-type="float" office:value="1047.8169">
            <text:p>1047.8169</text:p>
          </table:table-cell>
          <table:table-cell table:formula="of:=([.B985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formula="of:=([.A986]-[.F$2])^2" office:value-type="float" office:value="1880.9569">
            <text:p>1880.9569</text:p>
          </table:table-cell>
          <table:table-cell table:formula="of:=([.B986]-[.G$2])^2" office:value-type="float" office:value="13.7641">
            <text:p>13.7641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3">
            <text:p>23</text:p>
          </table:table-cell>
          <table:table-cell table:formula="of:=([.A987]-[.F$2])^2" office:value-type="float" office:value="1817.3169">
            <text:p>1817.3169</text:p>
          </table:table-cell>
          <table:table-cell table:formula="of:=([.B987]-[.G$2])^2" office:value-type="float" office:value="1.6641">
            <text:p>1.6641</text:p>
          </table:table-cell>
          <table:table-cell table:number-columns-repeated="6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2">
            <text:p>22</text:p>
          </table:table-cell>
          <table:table-cell table:formula="of:=([.A988]-[.F$2])^2" office:value-type="float" office:value="2082.0969">
            <text:p>2082.0969</text:p>
          </table:table-cell>
          <table:table-cell table:formula="of:=([.B988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table:formula="of:=([.A989]-[.F$2])^2" office:value-type="float" office:value="695.3769">
            <text:p>695.3769</text:p>
          </table:table-cell>
          <table:table-cell table:formula="of:=([.B989]-[.G$2])^2" office:value-type="float" office:value="105.8841">
            <text:p>105.88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5">
            <text:p>25</text:p>
          </table:table-cell>
          <table:table-cell table:formula="of:=([.A990]-[.F$2])^2" office:value-type="float" office:value="31.6968999999999">
            <text:p>31.6969</text:p>
          </table:table-cell>
          <table:table-cell table:formula="of:=([.B990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5">
            <text:p>25</text:p>
          </table:table-cell>
          <table:table-cell table:formula="of:=([.A991]-[.F$2])^2" office:value-type="float" office:value="112.9969">
            <text:p>112.9969</text:p>
          </table:table-cell>
          <table:table-cell table:formula="of:=([.B991]-[.G$2])^2" office:value-type="float" office:value="10.8241">
            <text:p>10.8241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2">
            <text:p>22</text:p>
          </table:table-cell>
          <table:table-cell table:formula="of:=([.A992]-[.F$2])^2" office:value-type="float" office:value="414.9369">
            <text:p>414.9369</text:p>
          </table:table-cell>
          <table:table-cell table:formula="of:=([.B992]-[.G$2])^2" office:value-type="float" office:value="0.0840999999999995">
            <text:p>0.0841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4">
            <text:p>24</text:p>
          </table:table-cell>
          <table:table-cell table:formula="of:=([.A993]-[.F$2])^2" office:value-type="float" office:value="467.8569">
            <text:p>467.8569</text:p>
          </table:table-cell>
          <table:table-cell table:formula="of:=([.B993]-[.G$2])^2" office:value-type="float" office:value="5.2441">
            <text:p>5.2441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table:formula="of:=([.A994]-[.F$2])^2" office:value-type="float" office:value="70.0569000000001">
            <text:p>70.0569</text:p>
          </table:table-cell>
          <table:table-cell table:formula="of:=([.B994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table:formula="of:=([.A995]-[.F$2])^2" office:value-type="float" office:value="31.6968999999999">
            <text:p>31.6969</text:p>
          </table:table-cell>
          <table:table-cell table:formula="of:=([.B995]-[.G$2])^2" office:value-type="float" office:value="2.9241">
            <text:p>2.92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([.A996]-[.F$2])^2" office:value-type="float" office:value="749.1169">
            <text:p>749.1169</text:p>
          </table:table-cell>
          <table:table-cell table:formula="of:=([.B996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formula="of:=([.A997]-[.F$2])^2" office:value-type="float" office:value="546.1569">
            <text:p>546.1569</text:p>
          </table:table-cell>
          <table:table-cell table:formula="of:=([.B997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7">
            <text:p>37</text:p>
          </table:table-cell>
          <table:table-cell table:formula="of:=([.A998]-[.F$2])^2" office:value-type="float" office:value="82731.0169">
            <text:p>82731.0169</text:p>
          </table:table-cell>
          <table:table-cell table:formula="of:=([.B998]-[.G$2])^2" office:value-type="float" office:value="233.7841">
            <text:p>233.7841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999]-[.F$2])^2" office:value-type="float" office:value="1.87690000000001">
            <text:p>1.8769</text:p>
          </table:table-cell>
          <table:table-cell table:formula="of:=([.B999]-[.G$2])^2" office:value-type="float" office:value="7.3441">
            <text:p>7.344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3">
            <text:p>23</text:p>
          </table:table-cell>
          <table:table-cell table:formula="of:=([.A1000]-[.F$2])^2" office:value-type="float" office:value="0.136900000000003">
            <text:p>0.1369</text:p>
          </table:table-cell>
          <table:table-cell table:formula="of:=([.B1000]-[.G$2])^2" office:value-type="float" office:value="1.6641">
            <text:p>1.664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3:40</dc:date>
    <meta:document-statistic meta:table-count="1" meta:cell-count="4004" meta:object-count="0"/>
    <meta:generator>LibreOffice/3.4$Linux LibreOffice_project/340m1$Build-1206</meta:generator>
  </office:meta>
</office:document-meta>
</file>